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b148ce" officeooo:paragraph-rsid="02b148ce"/>
    </style:style>
    <style:style style:name="P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b148ce" officeooo:paragraph-rsid="02b3bd96"/>
    </style:style>
    <style:style style:name="P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b148ce" officeooo:paragraph-rsid="031ead22"/>
    </style:style>
    <style:style style:name="P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b3bd96" officeooo:paragraph-rsid="02b3bd96"/>
    </style:style>
    <style:style style:name="P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9f8ca" officeooo:paragraph-rsid="02cf5cbf"/>
    </style:style>
    <style:style style:name="P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9f8ca" officeooo:paragraph-rsid="0039f8ca"/>
    </style:style>
    <style:style style:name="P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2b43d06"/>
    </style:style>
    <style:style style:name="P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2b3bd96"/>
    </style:style>
    <style:style style:name="P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2b1e4df"/>
    </style:style>
    <style:style style:name="P1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2b148ce"/>
    </style:style>
    <style:style style:name="P1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f72cb5"/>
    </style:style>
    <style:style style:name="P1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2732de1"/>
    </style:style>
    <style:style style:name="P1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32c9cfe"/>
    </style:style>
    <style:style style:name="P1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3f04b5"/>
    </style:style>
    <style:style style:name="P1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3fbfd3"/>
    </style:style>
    <style:style style:name="P1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66ec43"/>
    </style:style>
    <style:style style:name="P1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71eec1"/>
    </style:style>
    <style:style style:name="P1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5761a9"/>
    </style:style>
    <style:style style:name="P1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5c7971"/>
    </style:style>
    <style:style style:name="P2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66e242"/>
    </style:style>
    <style:style style:name="P2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703acb"/>
    </style:style>
    <style:style style:name="P2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36d4d45"/>
    </style:style>
    <style:style style:name="P2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77cfec"/>
    </style:style>
    <style:style style:name="P2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81ce5e"/>
    </style:style>
    <style:style style:name="P2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8687a6"/>
    </style:style>
    <style:style style:name="P2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26c7357"/>
    </style:style>
    <style:style style:name="P2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892a0a"/>
    </style:style>
    <style:style style:name="P2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0e876cf"/>
    </style:style>
    <style:style style:name="P2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31ead22"/>
    </style:style>
    <style:style style:name="P3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2b3eb68"/>
    </style:style>
    <style:style style:name="P3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39a1a2f"/>
    </style:style>
    <style:style style:name="P3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paragraph-rsid="03995ed6"/>
    </style:style>
    <style:style style:name="P3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8896c7" officeooo:paragraph-rsid="026c7357"/>
    </style:style>
    <style:style style:name="P34"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paragraph-properties>
      <style:text-properties officeooo:rsid="02d63853" officeooo:paragraph-rsid="02d63853"/>
    </style:style>
    <style:style style:name="P3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912594" officeooo:paragraph-rsid="02912594"/>
    </style:style>
    <style:style style:name="P3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d8f7e5" officeooo:paragraph-rsid="02d8f7e5"/>
    </style:style>
    <style:style style:name="P3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da1264" officeooo:paragraph-rsid="02da1264"/>
    </style:style>
    <style:style style:name="P3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92ff72" officeooo:paragraph-rsid="0292ff72"/>
    </style:style>
    <style:style style:name="P39"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paragraph-properties>
      <style:text-properties officeooo:rsid="0292ff72" officeooo:paragraph-rsid="0292ff72"/>
    </style:style>
    <style:style style:name="P40"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5eb91e" officeooo:rsid="01e38847" officeooo:paragraph-rsid="01e38847"/>
    </style:style>
    <style:style style:name="P41"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20ba7c3" officeooo:paragraph-rsid="020ba7c3"/>
    </style:style>
    <style:style style:name="P42"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20ba7c3" officeooo:paragraph-rsid="0206eceb"/>
    </style:style>
    <style:style style:name="P43"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paragraph-properties>
      <style:text-properties style:use-window-font-color="true" officeooo:rsid="020ba7c3" officeooo:paragraph-rsid="0206eceb"/>
    </style:style>
    <style:style style:name="P44"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3fbfd3" officeooo:paragraph-rsid="003fbfd3"/>
    </style:style>
    <style:style style:name="P45"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32c9cfe" officeooo:paragraph-rsid="032c9cfe"/>
    </style:style>
    <style:style style:name="P46"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4b7a5e" officeooo:paragraph-rsid="004b7a5e"/>
    </style:style>
    <style:style style:name="P47"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32e0bba" officeooo:paragraph-rsid="032e0bba"/>
    </style:style>
    <style:style style:name="P48"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4cdd24" officeooo:paragraph-rsid="004cdd24"/>
    </style:style>
    <style:style style:name="P49"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4d704e" officeooo:paragraph-rsid="004d704e"/>
    </style:style>
    <style:style style:name="P50"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4e94b1" officeooo:paragraph-rsid="004e94b1"/>
    </style:style>
    <style:style style:name="P51"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4f01d4" officeooo:paragraph-rsid="004f01d4"/>
    </style:style>
    <style:style style:name="P52"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4f3615" officeooo:paragraph-rsid="004f3615"/>
    </style:style>
    <style:style style:name="P53"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4f79e8" officeooo:paragraph-rsid="004f79e8"/>
    </style:style>
    <style:style style:name="P54"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4faf0a" officeooo:paragraph-rsid="004faf0a"/>
    </style:style>
    <style:style style:name="P55" style:family="paragraph" style:parent-style-name="Standard">
      <loext:graphic-properties draw:fill="none"/>
      <style:paragraph-properties fo:margin-left="0in" fo:margin-right="0in" fo:text-indent="0.5in" style:auto-text-indent="false" fo:background-color="transparent">
        <style:tab-stops/>
      </style:paragraph-properties>
      <style:text-properties style:use-window-font-color="true" officeooo:rsid="0050c35f" officeooo:paragraph-rsid="0050c35f"/>
    </style:style>
    <style:style style:name="P5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64a3d2" officeooo:paragraph-rsid="0264a3d2"/>
    </style:style>
    <style:style style:name="P5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625e40" officeooo:paragraph-rsid="02625e40"/>
    </style:style>
    <style:style style:name="P5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60c921" officeooo:paragraph-rsid="0260c921"/>
    </style:style>
    <style:style style:name="P5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efa7f" officeooo:paragraph-rsid="025efa7f"/>
    </style:style>
    <style:style style:name="P6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ee048" officeooo:paragraph-rsid="025ee048"/>
    </style:style>
    <style:style style:name="P6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e9ed2" officeooo:paragraph-rsid="025e9ed2"/>
    </style:style>
    <style:style style:name="P6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d8fb1" officeooo:paragraph-rsid="025d8fb1"/>
    </style:style>
    <style:style style:name="P6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cad66" officeooo:paragraph-rsid="025cad66"/>
    </style:style>
    <style:style style:name="P6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b2a37" officeooo:paragraph-rsid="025b2a37"/>
    </style:style>
    <style:style style:name="P6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93aa7" officeooo:paragraph-rsid="02593aa7"/>
    </style:style>
    <style:style style:name="P6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8d4cd" officeooo:paragraph-rsid="0258d4cd"/>
    </style:style>
    <style:style style:name="P6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8cf03" officeooo:paragraph-rsid="0258cf03"/>
    </style:style>
    <style:style style:name="P6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7fa17" officeooo:paragraph-rsid="0257fa17"/>
    </style:style>
    <style:style style:name="P6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50f175" officeooo:paragraph-rsid="0250f175"/>
    </style:style>
    <style:style style:name="P7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4f1610" officeooo:paragraph-rsid="024f1610"/>
    </style:style>
    <style:style style:name="P7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495527" officeooo:paragraph-rsid="02495527"/>
    </style:style>
    <style:style style:name="P7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495527" officeooo:paragraph-rsid="024833bc"/>
    </style:style>
    <style:style style:name="P7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4833bc" officeooo:paragraph-rsid="024833bc"/>
    </style:style>
    <style:style style:name="P7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468f6e" officeooo:paragraph-rsid="02468f6e"/>
    </style:style>
    <style:style style:name="P7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444640" officeooo:paragraph-rsid="02444640"/>
    </style:style>
    <style:style style:name="P7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42d814" officeooo:paragraph-rsid="0242d814"/>
    </style:style>
    <style:style style:name="P7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40afbf" officeooo:paragraph-rsid="0240afbf"/>
    </style:style>
    <style:style style:name="P7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3c5bce" officeooo:paragraph-rsid="023c5bce"/>
    </style:style>
    <style:style style:name="P79"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paragraph-properties>
      <style:text-properties fo:font-weight="bold" officeooo:rsid="023c5bce" officeooo:paragraph-rsid="023c5bce" style:font-weight-asian="bold" style:font-weight-complex="bold"/>
    </style:style>
    <style:style style:name="P8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387c1e" officeooo:paragraph-rsid="02387c1e"/>
    </style:style>
    <style:style style:name="P8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3770e5" officeooo:paragraph-rsid="023770e5"/>
    </style:style>
    <style:style style:name="P8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35bd75" officeooo:paragraph-rsid="0235bd75"/>
    </style:style>
    <style:style style:name="P8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34b68f" officeooo:paragraph-rsid="0234b68f"/>
    </style:style>
    <style:style style:name="P8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3322dd" officeooo:paragraph-rsid="023322dd"/>
    </style:style>
    <style:style style:name="P8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32658a" officeooo:paragraph-rsid="0232658a"/>
    </style:style>
    <style:style style:name="P8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30fc58" officeooo:paragraph-rsid="0230fc58"/>
    </style:style>
    <style:style style:name="P8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2fd7b3" officeooo:paragraph-rsid="022fd7b3"/>
    </style:style>
    <style:style style:name="P8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2abd6f" officeooo:paragraph-rsid="022abd6f"/>
    </style:style>
    <style:style style:name="P8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27953e" officeooo:paragraph-rsid="0227953e"/>
    </style:style>
    <style:style style:name="P9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25a061" officeooo:paragraph-rsid="0225a061"/>
    </style:style>
    <style:style style:name="P9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1b9dfb" officeooo:paragraph-rsid="021b9dfb"/>
    </style:style>
    <style:style style:name="P92"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paragraph-properties>
      <style:text-properties officeooo:rsid="021b9dfb" officeooo:paragraph-rsid="021b9dfb"/>
    </style:style>
    <style:style style:name="P9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18e222" officeooo:paragraph-rsid="0218e222"/>
    </style:style>
    <style:style style:name="P9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18a284" officeooo:paragraph-rsid="0218a284"/>
    </style:style>
    <style:style style:name="P9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0ffd6c" officeooo:paragraph-rsid="020ffd6c"/>
    </style:style>
    <style:style style:name="P9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0c5e10" officeooo:paragraph-rsid="020c5e10"/>
    </style:style>
    <style:style style:name="P9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0ba7c3" officeooo:paragraph-rsid="020ba7c3"/>
    </style:style>
    <style:style style:name="P98" style:family="paragraph" style:parent-style-name="Standard">
      <loext:graphic-properties draw:fill="none"/>
      <style:paragraph-properties fo:margin-left="0in" fo:margin-right="0in" fo:text-indent="0.5in" style:auto-text-indent="false" fo:background-color="transparent">
        <style:tab-stops>
          <style:tab-stop style:position="2.3102in"/>
        </style:tab-stops>
      </style:paragraph-properties>
      <style:text-properties officeooo:rsid="02b43d06" officeooo:paragraph-rsid="02b43d06"/>
    </style:style>
    <style:style style:name="P9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0899bd" officeooo:paragraph-rsid="020899bd"/>
    </style:style>
    <style:style style:name="P10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06eceb" officeooo:paragraph-rsid="0206eceb"/>
    </style:style>
    <style:style style:name="P10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06eceb" officeooo:paragraph-rsid="031ea1aa"/>
    </style:style>
    <style:style style:name="P10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06eceb" officeooo:paragraph-rsid="031ead22"/>
    </style:style>
    <style:style style:name="P10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050a73" officeooo:paragraph-rsid="02050a73"/>
    </style:style>
    <style:style style:name="P10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011583" officeooo:paragraph-rsid="02011583"/>
    </style:style>
    <style:style style:name="P10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ff64c0" officeooo:paragraph-rsid="01ff64c0"/>
    </style:style>
    <style:style style:name="P10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fe247f" officeooo:paragraph-rsid="01fe247f"/>
    </style:style>
    <style:style style:name="P10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fd7456" officeooo:paragraph-rsid="01fd7456"/>
    </style:style>
    <style:style style:name="P10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f69613" officeooo:paragraph-rsid="01f69613"/>
    </style:style>
    <style:style style:name="P10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f56d46" officeooo:paragraph-rsid="01f56d46"/>
    </style:style>
    <style:style style:name="P11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f4222e" officeooo:paragraph-rsid="01f4222e"/>
    </style:style>
    <style:style style:name="P11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f363b1" officeooo:paragraph-rsid="01f363b1"/>
    </style:style>
    <style:style style:name="P11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f348c1" officeooo:paragraph-rsid="01f348c1"/>
    </style:style>
    <style:style style:name="P11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f05670" officeooo:paragraph-rsid="01f05670"/>
    </style:style>
    <style:style style:name="P11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de149f" officeooo:paragraph-rsid="01de149f"/>
    </style:style>
    <style:style style:name="P11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ddbda9" officeooo:paragraph-rsid="01ddbda9"/>
    </style:style>
    <style:style style:name="P11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dd33ed" officeooo:paragraph-rsid="01dd33ed"/>
    </style:style>
    <style:style style:name="P11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dcda2f" officeooo:paragraph-rsid="01dcda2f"/>
    </style:style>
    <style:style style:name="P11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cab714" officeooo:paragraph-rsid="01cab714"/>
    </style:style>
    <style:style style:name="P11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cd9b1f" officeooo:paragraph-rsid="01cd9b1f"/>
    </style:style>
    <style:style style:name="P12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c522b9" officeooo:paragraph-rsid="01c522b9"/>
    </style:style>
    <style:style style:name="P12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c3ae5c" officeooo:paragraph-rsid="01c3ae5c"/>
    </style:style>
    <style:style style:name="P12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c31d4f" officeooo:paragraph-rsid="01c31d4f"/>
    </style:style>
    <style:style style:name="P12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c2bfbf" officeooo:paragraph-rsid="01c2bfbf"/>
    </style:style>
    <style:style style:name="P12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c2bfbf" officeooo:paragraph-rsid="01c22a71"/>
    </style:style>
    <style:style style:name="P12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d9c2bf" officeooo:paragraph-rsid="01d9c2bf"/>
    </style:style>
    <style:style style:name="P12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c22a71" officeooo:paragraph-rsid="01c22a71"/>
    </style:style>
    <style:style style:name="P12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c0b924" officeooo:paragraph-rsid="01c0b924"/>
    </style:style>
    <style:style style:name="P12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bec0b6" officeooo:paragraph-rsid="01bec0b6"/>
    </style:style>
    <style:style style:name="P12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bd1b92" officeooo:paragraph-rsid="01bd1b92"/>
    </style:style>
    <style:style style:name="P13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bb925f" officeooo:paragraph-rsid="01bb925f"/>
    </style:style>
    <style:style style:name="P13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bb1a2f" officeooo:paragraph-rsid="01bb1a2f"/>
    </style:style>
    <style:style style:name="P13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b8ec33" officeooo:paragraph-rsid="01b8ec33"/>
    </style:style>
    <style:style style:name="P13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b4cc55" officeooo:paragraph-rsid="01b4cc55"/>
    </style:style>
    <style:style style:name="P13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b34fce" officeooo:paragraph-rsid="01b34fce"/>
    </style:style>
    <style:style style:name="P13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af9471" officeooo:paragraph-rsid="01af9471"/>
    </style:style>
    <style:style style:name="P13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adb3af" officeooo:paragraph-rsid="01adb3af"/>
    </style:style>
    <style:style style:name="P137"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paragraph-properties>
      <style:text-properties officeooo:rsid="01adb3af" officeooo:paragraph-rsid="01adb3af"/>
    </style:style>
    <style:style style:name="P13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a286b0" officeooo:paragraph-rsid="01a89b54"/>
    </style:style>
    <style:style style:name="P13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9ce643" officeooo:paragraph-rsid="01a89b54"/>
    </style:style>
    <style:style style:name="P14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99a494" officeooo:paragraph-rsid="01a46168"/>
    </style:style>
    <style:style style:name="P14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96d010" officeooo:paragraph-rsid="01a46168"/>
    </style:style>
    <style:style style:name="P14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91e922" officeooo:paragraph-rsid="0191e922"/>
    </style:style>
    <style:style style:name="P14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73eeff" officeooo:paragraph-rsid="0173eeff"/>
    </style:style>
    <style:style style:name="P14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7152d9" officeooo:paragraph-rsid="017152d9"/>
    </style:style>
    <style:style style:name="P14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6c0a61" officeooo:paragraph-rsid="016c0a61"/>
    </style:style>
    <style:style style:name="P14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6a3bb3" officeooo:paragraph-rsid="016a3bb3"/>
    </style:style>
    <style:style style:name="P14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695b0c" officeooo:paragraph-rsid="01695b0c"/>
    </style:style>
    <style:style style:name="P14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5a16bb" officeooo:paragraph-rsid="015a16bb"/>
    </style:style>
    <style:style style:name="P14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629519" officeooo:paragraph-rsid="01629519"/>
    </style:style>
    <style:style style:name="P15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629519" officeooo:paragraph-rsid="02e5fb6b"/>
    </style:style>
    <style:style style:name="P15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5e6fc1" officeooo:paragraph-rsid="015e6fc1"/>
    </style:style>
    <style:style style:name="P15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5e6fc1" officeooo:paragraph-rsid="01629519"/>
    </style:style>
    <style:style style:name="P15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5c7583" officeooo:paragraph-rsid="015c7583"/>
    </style:style>
    <style:style style:name="P15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58ffa2" officeooo:paragraph-rsid="0158ffa2"/>
    </style:style>
    <style:style style:name="P15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58ffa2" officeooo:paragraph-rsid="01776605"/>
    </style:style>
    <style:style style:name="P15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58ffa2" officeooo:paragraph-rsid="017c4bf3"/>
    </style:style>
    <style:style style:name="P15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776605" officeooo:paragraph-rsid="017c4bf3"/>
    </style:style>
    <style:style style:name="P15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5048fa" officeooo:paragraph-rsid="0153def8"/>
    </style:style>
    <style:style style:name="P15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5048fa" officeooo:paragraph-rsid="015048fa"/>
    </style:style>
    <style:style style:name="P16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4c1391" officeooo:paragraph-rsid="014c1391"/>
    </style:style>
    <style:style style:name="P16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4ad2ff" officeooo:paragraph-rsid="014ad2ff"/>
    </style:style>
    <style:style style:name="P16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45bd57" officeooo:paragraph-rsid="0145bd57"/>
    </style:style>
    <style:style style:name="P16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44ab46" officeooo:paragraph-rsid="0144ab46"/>
    </style:style>
    <style:style style:name="P16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43e1cd" officeooo:paragraph-rsid="0143e1cd"/>
    </style:style>
    <style:style style:name="P16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37cc79" officeooo:paragraph-rsid="0137cc79"/>
    </style:style>
    <style:style style:name="P16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35dae6" officeooo:paragraph-rsid="0135dae6"/>
    </style:style>
    <style:style style:name="P16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34eae8" officeooo:paragraph-rsid="0134eae8"/>
    </style:style>
    <style:style style:name="P16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3333bd" officeooo:paragraph-rsid="013333bd"/>
    </style:style>
    <style:style style:name="P16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f6760" officeooo:paragraph-rsid="012f6760"/>
    </style:style>
    <style:style style:name="P17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31888c" officeooo:paragraph-rsid="0131888c"/>
    </style:style>
    <style:style style:name="P17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3073a2" officeooo:paragraph-rsid="013073a2"/>
    </style:style>
    <style:style style:name="P17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42bdb9" officeooo:paragraph-rsid="0142bdb9"/>
    </style:style>
    <style:style style:name="P17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eeaab" officeooo:paragraph-rsid="012eeaab"/>
    </style:style>
    <style:style style:name="P17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ea3e7" officeooo:paragraph-rsid="012ea3e7"/>
    </style:style>
    <style:style style:name="P17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e6e8c" officeooo:paragraph-rsid="012e6e8c"/>
    </style:style>
    <style:style style:name="P17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d90fa" officeooo:paragraph-rsid="012d90fa"/>
    </style:style>
    <style:style style:name="P17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c5ab8" officeooo:paragraph-rsid="012c5ab8"/>
    </style:style>
    <style:style style:name="P17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7d105" officeooo:paragraph-rsid="0127d105"/>
    </style:style>
    <style:style style:name="P17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6bbd8" officeooo:paragraph-rsid="0126bbd8"/>
    </style:style>
    <style:style style:name="P18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5193d" officeooo:paragraph-rsid="0125193d"/>
    </style:style>
    <style:style style:name="P18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2052be" officeooo:paragraph-rsid="012052be"/>
    </style:style>
    <style:style style:name="P18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1d38d4" officeooo:paragraph-rsid="011d38d4"/>
    </style:style>
    <style:style style:name="P18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1490bc" officeooo:paragraph-rsid="011490bc"/>
    </style:style>
    <style:style style:name="P18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101e63" officeooo:paragraph-rsid="01101e63"/>
    </style:style>
    <style:style style:name="P18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f1ea8" officeooo:paragraph-rsid="010f1ea8"/>
    </style:style>
    <style:style style:name="P18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dfab6" officeooo:paragraph-rsid="010dfab6"/>
    </style:style>
    <style:style style:name="P18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d5f48" officeooo:paragraph-rsid="010d5f48"/>
    </style:style>
    <style:style style:name="P18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b93f7" officeooo:paragraph-rsid="010b93f7"/>
    </style:style>
    <style:style style:name="P18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9ca11" officeooo:paragraph-rsid="0109ca11"/>
    </style:style>
    <style:style style:name="P19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63bfd" officeooo:paragraph-rsid="01063bfd"/>
    </style:style>
    <style:style style:name="P19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4acb3" officeooo:paragraph-rsid="0104acb3"/>
    </style:style>
    <style:style style:name="P19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401b7" officeooo:paragraph-rsid="010401b7"/>
    </style:style>
    <style:style style:name="P19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385ac" officeooo:paragraph-rsid="010385ac"/>
    </style:style>
    <style:style style:name="P19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21b83" officeooo:paragraph-rsid="010385ac"/>
    </style:style>
    <style:style style:name="P19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21b83" officeooo:paragraph-rsid="01021b83"/>
    </style:style>
    <style:style style:name="P19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f72cb5" officeooo:paragraph-rsid="00f72cb5"/>
    </style:style>
    <style:style style:name="P19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f72cb5" officeooo:paragraph-rsid="0387536f"/>
    </style:style>
    <style:style style:name="P19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10098ed" officeooo:paragraph-rsid="010098ed"/>
    </style:style>
    <style:style style:name="P19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fe6c37" officeooo:paragraph-rsid="00fe6c37"/>
    </style:style>
    <style:style style:name="P20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f6b587" officeooo:paragraph-rsid="00f6b587"/>
    </style:style>
    <style:style style:name="P20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f11a88" officeooo:paragraph-rsid="00f11a88"/>
    </style:style>
    <style:style style:name="P20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f11a88" officeooo:paragraph-rsid="0385f083"/>
    </style:style>
    <style:style style:name="P20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fd592" officeooo:paragraph-rsid="00efd592"/>
    </style:style>
    <style:style style:name="P20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fd592" officeooo:paragraph-rsid="0385b623"/>
    </style:style>
    <style:style style:name="P20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057cb" officeooo:paragraph-rsid="00e057cb"/>
    </style:style>
    <style:style style:name="P20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c3261" officeooo:paragraph-rsid="00ec3261"/>
    </style:style>
    <style:style style:name="P20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a382f" officeooo:paragraph-rsid="00ea382f"/>
    </style:style>
    <style:style style:name="P20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a382f" officeooo:paragraph-rsid="0384c7bc"/>
    </style:style>
    <style:style style:name="P20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9fe00" officeooo:paragraph-rsid="00e9fe00"/>
    </style:style>
    <style:style style:name="P21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876cf" officeooo:paragraph-rsid="00e876cf"/>
    </style:style>
    <style:style style:name="P21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7f92f" officeooo:paragraph-rsid="00e7f92f"/>
    </style:style>
    <style:style style:name="P21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e25351" officeooo:paragraph-rsid="00e25351"/>
    </style:style>
    <style:style style:name="P21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df37ae" officeooo:paragraph-rsid="00df37ae"/>
    </style:style>
    <style:style style:name="P21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ddaba0" officeooo:paragraph-rsid="00ddaba0"/>
    </style:style>
    <style:style style:name="P21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dbd85e" officeooo:paragraph-rsid="00dbd85e"/>
    </style:style>
    <style:style style:name="P21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dbd85e" officeooo:paragraph-rsid="02e08fba"/>
    </style:style>
    <style:style style:name="P21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db2f6a" officeooo:paragraph-rsid="00db2f6a"/>
    </style:style>
    <style:style style:name="P21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d22496" officeooo:paragraph-rsid="00d22496"/>
    </style:style>
    <style:style style:name="P21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c627ac" officeooo:paragraph-rsid="00ccbe22"/>
    </style:style>
    <style:style style:name="P22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c627ac" officeooo:paragraph-rsid="00c627ac"/>
    </style:style>
    <style:style style:name="P22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c5b57e" officeooo:paragraph-rsid="00c5b57e"/>
    </style:style>
    <style:style style:name="P22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c26d6b" officeooo:paragraph-rsid="00c26d6b"/>
    </style:style>
    <style:style style:name="P22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bf7d92" officeooo:paragraph-rsid="00bf7d92"/>
    </style:style>
    <style:style style:name="P22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bf5dae" officeooo:paragraph-rsid="00bf5dae"/>
    </style:style>
    <style:style style:name="P22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892a0a" officeooo:paragraph-rsid="00892a0a"/>
    </style:style>
    <style:style style:name="P22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b6b415" officeooo:paragraph-rsid="00b6b415"/>
    </style:style>
    <style:style style:name="P22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b51bd0" officeooo:paragraph-rsid="00b51bd0"/>
    </style:style>
    <style:style style:name="P22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b39521" officeooo:paragraph-rsid="00b39521"/>
    </style:style>
    <style:style style:name="P22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b39521" officeooo:paragraph-rsid="00ccbe22"/>
    </style:style>
    <style:style style:name="P23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b0cbab" officeooo:paragraph-rsid="00b0cbab"/>
    </style:style>
    <style:style style:name="P23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8d0cd1" officeooo:paragraph-rsid="008d0cd1"/>
    </style:style>
    <style:style style:name="P23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8f507f" officeooo:paragraph-rsid="028f507f"/>
    </style:style>
    <style:style style:name="P23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8d674f" officeooo:paragraph-rsid="028d674f"/>
    </style:style>
    <style:style style:name="P23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8d304d" officeooo:paragraph-rsid="028d304d"/>
    </style:style>
    <style:style style:name="P23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8b0526" officeooo:paragraph-rsid="028b0526"/>
    </style:style>
    <style:style style:name="P23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82fb3d" officeooo:paragraph-rsid="0282fb3d"/>
    </style:style>
    <style:style style:name="P23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804c0c" officeooo:paragraph-rsid="02804c0c"/>
    </style:style>
    <style:style style:name="P23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7dee23" officeooo:paragraph-rsid="027dee23"/>
    </style:style>
    <style:style style:name="P23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7d4fd2" officeooo:paragraph-rsid="027d4fd2"/>
    </style:style>
    <style:style style:name="P24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768edc" officeooo:paragraph-rsid="02768edc"/>
    </style:style>
    <style:style style:name="P24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a03997" officeooo:paragraph-rsid="02a03997"/>
    </style:style>
    <style:style style:name="P24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73e735" officeooo:paragraph-rsid="0273e735"/>
    </style:style>
    <style:style style:name="P24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6c7357" officeooo:paragraph-rsid="026c7357"/>
    </style:style>
    <style:style style:name="P24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8687a6" officeooo:paragraph-rsid="008687a6"/>
    </style:style>
    <style:style style:name="P24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81ce5e" officeooo:paragraph-rsid="0081ce5e"/>
    </style:style>
    <style:style style:name="P24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80451e" officeooo:paragraph-rsid="0080451e"/>
    </style:style>
    <style:style style:name="P24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7fc612" officeooo:paragraph-rsid="007fc612"/>
    </style:style>
    <style:style style:name="P24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7cac53" officeooo:paragraph-rsid="007cac53"/>
    </style:style>
    <style:style style:name="P24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7bcbec" officeooo:paragraph-rsid="007bcbec"/>
    </style:style>
    <style:style style:name="P25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7a8508" officeooo:paragraph-rsid="007a8508"/>
    </style:style>
    <style:style style:name="P25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7927f2" officeooo:paragraph-rsid="007a8508"/>
    </style:style>
    <style:style style:name="P25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7927f2" officeooo:paragraph-rsid="007927f2"/>
    </style:style>
    <style:style style:name="P25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703acb" officeooo:paragraph-rsid="00703acb"/>
    </style:style>
    <style:style style:name="P25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6f57f5" officeooo:paragraph-rsid="006f57f5"/>
    </style:style>
    <style:style style:name="P25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6bfe38" officeooo:paragraph-rsid="006bfe38"/>
    </style:style>
    <style:style style:name="P25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68ec3c" officeooo:paragraph-rsid="0068ec3c"/>
    </style:style>
    <style:style style:name="P25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66ec43" officeooo:paragraph-rsid="0066ec43"/>
    </style:style>
    <style:style style:name="P25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66ec43" officeooo:paragraph-rsid="02fc668f"/>
    </style:style>
    <style:style style:name="P25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66ec43" officeooo:paragraph-rsid="03690615"/>
    </style:style>
    <style:style style:name="P26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66e242" officeooo:paragraph-rsid="0066e242"/>
    </style:style>
    <style:style style:name="P26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65e14d" officeooo:paragraph-rsid="0065e14d"/>
    </style:style>
    <style:style style:name="P26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5feb6f" officeooo:paragraph-rsid="005feb6f"/>
    </style:style>
    <style:style style:name="P26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5d1c90" officeooo:paragraph-rsid="005d1c90"/>
    </style:style>
    <style:style style:name="P26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5c7971" officeooo:paragraph-rsid="005c7971"/>
    </style:style>
    <style:style style:name="P26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5c5d93" officeooo:paragraph-rsid="005c5d93"/>
    </style:style>
    <style:style style:name="P26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550e34" officeooo:paragraph-rsid="005761a9"/>
    </style:style>
    <style:style style:name="P26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50c35f" officeooo:paragraph-rsid="0050c35f"/>
    </style:style>
    <style:style style:name="P26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f04b5" officeooo:paragraph-rsid="003f04b5"/>
    </style:style>
    <style:style style:name="P26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d79e2" officeooo:paragraph-rsid="003d79e2"/>
    </style:style>
    <style:style style:name="P27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c6819" officeooo:paragraph-rsid="003c6819"/>
    </style:style>
    <style:style style:name="P27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c6819" officeooo:paragraph-rsid="0039f8ca"/>
    </style:style>
    <style:style style:name="P27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bdc14" officeooo:paragraph-rsid="003bdc14"/>
    </style:style>
    <style:style style:name="P27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48119" officeooo:paragraph-rsid="00348119"/>
    </style:style>
    <style:style style:name="P27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425d6" officeooo:paragraph-rsid="003425d6"/>
    </style:style>
    <style:style style:name="P27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203e3" officeooo:paragraph-rsid="0033039c"/>
    </style:style>
    <style:style style:name="P27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3203e3" officeooo:paragraph-rsid="003203e3"/>
    </style:style>
    <style:style style:name="P27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2d5e16" officeooo:paragraph-rsid="002d5e16"/>
    </style:style>
    <style:style style:name="P27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283189" officeooo:paragraph-rsid="00283189"/>
    </style:style>
    <style:style style:name="P27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276c9a" officeooo:paragraph-rsid="00276c9a"/>
    </style:style>
    <style:style style:name="P28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250081" officeooo:paragraph-rsid="00250081"/>
    </style:style>
    <style:style style:name="P28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250081" officeooo:paragraph-rsid="0030da47"/>
    </style:style>
    <style:style style:name="P28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21ab7f" officeooo:paragraph-rsid="0021ab7f"/>
    </style:style>
    <style:style style:name="P28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21ab7f" officeooo:paragraph-rsid="00409b31"/>
    </style:style>
    <style:style style:name="P28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21ab7f" officeooo:paragraph-rsid="001e4780"/>
    </style:style>
    <style:style style:name="P285" style:family="paragraph" style:parent-style-name="Standard">
      <loext:graphic-properties draw:fill="none"/>
      <style:paragraph-properties fo:margin-left="0in" fo:margin-right="0in" fo:text-align="center" style:justify-single-word="false" fo:text-indent="0.5in" style:auto-text-indent="false" fo:background-color="transparent">
        <style:tab-stops/>
      </style:paragraph-properties>
      <style:text-properties officeooo:rsid="02e43670" officeooo:paragraph-rsid="02e43670"/>
    </style:style>
    <style:style style:name="P28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e75710" officeooo:paragraph-rsid="02e75710"/>
    </style:style>
    <style:style style:name="P28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e8d33f" officeooo:paragraph-rsid="02e8d33f"/>
    </style:style>
    <style:style style:name="P28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ea5b2f" officeooo:paragraph-rsid="02ea5b2f"/>
    </style:style>
    <style:style style:name="P28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ec0746" officeooo:paragraph-rsid="02ec0746"/>
    </style:style>
    <style:style style:name="P290"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ed329f" officeooo:paragraph-rsid="02ed329f"/>
    </style:style>
    <style:style style:name="P291"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eef9bc" officeooo:paragraph-rsid="02ed329f"/>
    </style:style>
    <style:style style:name="P29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eef9bc" officeooo:paragraph-rsid="02eef9bc"/>
    </style:style>
    <style:style style:name="P29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f03cb9" officeooo:paragraph-rsid="02f03cb9"/>
    </style:style>
    <style:style style:name="P29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f9d9bc" officeooo:paragraph-rsid="02f9d9bc"/>
    </style:style>
    <style:style style:name="P29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564079" officeooo:paragraph-rsid="02fc46b3"/>
    </style:style>
    <style:style style:name="P29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fc668f" officeooo:paragraph-rsid="02fc668f"/>
    </style:style>
    <style:style style:name="P29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1ead22" officeooo:paragraph-rsid="031ead22"/>
    </style:style>
    <style:style style:name="P29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5761a9" officeooo:paragraph-rsid="02fc46b3"/>
    </style:style>
    <style:style style:name="P29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b1e4df" officeooo:paragraph-rsid="02b1e4df"/>
    </style:style>
    <style:style style:name="P300"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81d41a" officeooo:rsid="0347508d" officeooo:paragraph-rsid="0347508d"/>
    </style:style>
    <style:style style:name="P301"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81d41a" officeooo:rsid="034a5e80" officeooo:paragraph-rsid="034a5e80"/>
    </style:style>
    <style:style style:name="P30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690615" officeooo:paragraph-rsid="03690615"/>
    </style:style>
    <style:style style:name="P303"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7e59da" officeooo:paragraph-rsid="007cac53"/>
    </style:style>
    <style:style style:name="P30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799eff" officeooo:paragraph-rsid="03799eff"/>
    </style:style>
    <style:style style:name="P30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995ed6" officeooo:paragraph-rsid="03995ed6"/>
    </style:style>
    <style:style style:name="P30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9dedda" officeooo:paragraph-rsid="039dedda"/>
    </style:style>
    <style:style style:name="P30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9f2989" officeooo:paragraph-rsid="039f2989"/>
    </style:style>
    <style:style style:name="P308"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c9211e" officeooo:rsid="03a48e3c" officeooo:paragraph-rsid="03a48e3c"/>
    </style:style>
    <style:style style:name="P309"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c9211e" officeooo:rsid="03a4d3bb" officeooo:paragraph-rsid="03a4d3bb"/>
    </style:style>
    <style:style style:name="P310"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c9211e" officeooo:rsid="03a70449" officeooo:paragraph-rsid="03a70449"/>
    </style:style>
    <style:style style:name="P311"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c9211e" officeooo:rsid="028468a8" officeooo:paragraph-rsid="03a810bc"/>
    </style:style>
    <style:style style:name="P312"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c9211e" officeooo:rsid="028468a8" officeooo:paragraph-rsid="028468a8"/>
    </style:style>
    <style:style style:name="P313"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c9211e" officeooo:rsid="028b0526" officeooo:paragraph-rsid="028b0526"/>
    </style:style>
    <style:style style:name="P314"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28468a8" officeooo:paragraph-rsid="03a810bc"/>
    </style:style>
    <style:style style:name="P315"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a810bc" officeooo:paragraph-rsid="03a810bc"/>
    </style:style>
    <style:style style:name="P316"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aab10a" officeooo:paragraph-rsid="03aab10a"/>
    </style:style>
    <style:style style:name="P317"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abc474" officeooo:paragraph-rsid="03abc474"/>
    </style:style>
    <style:style style:name="P318"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ad3204" officeooo:paragraph-rsid="03ad3204"/>
    </style:style>
    <style:style style:name="P319"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3b160d8" officeooo:paragraph-rsid="03b160d8"/>
    </style:style>
    <style:style style:name="P320" style:family="paragraph" style:parent-style-name="Standard" style:master-page-name="">
      <loext:graphic-properties draw:fill="none"/>
      <style:paragraph-properties fo:margin-left="0in" fo:margin-right="0in" fo:text-indent="0.5in" style:auto-text-indent="false" style:page-number="auto" fo:background-color="transparent">
        <style:tab-stops/>
      </style:paragraph-properties>
      <style:text-properties fo:font-weight="bold" officeooo:rsid="001e4780" officeooo:paragraph-rsid="001e4780" style:font-weight-asian="bold" style:font-weight-complex="bold"/>
    </style:style>
    <style:style style:name="P321" style:family="paragraph" style:parent-style-name="Standard">
      <loext:graphic-properties draw:fill="none"/>
      <style:paragraph-properties fo:margin-left="0in" fo:margin-right="0in" fo:text-indent="0.5in" style:auto-text-indent="false" fo:background-color="transparent" style:writing-mode="lr-tb">
        <style:tab-stops/>
      </style:paragraph-properties>
      <style:text-properties officeooo:rsid="00efd592" officeooo:paragraph-rsid="0385b623"/>
    </style:style>
    <style:style style:name="P322" style:family="paragraph" style:parent-style-name="Standard">
      <loext:graphic-properties draw:fill="none"/>
      <style:paragraph-properties fo:margin-left="0in" fo:margin-right="0in" fo:text-indent="0.5in" style:auto-text-indent="false" fo:background-color="transparent">
        <style:tab-stops/>
      </style:paragraph-properties>
      <style:text-properties officeooo:rsid="00dbd85e" officeooo:paragraph-rsid="00dbd85e"/>
    </style:style>
    <style:style style:name="P323" style:family="paragraph" style:parent-style-name="Standard">
      <loext:graphic-properties draw:fill="none"/>
      <style:paragraph-properties fo:margin-left="0in" fo:margin-right="0in" fo:text-indent="0.5in" style:auto-text-indent="false" fo:background-color="transparent">
        <style:tab-stops/>
      </style:paragraph-properties>
      <style:text-properties fo:color="#c9211e" officeooo:rsid="03b52076" officeooo:paragraph-rsid="03b52076"/>
    </style:style>
    <style:style style:name="T1" style:family="text">
      <style:text-properties officeooo:rsid="00232c5a"/>
    </style:style>
    <style:style style:name="T2" style:family="text">
      <style:text-properties officeooo:rsid="0025bd26"/>
    </style:style>
    <style:style style:name="T3" style:family="text">
      <style:text-properties officeooo:rsid="00283189"/>
    </style:style>
    <style:style style:name="T4" style:family="text">
      <style:text-properties officeooo:rsid="002b8533"/>
    </style:style>
    <style:style style:name="T5" style:family="text">
      <style:text-properties officeooo:rsid="002d5e16"/>
    </style:style>
    <style:style style:name="T6" style:family="text">
      <style:text-properties officeooo:rsid="003203e3"/>
    </style:style>
    <style:style style:name="T7" style:family="text">
      <style:text-properties officeooo:rsid="0033039c"/>
    </style:style>
    <style:style style:name="T8" style:family="text">
      <style:text-properties officeooo:rsid="003425d6"/>
    </style:style>
    <style:style style:name="T9" style:family="text">
      <style:text-properties officeooo:rsid="0034f0e9"/>
    </style:style>
    <style:style style:name="T10" style:family="text">
      <style:text-properties officeooo:rsid="0035b3b1"/>
    </style:style>
    <style:style style:name="T11" style:family="text">
      <style:text-properties officeooo:rsid="003642a6"/>
    </style:style>
    <style:style style:name="T12" style:family="text">
      <style:text-properties officeooo:rsid="0039f8ca"/>
    </style:style>
    <style:style style:name="T13" style:family="text">
      <style:text-properties officeooo:rsid="003bdc14"/>
    </style:style>
    <style:style style:name="T14" style:family="text">
      <style:text-properties officeooo:rsid="003d79e2"/>
    </style:style>
    <style:style style:name="T15" style:family="text">
      <style:text-properties officeooo:rsid="003fbfd3"/>
    </style:style>
    <style:style style:name="T16" style:family="text">
      <style:text-properties officeooo:rsid="003ff3a1"/>
    </style:style>
    <style:style style:name="T17" style:family="text">
      <style:text-properties officeooo:rsid="00409b31"/>
    </style:style>
    <style:style style:name="T18" style:family="text">
      <style:text-properties officeooo:rsid="0041fc2b"/>
    </style:style>
    <style:style style:name="T19" style:family="text">
      <style:text-properties officeooo:rsid="00448d06"/>
    </style:style>
    <style:style style:name="T20" style:family="text">
      <style:text-properties officeooo:rsid="004be89c"/>
    </style:style>
    <style:style style:name="T21" style:family="text">
      <style:text-properties officeooo:rsid="004f79e8"/>
    </style:style>
    <style:style style:name="T22" style:family="text">
      <style:text-properties officeooo:rsid="00528276"/>
    </style:style>
    <style:style style:name="T23" style:family="text">
      <style:text-properties officeooo:rsid="005761a9"/>
    </style:style>
    <style:style style:name="T24" style:family="text">
      <style:text-properties officeooo:rsid="005c7971"/>
    </style:style>
    <style:style style:name="T25" style:family="text">
      <style:text-properties officeooo:rsid="005d1c90"/>
    </style:style>
    <style:style style:name="T26" style:family="text">
      <style:text-properties officeooo:rsid="005e563d"/>
    </style:style>
    <style:style style:name="T27" style:family="text">
      <style:text-properties officeooo:rsid="005feb6f"/>
    </style:style>
    <style:style style:name="T28" style:family="text">
      <style:text-properties officeooo:rsid="0061aff2"/>
    </style:style>
    <style:style style:name="T29" style:family="text">
      <style:text-properties officeooo:rsid="0064a45e"/>
    </style:style>
    <style:style style:name="T30" style:family="text">
      <style:text-properties officeooo:rsid="0066e242"/>
    </style:style>
    <style:style style:name="T31" style:family="text">
      <style:text-properties officeooo:rsid="0066ec43"/>
    </style:style>
    <style:style style:name="T32" style:family="text">
      <style:text-properties officeooo:rsid="006cb610"/>
    </style:style>
    <style:style style:name="T33" style:family="text">
      <style:text-properties officeooo:rsid="0072290a"/>
    </style:style>
    <style:style style:name="T34" style:family="text">
      <style:text-properties officeooo:rsid="0074abb0"/>
    </style:style>
    <style:style style:name="T35" style:family="text">
      <style:text-properties officeooo:rsid="0075e815"/>
    </style:style>
    <style:style style:name="T36" style:family="text">
      <style:text-properties officeooo:rsid="0077a198"/>
    </style:style>
    <style:style style:name="T37" style:family="text">
      <style:text-properties officeooo:rsid="007927f2"/>
    </style:style>
    <style:style style:name="T38" style:family="text">
      <style:text-properties officeooo:rsid="007a8508"/>
    </style:style>
    <style:style style:name="T39" style:family="text">
      <style:text-properties officeooo:rsid="007cac53"/>
    </style:style>
    <style:style style:name="T40" style:family="text">
      <style:text-properties officeooo:rsid="00831e7a"/>
    </style:style>
    <style:style style:name="T41" style:family="text">
      <style:text-properties officeooo:rsid="00840505"/>
    </style:style>
    <style:style style:name="T42" style:family="text">
      <style:text-properties officeooo:rsid="0086925c"/>
    </style:style>
    <style:style style:name="T43" style:family="text">
      <style:text-properties officeooo:rsid="00892a0a"/>
    </style:style>
    <style:style style:name="T44" style:family="text">
      <style:text-properties officeooo:rsid="0089a363"/>
    </style:style>
    <style:style style:name="T45" style:family="text">
      <style:text-properties officeooo:rsid="008b16c9"/>
    </style:style>
    <style:style style:name="T46" style:family="text">
      <style:text-properties officeooo:rsid="00b0cbab"/>
    </style:style>
    <style:style style:name="T47" style:family="text">
      <style:text-properties officeooo:rsid="00b39521"/>
    </style:style>
    <style:style style:name="T48" style:family="text">
      <style:text-properties officeooo:rsid="00b9a718"/>
    </style:style>
    <style:style style:name="T49" style:family="text">
      <style:text-properties officeooo:rsid="00bb766b"/>
    </style:style>
    <style:style style:name="T50" style:family="text">
      <style:text-properties officeooo:rsid="00bd584c"/>
    </style:style>
    <style:style style:name="T51" style:family="text">
      <style:text-properties officeooo:rsid="00bf7d92"/>
    </style:style>
    <style:style style:name="T52" style:family="text">
      <style:text-properties officeooo:rsid="00c1c6c0"/>
    </style:style>
    <style:style style:name="T53" style:family="text">
      <style:text-properties officeooo:rsid="00c26d6b"/>
    </style:style>
    <style:style style:name="T54" style:family="text">
      <style:text-properties officeooo:rsid="00c627ac"/>
    </style:style>
    <style:style style:name="T55" style:family="text">
      <style:text-properties officeooo:rsid="00c69b1c"/>
    </style:style>
    <style:style style:name="T56" style:family="text">
      <style:text-properties officeooo:rsid="00c764fb"/>
    </style:style>
    <style:style style:name="T57" style:family="text">
      <style:text-properties officeooo:rsid="00ca098d"/>
    </style:style>
    <style:style style:name="T58" style:family="text">
      <style:text-properties officeooo:rsid="00ce94ac"/>
    </style:style>
    <style:style style:name="T59" style:family="text">
      <style:text-properties officeooo:rsid="00d0196a"/>
    </style:style>
    <style:style style:name="T60" style:family="text">
      <style:text-properties officeooo:rsid="00d9b636"/>
    </style:style>
    <style:style style:name="T61" style:family="text">
      <style:text-properties officeooo:rsid="00ddaba0"/>
    </style:style>
    <style:style style:name="T62" style:family="text">
      <style:text-properties officeooo:rsid="00df37ae"/>
    </style:style>
    <style:style style:name="T63" style:family="text">
      <style:text-properties officeooo:rsid="00e1799c"/>
    </style:style>
    <style:style style:name="T64" style:family="text">
      <style:text-properties officeooo:rsid="00e25351"/>
    </style:style>
    <style:style style:name="T65" style:family="text">
      <style:text-properties officeooo:rsid="00e3a6df"/>
    </style:style>
    <style:style style:name="T66" style:family="text">
      <style:text-properties officeooo:rsid="00e427a4"/>
    </style:style>
    <style:style style:name="T67" style:family="text">
      <style:text-properties officeooo:rsid="00e6203b"/>
    </style:style>
    <style:style style:name="T68" style:family="text">
      <style:text-properties officeooo:rsid="00e876cf"/>
    </style:style>
    <style:style style:name="T69" style:family="text">
      <style:text-properties officeooo:rsid="00ec297e"/>
    </style:style>
    <style:style style:name="T70" style:family="text">
      <style:text-properties officeooo:rsid="00f11a88"/>
    </style:style>
    <style:style style:name="T71" style:family="text">
      <style:text-properties officeooo:rsid="00f1f30b"/>
    </style:style>
    <style:style style:name="T72" style:family="text">
      <style:text-properties officeooo:rsid="00f4f46b"/>
    </style:style>
    <style:style style:name="T73" style:family="text">
      <style:text-properties officeooo:rsid="00f4fb3f"/>
    </style:style>
    <style:style style:name="T74" style:family="text">
      <style:text-properties officeooo:rsid="00f6d225"/>
    </style:style>
    <style:style style:name="T75" style:family="text">
      <style:text-properties officeooo:rsid="00f72cb5"/>
    </style:style>
    <style:style style:name="T76" style:family="text">
      <style:text-properties officeooo:rsid="00f89895"/>
    </style:style>
    <style:style style:name="T77" style:family="text">
      <style:text-properties officeooo:rsid="00fd22a8"/>
    </style:style>
    <style:style style:name="T78" style:family="text">
      <style:text-properties officeooo:rsid="00fef711"/>
    </style:style>
    <style:style style:name="T79" style:family="text">
      <style:text-properties officeooo:rsid="010401b7"/>
    </style:style>
    <style:style style:name="T80" style:family="text">
      <style:text-properties officeooo:rsid="0104acb3"/>
    </style:style>
    <style:style style:name="T81" style:family="text">
      <style:text-properties officeooo:rsid="01074007"/>
    </style:style>
    <style:style style:name="T82" style:family="text">
      <style:text-properties officeooo:rsid="0107de17"/>
    </style:style>
    <style:style style:name="T83" style:family="text">
      <style:text-properties officeooo:rsid="010d5f48"/>
    </style:style>
    <style:style style:name="T84" style:family="text">
      <style:text-properties officeooo:rsid="010f1ea8"/>
    </style:style>
    <style:style style:name="T85" style:family="text">
      <style:text-properties officeooo:rsid="01101e63"/>
    </style:style>
    <style:style style:name="T86" style:family="text">
      <style:text-properties officeooo:rsid="0110db77"/>
    </style:style>
    <style:style style:name="T87" style:family="text">
      <style:text-properties officeooo:rsid="01131cff"/>
    </style:style>
    <style:style style:name="T88" style:family="text">
      <style:text-properties officeooo:rsid="01162fce"/>
    </style:style>
    <style:style style:name="T89" style:family="text">
      <style:text-properties officeooo:rsid="011f2e1f"/>
    </style:style>
    <style:style style:name="T90" style:family="text">
      <style:text-properties officeooo:rsid="01220fd3"/>
    </style:style>
    <style:style style:name="T91" style:family="text">
      <style:text-properties officeooo:rsid="0122f6f6"/>
    </style:style>
    <style:style style:name="T92" style:family="text">
      <style:text-properties officeooo:rsid="0126b404"/>
    </style:style>
    <style:style style:name="T93" style:family="text">
      <style:text-properties officeooo:rsid="0127d105"/>
    </style:style>
    <style:style style:name="T94" style:family="text">
      <style:text-properties officeooo:rsid="012945f4"/>
    </style:style>
    <style:style style:name="T95" style:family="text">
      <style:text-properties officeooo:rsid="01298824"/>
    </style:style>
    <style:style style:name="T96" style:family="text">
      <style:text-properties officeooo:rsid="012a4bb7"/>
    </style:style>
    <style:style style:name="T97" style:family="text">
      <style:text-properties officeooo:rsid="012e6e8c"/>
    </style:style>
    <style:style style:name="T98" style:family="text">
      <style:text-properties officeooo:rsid="012ea3e7"/>
    </style:style>
    <style:style style:name="T99" style:family="text">
      <style:text-properties officeooo:rsid="012f6760"/>
    </style:style>
    <style:style style:name="T100" style:family="text">
      <style:text-properties officeooo:rsid="013073a2"/>
    </style:style>
    <style:style style:name="T101" style:family="text">
      <style:text-properties officeooo:rsid="013333bd"/>
    </style:style>
    <style:style style:name="T102" style:family="text">
      <style:text-properties officeooo:rsid="01356ae3"/>
    </style:style>
    <style:style style:name="T103" style:family="text">
      <style:text-properties officeooo:rsid="0138142b"/>
    </style:style>
    <style:style style:name="T104" style:family="text">
      <style:text-properties officeooo:rsid="013b4764"/>
    </style:style>
    <style:style style:name="T105" style:family="text">
      <style:text-properties officeooo:rsid="013fcba2"/>
    </style:style>
    <style:style style:name="T106" style:family="text">
      <style:text-properties officeooo:rsid="01405128"/>
    </style:style>
    <style:style style:name="T107" style:family="text">
      <style:text-properties officeooo:rsid="01415119"/>
    </style:style>
    <style:style style:name="T108" style:family="text">
      <style:text-properties officeooo:rsid="014589a5"/>
    </style:style>
    <style:style style:name="T109" style:family="text">
      <style:text-properties officeooo:rsid="0146ce85"/>
    </style:style>
    <style:style style:name="T110" style:family="text">
      <style:text-properties officeooo:rsid="014d5003"/>
    </style:style>
    <style:style style:name="T111" style:family="text">
      <style:text-properties officeooo:rsid="0151e418"/>
    </style:style>
    <style:style style:name="T112" style:family="text">
      <style:text-properties officeooo:rsid="0153def8"/>
    </style:style>
    <style:style style:name="T113" style:family="text">
      <style:text-properties officeooo:rsid="0157d868"/>
    </style:style>
    <style:style style:name="T114" style:family="text">
      <style:text-properties officeooo:rsid="01587c16"/>
    </style:style>
    <style:style style:name="T115" style:family="text">
      <style:text-properties officeooo:rsid="015aac6a"/>
    </style:style>
    <style:style style:name="T116" style:family="text">
      <style:text-properties officeooo:rsid="01644b16"/>
    </style:style>
    <style:style style:name="T117" style:family="text">
      <style:text-properties officeooo:rsid="01695df8"/>
    </style:style>
    <style:style style:name="T118" style:family="text">
      <style:text-properties officeooo:rsid="016dbb65"/>
    </style:style>
    <style:style style:name="T119" style:family="text">
      <style:text-properties officeooo:rsid="016f4974"/>
    </style:style>
    <style:style style:name="T120" style:family="text">
      <style:text-properties officeooo:rsid="0172ea65"/>
    </style:style>
    <style:style style:name="T121" style:family="text">
      <style:text-properties officeooo:rsid="01776605"/>
    </style:style>
    <style:style style:name="T122" style:family="text">
      <style:text-properties officeooo:rsid="017804ad"/>
    </style:style>
    <style:style style:name="T123" style:family="text">
      <style:text-properties officeooo:rsid="01797455"/>
    </style:style>
    <style:style style:name="T124" style:family="text">
      <style:text-properties officeooo:rsid="0196d010"/>
    </style:style>
    <style:style style:name="T125" style:family="text">
      <style:text-properties officeooo:rsid="0199a494"/>
    </style:style>
    <style:style style:name="T126" style:family="text">
      <style:text-properties officeooo:rsid="01a286b0"/>
    </style:style>
    <style:style style:name="T127" style:family="text">
      <style:text-properties officeooo:rsid="01b115da"/>
    </style:style>
    <style:style style:name="T128" style:family="text">
      <style:text-properties officeooo:rsid="01b2cc0f"/>
    </style:style>
    <style:style style:name="T129" style:family="text">
      <style:text-properties officeooo:rsid="01b3bdff"/>
    </style:style>
    <style:style style:name="T130" style:family="text">
      <style:text-properties officeooo:rsid="01b590db"/>
    </style:style>
    <style:style style:name="T131" style:family="text">
      <style:text-properties officeooo:rsid="01c6415a"/>
    </style:style>
    <style:style style:name="T132" style:family="text">
      <style:text-properties officeooo:rsid="01ce5b8d"/>
    </style:style>
    <style:style style:name="T133" style:family="text">
      <style:text-properties officeooo:rsid="01d2a078"/>
    </style:style>
    <style:style style:name="T134" style:family="text">
      <style:text-properties officeooo:rsid="01d4171c"/>
    </style:style>
    <style:style style:name="T135" style:family="text">
      <style:text-properties officeooo:rsid="01d7f29d"/>
    </style:style>
    <style:style style:name="T136" style:family="text">
      <style:text-properties officeooo:rsid="01dbade9"/>
    </style:style>
    <style:style style:name="T137" style:family="text">
      <style:text-properties officeooo:rsid="01dcda2f"/>
    </style:style>
    <style:style style:name="T138" style:family="text">
      <style:text-properties officeooo:rsid="01ddbda9"/>
    </style:style>
    <style:style style:name="T139" style:family="text">
      <style:text-properties officeooo:rsid="01e6a75a"/>
    </style:style>
    <style:style style:name="T140" style:family="text">
      <style:text-properties officeooo:rsid="01ee61c8"/>
    </style:style>
    <style:style style:name="T141" style:family="text">
      <style:text-properties officeooo:rsid="01f06a11"/>
    </style:style>
    <style:style style:name="T142" style:family="text">
      <style:text-properties officeooo:rsid="01f16612"/>
    </style:style>
    <style:style style:name="T143" style:family="text">
      <style:text-properties officeooo:rsid="01f806e2"/>
    </style:style>
    <style:style style:name="T144" style:family="text">
      <style:text-properties officeooo:rsid="01f9c7e2"/>
    </style:style>
    <style:style style:name="T145" style:family="text">
      <style:text-properties officeooo:rsid="01fb3299"/>
    </style:style>
    <style:style style:name="T146" style:family="text">
      <style:text-properties officeooo:rsid="01fe247f"/>
    </style:style>
    <style:style style:name="T147" style:family="text">
      <style:text-properties officeooo:rsid="01ff64c0"/>
    </style:style>
    <style:style style:name="T148" style:family="text">
      <style:text-properties officeooo:rsid="0204cd6c"/>
    </style:style>
    <style:style style:name="T149" style:family="text">
      <style:text-properties officeooo:rsid="02050a73"/>
    </style:style>
    <style:style style:name="T150" style:family="text">
      <style:text-properties officeooo:rsid="020899bd"/>
    </style:style>
    <style:style style:name="T151" style:family="text">
      <style:text-properties officeooo:rsid="021ef45f"/>
    </style:style>
    <style:style style:name="T152" style:family="text">
      <style:text-properties officeooo:rsid="0220465a"/>
    </style:style>
    <style:style style:name="T153" style:family="text">
      <style:text-properties officeooo:rsid="0227b599"/>
    </style:style>
    <style:style style:name="T154" style:family="text">
      <style:text-properties officeooo:rsid="022c66ba"/>
    </style:style>
    <style:style style:name="T155" style:family="text">
      <style:text-properties officeooo:rsid="0230fc58"/>
    </style:style>
    <style:style style:name="T156" style:family="text">
      <style:text-properties officeooo:rsid="023a45ab"/>
    </style:style>
    <style:style style:name="T157" style:family="text">
      <style:text-properties officeooo:rsid="023c5bce"/>
    </style:style>
    <style:style style:name="T158" style:family="text">
      <style:text-properties officeooo:rsid="023e3a34"/>
    </style:style>
    <style:style style:name="T159" style:family="text">
      <style:text-properties officeooo:rsid="023ecebd"/>
    </style:style>
    <style:style style:name="T160" style:family="text">
      <style:text-properties officeooo:rsid="023fcb89"/>
    </style:style>
    <style:style style:name="T161" style:family="text">
      <style:text-properties officeooo:rsid="02419ca1"/>
    </style:style>
    <style:style style:name="T162" style:family="text">
      <style:text-properties officeooo:rsid="0242d814"/>
    </style:style>
    <style:style style:name="T163" style:family="text">
      <style:text-properties officeooo:rsid="02444640"/>
    </style:style>
    <style:style style:name="T164" style:family="text">
      <style:text-properties officeooo:rsid="02495527"/>
    </style:style>
    <style:style style:name="T165" style:family="text">
      <style:text-properties officeooo:rsid="024972b4"/>
    </style:style>
    <style:style style:name="T166" style:family="text">
      <style:text-properties officeooo:rsid="024b435d"/>
    </style:style>
    <style:style style:name="T167" style:family="text">
      <style:text-properties officeooo:rsid="02524ad7"/>
    </style:style>
    <style:style style:name="T168" style:family="text">
      <style:text-properties officeooo:rsid="02532709"/>
    </style:style>
    <style:style style:name="T169" style:family="text">
      <style:text-properties officeooo:rsid="02558c1a"/>
    </style:style>
    <style:style style:name="T170" style:family="text">
      <style:text-properties officeooo:rsid="0257fa17"/>
    </style:style>
    <style:style style:name="T171" style:family="text">
      <style:text-properties officeooo:rsid="0258cf03"/>
    </style:style>
    <style:style style:name="T172" style:family="text">
      <style:text-properties officeooo:rsid="0258d4cd"/>
    </style:style>
    <style:style style:name="T173" style:family="text">
      <style:text-properties officeooo:rsid="02593aa7"/>
    </style:style>
    <style:style style:name="T174" style:family="text">
      <style:text-properties officeooo:rsid="025cad66"/>
    </style:style>
    <style:style style:name="T175" style:family="text">
      <style:text-properties officeooo:rsid="025d8fb1"/>
    </style:style>
    <style:style style:name="T176" style:family="text">
      <style:text-properties officeooo:rsid="025e9ed2"/>
    </style:style>
    <style:style style:name="T177" style:family="text">
      <style:text-properties officeooo:rsid="025ee048"/>
    </style:style>
    <style:style style:name="T178" style:family="text">
      <style:text-properties officeooo:rsid="025efa7f"/>
    </style:style>
    <style:style style:name="T179" style:family="text">
      <style:text-properties officeooo:rsid="026542fd"/>
    </style:style>
    <style:style style:name="T180" style:family="text">
      <style:text-properties officeooo:rsid="0269dac0"/>
    </style:style>
    <style:style style:name="T181" style:family="text">
      <style:text-properties officeooo:rsid="026b3548"/>
    </style:style>
    <style:style style:name="T182" style:family="text">
      <style:text-properties officeooo:rsid="02718adb"/>
    </style:style>
    <style:style style:name="T183" style:family="text">
      <style:text-properties officeooo:rsid="027369da"/>
    </style:style>
    <style:style style:name="T184" style:family="text">
      <style:text-properties officeooo:rsid="0273e735"/>
    </style:style>
    <style:style style:name="T185" style:family="text">
      <style:text-properties officeooo:rsid="0277fec5"/>
    </style:style>
    <style:style style:name="T186" style:family="text">
      <style:text-properties officeooo:rsid="027c2a2e"/>
    </style:style>
    <style:style style:name="T187" style:family="text">
      <style:text-properties officeooo:rsid="027c5d96"/>
    </style:style>
    <style:style style:name="T188" style:family="text">
      <style:text-properties officeooo:rsid="027dee23"/>
    </style:style>
    <style:style style:name="T189" style:family="text">
      <style:text-properties officeooo:rsid="027e9486"/>
    </style:style>
    <style:style style:name="T190" style:family="text">
      <style:text-properties officeooo:rsid="02804c0c"/>
    </style:style>
    <style:style style:name="T191" style:family="text">
      <style:text-properties officeooo:rsid="02822518"/>
    </style:style>
    <style:style style:name="T192" style:family="text">
      <style:text-properties officeooo:rsid="02852efe"/>
    </style:style>
    <style:style style:name="T193" style:family="text">
      <style:text-properties officeooo:rsid="0286443a"/>
    </style:style>
    <style:style style:name="T194" style:family="text">
      <style:text-properties officeooo:rsid="0291041a"/>
    </style:style>
    <style:style style:name="T195" style:family="text">
      <style:text-properties officeooo:rsid="02912594"/>
    </style:style>
    <style:style style:name="T196" style:family="text">
      <style:text-properties officeooo:rsid="02952b0d"/>
    </style:style>
    <style:style style:name="T197" style:family="text">
      <style:text-properties officeooo:rsid="0298a0e6"/>
    </style:style>
    <style:style style:name="T198" style:family="text">
      <style:text-properties officeooo:rsid="029a3060"/>
    </style:style>
    <style:style style:name="T199" style:family="text">
      <style:text-properties officeooo:rsid="02aa0def"/>
    </style:style>
    <style:style style:name="T200" style:family="text">
      <style:text-properties officeooo:rsid="02afe6b9"/>
    </style:style>
    <style:style style:name="T201" style:family="text">
      <style:text-properties officeooo:rsid="02b3bd96"/>
    </style:style>
    <style:style style:name="T202" style:family="text">
      <style:text-properties officeooo:rsid="02b3eb68"/>
    </style:style>
    <style:style style:name="T203" style:family="text">
      <style:text-properties officeooo:rsid="02b451a7"/>
    </style:style>
    <style:style style:name="T204" style:family="text">
      <style:text-properties officeooo:rsid="02b64872"/>
    </style:style>
    <style:style style:name="T205" style:family="text">
      <style:text-properties style:use-window-font-color="true" officeooo:rsid="02b64872"/>
    </style:style>
    <style:style style:name="T206" style:family="text">
      <style:text-properties style:use-window-font-color="true" officeooo:rsid="032c9cfe"/>
    </style:style>
    <style:style style:name="T207" style:family="text">
      <style:text-properties style:use-window-font-color="true" officeooo:rsid="032e0bba"/>
    </style:style>
    <style:style style:name="T208" style:family="text">
      <style:text-properties style:use-window-font-color="true" officeooo:rsid="032f46a6"/>
    </style:style>
    <style:style style:name="T209" style:family="text">
      <style:text-properties style:use-window-font-color="true" officeooo:rsid="035b6c24"/>
    </style:style>
    <style:style style:name="T210" style:family="text">
      <style:text-properties officeooo:rsid="02c02ec3"/>
    </style:style>
    <style:style style:name="T211" style:family="text">
      <style:text-properties officeooo:rsid="02c7261c"/>
    </style:style>
    <style:style style:name="T212" style:family="text">
      <style:text-properties officeooo:rsid="02cd7e67"/>
    </style:style>
    <style:style style:name="T213" style:family="text">
      <style:text-properties officeooo:rsid="02d11130"/>
    </style:style>
    <style:style style:name="T214" style:family="text">
      <style:text-properties officeooo:rsid="02d1591b"/>
    </style:style>
    <style:style style:name="T215" style:family="text">
      <style:text-properties officeooo:rsid="02d25855"/>
    </style:style>
    <style:style style:name="T216" style:family="text">
      <style:text-properties officeooo:rsid="02d44fde"/>
    </style:style>
    <style:style style:name="T217" style:family="text">
      <style:text-properties officeooo:rsid="02d63853"/>
    </style:style>
    <style:style style:name="T218" style:family="text">
      <style:text-properties officeooo:rsid="02d84ea4"/>
    </style:style>
    <style:style style:name="T219" style:family="text">
      <style:text-properties officeooo:rsid="02da1264"/>
    </style:style>
    <style:style style:name="T220" style:family="text">
      <style:text-properties officeooo:rsid="02dbc10b"/>
    </style:style>
    <style:style style:name="T221" style:family="text">
      <style:text-properties officeooo:rsid="02de4f78"/>
    </style:style>
    <style:style style:name="T222" style:family="text">
      <style:text-properties officeooo:rsid="02e349d1"/>
    </style:style>
    <style:style style:name="T223" style:family="text">
      <style:text-properties officeooo:rsid="02e35512"/>
    </style:style>
    <style:style style:name="T224" style:family="text">
      <style:text-properties officeooo:rsid="02e3be77"/>
    </style:style>
    <style:style style:name="T225" style:family="text">
      <style:text-properties officeooo:rsid="02eb885c"/>
    </style:style>
    <style:style style:name="T226" style:family="text">
      <style:text-properties officeooo:rsid="02eef9bc"/>
    </style:style>
    <style:style style:name="T227" style:family="text">
      <style:text-properties officeooo:rsid="02f03cb9"/>
    </style:style>
    <style:style style:name="T228" style:family="text">
      <style:text-properties officeooo:rsid="015e6fc1"/>
    </style:style>
    <style:style style:name="T229" style:family="text">
      <style:text-properties officeooo:rsid="02f55165"/>
    </style:style>
    <style:style style:name="T230" style:family="text">
      <style:text-properties officeooo:rsid="02f9d9bc"/>
    </style:style>
    <style:style style:name="T231" style:family="text">
      <style:text-properties officeooo:rsid="003f04b5"/>
    </style:style>
    <style:style style:name="T232" style:family="text">
      <style:text-properties officeooo:rsid="02fa6b70"/>
    </style:style>
    <style:style style:name="T233" style:family="text">
      <style:text-properties officeooo:rsid="02fc46b3"/>
    </style:style>
    <style:style style:name="T234" style:family="text">
      <style:text-properties officeooo:rsid="02fc668f"/>
    </style:style>
    <style:style style:name="T235" style:family="text">
      <style:text-properties officeooo:rsid="02fd417e"/>
    </style:style>
    <style:style style:name="T236" style:family="text">
      <style:text-properties officeooo:rsid="02ff9ee6"/>
    </style:style>
    <style:style style:name="T237" style:family="text">
      <style:text-properties officeooo:rsid="02ffb0e6"/>
    </style:style>
    <style:style style:name="T238" style:family="text">
      <style:text-properties officeooo:rsid="03001510"/>
    </style:style>
    <style:style style:name="T239" style:family="text">
      <style:text-properties officeooo:rsid="03018c98"/>
    </style:style>
    <style:style style:name="T240" style:family="text">
      <style:text-properties officeooo:rsid="03041961"/>
    </style:style>
    <style:style style:name="T241" style:family="text">
      <style:text-properties officeooo:rsid="0304b1b1"/>
    </style:style>
    <style:style style:name="T242" style:family="text">
      <style:text-properties officeooo:rsid="0304c222"/>
    </style:style>
    <style:style style:name="T243" style:family="text">
      <style:text-properties officeooo:rsid="03052934"/>
    </style:style>
    <style:style style:name="T244" style:family="text">
      <style:text-properties officeooo:rsid="03060b9a"/>
    </style:style>
    <style:style style:name="T245" style:family="text">
      <style:text-properties officeooo:rsid="03089240"/>
    </style:style>
    <style:style style:name="T246" style:family="text">
      <style:text-properties officeooo:rsid="030a9fb0"/>
    </style:style>
    <style:style style:name="T247" style:family="text">
      <style:text-properties officeooo:rsid="030bed4c"/>
    </style:style>
    <style:style style:name="T248" style:family="text">
      <style:text-properties officeooo:rsid="030d5be2"/>
    </style:style>
    <style:style style:name="T249" style:family="text">
      <style:text-properties officeooo:rsid="03102740"/>
    </style:style>
    <style:style style:name="T250" style:family="text">
      <style:text-properties officeooo:rsid="03104430"/>
    </style:style>
    <style:style style:name="T251" style:family="text">
      <style:text-properties officeooo:rsid="0310d9fa"/>
    </style:style>
    <style:style style:name="T252" style:family="text">
      <style:text-properties officeooo:rsid="03111b31"/>
    </style:style>
    <style:style style:name="T253" style:family="text">
      <style:text-properties officeooo:rsid="0312a4e9"/>
    </style:style>
    <style:style style:name="T254" style:family="text">
      <style:text-properties officeooo:rsid="031462c8"/>
    </style:style>
    <style:style style:name="T255" style:family="text">
      <style:text-properties officeooo:rsid="0314dbdb"/>
    </style:style>
    <style:style style:name="T256" style:family="text">
      <style:text-properties officeooo:rsid="03152c0b"/>
    </style:style>
    <style:style style:name="T257" style:family="text">
      <style:text-properties officeooo:rsid="03153c3a"/>
    </style:style>
    <style:style style:name="T258" style:family="text">
      <style:text-properties officeooo:rsid="03159cfb"/>
    </style:style>
    <style:style style:name="T259" style:family="text">
      <style:text-properties officeooo:rsid="03164095"/>
    </style:style>
    <style:style style:name="T260" style:family="text">
      <style:text-properties officeooo:rsid="0316eea6"/>
    </style:style>
    <style:style style:name="T261" style:family="text">
      <style:text-properties officeooo:rsid="03194d13"/>
    </style:style>
    <style:style style:name="T262" style:family="text">
      <style:text-properties officeooo:rsid="031a1afa"/>
    </style:style>
    <style:style style:name="T263" style:family="text">
      <style:text-properties officeooo:rsid="031bc671"/>
    </style:style>
    <style:style style:name="T264" style:family="text">
      <style:text-properties officeooo:rsid="031c6be6"/>
    </style:style>
    <style:style style:name="T265" style:family="text">
      <style:text-properties officeooo:rsid="031d122d"/>
    </style:style>
    <style:style style:name="T266" style:family="text">
      <style:text-properties officeooo:rsid="031ea1aa"/>
    </style:style>
    <style:style style:name="T267" style:family="text">
      <style:text-properties officeooo:rsid="031ead22"/>
    </style:style>
    <style:style style:name="T268" style:family="text">
      <style:text-properties officeooo:rsid="03211044"/>
    </style:style>
    <style:style style:name="T269" style:family="text">
      <style:text-properties officeooo:rsid="03230084"/>
    </style:style>
    <style:style style:name="T270" style:family="text">
      <style:text-properties officeooo:rsid="0327932c"/>
    </style:style>
    <style:style style:name="T271" style:family="text">
      <style:text-properties officeooo:rsid="032c9cfe"/>
    </style:style>
    <style:style style:name="T272" style:family="text">
      <style:text-properties officeooo:rsid="032e0bba"/>
    </style:style>
    <style:style style:name="T273" style:family="text">
      <style:text-properties officeooo:rsid="033183b5"/>
    </style:style>
    <style:style style:name="T274" style:family="text">
      <style:text-properties officeooo:rsid="0332a8d8"/>
    </style:style>
    <style:style style:name="T275" style:family="text">
      <style:text-properties officeooo:rsid="033668bd"/>
    </style:style>
    <style:style style:name="T276" style:family="text">
      <style:text-properties officeooo:rsid="033a8844"/>
    </style:style>
    <style:style style:name="T277" style:family="text">
      <style:text-properties officeooo:rsid="033cd614"/>
    </style:style>
    <style:style style:name="T278" style:family="text">
      <style:text-properties officeooo:rsid="033e75e2"/>
    </style:style>
    <style:style style:name="T279" style:family="text">
      <style:text-properties officeooo:rsid="0341b16d"/>
    </style:style>
    <style:style style:name="T280" style:family="text">
      <style:text-properties officeooo:rsid="03432a25"/>
    </style:style>
    <style:style style:name="T281" style:family="text">
      <style:text-properties officeooo:rsid="03451bd2"/>
    </style:style>
    <style:style style:name="T282" style:family="text">
      <style:text-properties officeooo:rsid="0071eec1"/>
    </style:style>
    <style:style style:name="T283" style:family="text">
      <style:text-properties officeooo:rsid="0349a2ad"/>
    </style:style>
    <style:style style:name="T284" style:family="text">
      <style:text-properties officeooo:rsid="034d393b"/>
    </style:style>
    <style:style style:name="T285" style:family="text">
      <style:text-properties officeooo:rsid="034edbfb"/>
    </style:style>
    <style:style style:name="T286" style:family="text">
      <style:text-properties officeooo:rsid="03526939"/>
    </style:style>
    <style:style style:name="T287" style:family="text">
      <style:text-properties officeooo:rsid="03531bd7"/>
    </style:style>
    <style:style style:name="T288" style:family="text">
      <style:text-properties officeooo:rsid="0357fea2"/>
    </style:style>
    <style:style style:name="T289" style:family="text">
      <style:text-properties officeooo:rsid="035c7fd5"/>
    </style:style>
    <style:style style:name="T290" style:family="text">
      <style:text-properties officeooo:rsid="00550e34"/>
    </style:style>
    <style:style style:name="T291" style:family="text">
      <style:text-properties officeooo:rsid="035e6190"/>
    </style:style>
    <style:style style:name="T292" style:family="text">
      <style:text-properties officeooo:rsid="035ff594"/>
    </style:style>
    <style:style style:name="T293" style:family="text">
      <style:text-properties officeooo:rsid="0361e344"/>
    </style:style>
    <style:style style:name="T294" style:family="text">
      <style:text-properties officeooo:rsid="03626a80"/>
    </style:style>
    <style:style style:name="T295" style:family="text">
      <style:text-properties officeooo:rsid="0366b80c"/>
    </style:style>
    <style:style style:name="T296" style:family="text">
      <style:text-properties officeooo:rsid="036759f2"/>
    </style:style>
    <style:style style:name="T297" style:family="text">
      <style:text-properties officeooo:rsid="0367c19d"/>
    </style:style>
    <style:style style:name="T298" style:family="text">
      <style:text-properties officeooo:rsid="03690615"/>
    </style:style>
    <style:style style:name="T299" style:family="text">
      <style:text-properties officeooo:rsid="036a94df"/>
    </style:style>
    <style:style style:name="T300" style:family="text">
      <style:text-properties officeooo:rsid="00703acb"/>
    </style:style>
    <style:style style:name="T301" style:family="text">
      <style:text-properties officeooo:rsid="036c2522"/>
    </style:style>
    <style:style style:name="T302" style:family="text">
      <style:text-properties officeooo:rsid="036d4d45"/>
    </style:style>
    <style:style style:name="T303" style:family="text">
      <style:text-properties officeooo:rsid="036df1da"/>
    </style:style>
    <style:style style:name="T304" style:family="text">
      <style:text-properties officeooo:rsid="0077cfec"/>
    </style:style>
    <style:style style:name="T305" style:family="text">
      <style:text-properties officeooo:rsid="036e7ab3"/>
    </style:style>
    <style:style style:name="T306" style:family="text">
      <style:text-properties officeooo:rsid="03702d7b"/>
    </style:style>
    <style:style style:name="T307" style:family="text">
      <style:text-properties officeooo:rsid="037663e4"/>
    </style:style>
    <style:style style:name="T308" style:family="text">
      <style:text-properties officeooo:rsid="0081ce5e"/>
    </style:style>
    <style:style style:name="T309" style:family="text">
      <style:text-properties officeooo:rsid="008687a6"/>
    </style:style>
    <style:style style:name="T310" style:family="text">
      <style:text-properties officeooo:rsid="037801ba"/>
    </style:style>
    <style:style style:name="T311" style:family="text">
      <style:text-properties officeooo:rsid="037a90d4"/>
    </style:style>
    <style:style style:name="T312" style:family="text">
      <style:text-properties officeooo:rsid="026c7357"/>
    </style:style>
    <style:style style:name="T313" style:family="text">
      <style:text-properties officeooo:rsid="037ba1b4"/>
    </style:style>
    <style:style style:name="T314" style:family="text">
      <style:text-properties officeooo:rsid="0380a9f5"/>
    </style:style>
    <style:style style:name="T315" style:family="text">
      <style:text-properties officeooo:rsid="03830fcd"/>
    </style:style>
    <style:style style:name="T316" style:family="text">
      <style:text-properties officeooo:rsid="0384c7bc"/>
    </style:style>
    <style:style style:name="T317" style:family="text">
      <style:text-properties officeooo:rsid="03896d89"/>
    </style:style>
    <style:style style:name="T318" style:family="text">
      <style:text-properties officeooo:rsid="02b148ce"/>
    </style:style>
    <style:style style:name="T319" style:family="text">
      <style:text-properties officeooo:rsid="038ae74a"/>
    </style:style>
    <style:style style:name="T320" style:family="text">
      <style:text-properties officeooo:rsid="038b7469"/>
    </style:style>
    <style:style style:name="T321" style:family="text">
      <style:text-properties officeooo:rsid="038ce7ed"/>
    </style:style>
    <style:style style:name="T322" style:family="text">
      <style:text-properties officeooo:rsid="03960b71"/>
    </style:style>
    <style:style style:name="T323" style:family="text">
      <style:text-properties officeooo:rsid="03995ed6"/>
    </style:style>
    <style:style style:name="T324" style:family="text">
      <style:text-properties officeooo:rsid="01dd33ed"/>
    </style:style>
    <style:style style:name="T325" style:family="text">
      <style:text-properties officeooo:rsid="039a1a2f"/>
    </style:style>
    <style:style style:name="T326" style:family="text">
      <style:text-properties officeooo:rsid="039afb43"/>
    </style:style>
    <style:style style:name="T327" style:family="text">
      <style:text-properties officeooo:rsid="039cb69f"/>
    </style:style>
    <style:style style:name="T328" style:family="text">
      <style:text-properties officeooo:rsid="03a1e236"/>
    </style:style>
    <style:style style:name="T329" style:family="text">
      <style:text-properties officeooo:rsid="03abc474"/>
    </style:style>
    <style:style style:name="T330" style:family="text">
      <style:text-properties officeooo:rsid="03b160d8"/>
    </style:style>
    <style:style style:name="T331" style:family="text">
      <style:text-properties officeooo:rsid="03b555e8"/>
    </style:style>
    <style:style style:name="T332" style:family="text">
      <style:text-properties officeooo:rsid="03b59982"/>
    </style:style>
    <style:style style:name="T333" style:family="text">
      <style:text-properties officeooo:rsid="03b5b108"/>
    </style:style>
    <style:style style:name="T334" style:family="text">
      <style:text-properties fo:color="#c9211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text:span text:style-name="T269">Радиопульсар. </text:span>День 2</text:p>
      <text:p text:style-name="P284"/>
      <text:p text:style-name="P309">#Добавить эпизод с котёнком возле вендинговых аппаратов. Касуми захочет его погладить и заплачет.</text:p>
      <text:p text:style-name="P284"/>
      <text:p text:style-name="P283"><text:span text:style-name="T58">В</text:span>сю ночь я не спал а бредил. Меня мучил<text:span text:style-name="T284">о</text:span><text:span text:style-name="T230"> похмелье и</text:span> сухость во рту, <text:span text:style-name="T284">а</text:span> когда бред отступал, я спускался на кухню и пил воду из чайника. <text:span text:style-name="T17">Под утро вода в чайнике закончилась, и я набрал полный рот ила, который скопился на его дне. Тут уж я проснулся окончательно, и ещё полтора часа до звонка будильника просидел на кровати. </text:span></text:p>
      <text:p text:style-name="P283"><text:span text:style-name="T17">Меня терзало</text:span> <text:span text:style-name="T1">чувства </text:span>беспокойства <text:span text:style-name="T1">и беспомощности. Я ощущал себя больным и несчастным, а имя причины всех моих несчастий вертелось на языке.</text:span></text:p>
      <text:p text:style-name="P282"/>
      <text:p text:style-name="P281"><text:span text:style-name="T5">Кендзи: </text:span>«Касуми….»</text:p>
      <text:p text:style-name="P280"/>
      <text:p text:style-name="P280"><text:span text:style-name="T17">П</text:span>рошептал я про себя.</text:p>
      <text:p text:style-name="P280"/>
      <text:p text:style-name="P280"><text:span text:style-name="T5">Кендзи: </text:span>«Идиот...»</text:p>
      <text:p text:style-name="P280"/>
      <text:p text:style-name="P280">Конечно я был полным идиотом. <text:span text:style-name="T2">Припоминая каждый эпизод своего вчерашнего приключения, я с силой бил </text:span><text:span text:style-name="T276">себя</text:span><text:span text:style-name="T2"> ладонью об лоб. А когда вспомнил про свои вечерние мысли и желания о новой встрече с Касуми, тут </text:span><text:span text:style-name="T284">уж</text:span><text:span text:style-name="T2"> вовсе не выдержал и схватил обоими руками себя за волосы. Но легче от этого не стало.</text:span></text:p>
      <text:p text:style-name="P279">Я с отвращением смотрел на приготовленные вечером, парадные джинсы и рубаху. На очки, нацепив которые я с воодушевлением кривлялся перед зеркалом.</text:p>
      <text:p text:style-name="P279">Нет! Хватит с меня и вчерашнего. Теперь запрусь дома на месяц! На год! <text:span text:style-name="T3">Как я снова выйду на улицу и взгляну в глаза людям? </text:span>Лучше бы я, в самом деле нажрался как заправской алкоголик <text:span text:style-name="T16">и уснул на площадке для мусора. А Айко увезла меня домой на тележке…</text:span></text:p>
      <text:p text:style-name="P278">Я снова хлопнул себя по лбу. Как я мог забыть про тележку! Нет, с самоизоляцией от общества придётся повременить. Мой <text:span text:style-name="T4">благой</text:span> поступок меня же загнал в ловушку. <text:span text:style-name="T4">Да и благим я его назвать уже не мог. Наверняка в моем уголовном деле, которое вчера легло на стол важному следователю, кроме очевидного заголовка «Танака Кендзи, извращенец и алкоголик» есть приписка «похититель багажных тележек.»</text:span></text:p>
      <text:p text:style-name="P277"><text:span text:style-name="T8">Щёлкнул</text:span> дверной замок. Я обернулся. <text:span text:style-name="T6">В дверях стояла</text:span> Айко.</text:p>
      <text:p text:style-name="P277"/>
      <text:p text:style-name="P277">Айко: «Уже встал, так рано?»</text:p>
      <text:p text:style-name="P276">Кендзи «Аг<text:span text:style-name="T277">а...</text:span> <text:span text:style-name="T285">Что, з</text:span>автрак <text:span text:style-name="T285">уже</text:span>?»</text:p>
      <text:p text:style-name="P276"/>
      <text:p text:style-name="P276">Айко улыбнулась и закивала.</text:p>
      <text:p text:style-name="P276"/>
      <text:p text:style-name="P276">Айко: «Завтрак, завтрак!»</text:p>
      <text:p text:style-name="P276">Кендзи: «Ладно, я сейчас.»</text:p>
      <text:p text:style-name="P276">Айко: «<text:span text:style-name="T18">Давай!</text:span>»</text:p>
      <text:p text:style-name="P276"/>
      <text:p text:style-name="P275">Айко закрыла дверь. Я поднялся и надел свою домашнюю одежду. Проходя мимо зеркала, я с трудом удержался от порыва посмотреть в него. Нет, уж лучше не портить себе настроение ещё больше. Ну ладно хоть очки есть… <text:span text:style-name="T7">в</text:span>прочем, зачем они мне? Я отвратительный и никому не нужный хикикомори. Отнесу эту <text:span text:style-name="T10">чёртову</text:span> тележку, извинюсь перед тёткой Касуми и домой. Посижу дома, пока все не <text:span text:style-name="T7">устаканится. Пока все не </text:span>забудут про моё существование. Пока Касуми не <text:span text:style-name="T11">повзрослеет</text:span> и не выйдет замуж. Пока её тётка не сыграет в ящик. </text:p>
      <text:p text:style-name="P275">А остальные вещи дяди Макото <text:span text:style-name="T7">сожгу и </text:span>закопаю <text:span text:style-name="T200">на заднем дворе</text:span>. Черта с два я ещё <text:span text:style-name="T7">раз</text:span> пойду на площадку для мусора!</text:p>
      <text:p text:style-name="P274"><text:soft-page-break/>Я спустился на первый этаж. <text:span text:style-name="T12">Айко была здесь и возилась возле плиты.</text:span> <text:span text:style-name="T12">М</text:span>оё внимание привлекла куча битого стекла лежащего на столе вперемешку с обрывками бумаги. Я сразу понял что это. Это были останки тех дисков с порнографией что я обнаружил <text:span text:style-name="T286">вчера </text:span>в комнате отца. На вершине кучи возвышался бумажный журавлик. Сделан он был из обложки того фильма, про путешествие на море, с сестрой.</text:p>
      <text:p text:style-name="P274">Айко отвернулась от плиты и весело заявила.</text:p>
      <text:p text:style-name="P274"/>
      <text:p text:style-name="P274">Айко: «Заседание в клубе извращенцев — отменяется!»</text:p>
      <text:p text:style-name="P274"/>
      <text:p text:style-name="P273">Я <text:span text:style-name="T9">в ответ </text:span>только покачал головой. Айко не забыла про вчерашний неприятный случай. Но мне было совершенно все равно. <text:span text:style-name="T212">У меня тут совсем другие заботы, ещё я внимание буду обращать на выходки сестры.</text:span> Я подвинул мусорную урну к столу и смахнул в неё останки от дисков. Только журавлика оставил. <text:span text:style-name="T9">К</text:span>ак никак — искусство!</text:p>
      <text:p text:style-name="P5">Наверное Айко ожидала от меня другого поведения. Наверное думала что я буду плакать навзрыд, роясь в этой куче осколков. Но не тут то было! <text:span text:style-name="T13">Айко поставила перед мной дощечку для еды и тарелки. Осторожно спросила.</text:span></text:p>
      <text:p text:style-name="P6"/>
      <text:p text:style-name="P272">Айко: «Ты же правда, никуда не идёшь?»</text:p>
      <text:p text:style-name="P272">Кендзи: «Не знаю что ты там себе напридумывала. Но мои дела никто не отменял.»</text:p>
      <text:p text:style-name="P272"/>
      <text:p text:style-name="P272">Я взял палочки для еды.</text:p>
      <text:p text:style-name="P272"/>
      <text:p text:style-name="P272">Айко: «А как же пиво?»</text:p>
      <text:p text:style-name="P272">Кендзи: «Пиво? Оно же закончилось! Я же вчера все выпил!»</text:p>
      <text:p text:style-name="P272">Айко: «Да закончилось...»</text:p>
      <text:p text:style-name="P272"/>
      <text:p text:style-name="P272">Айко была в растерянности. Наверное подумала что отсутствие пива меня остановит и я никуда не пойду. <text:span text:style-name="T287">Но идти надо было, как бы мне не хотелось.</text:span></text:p>
      <text:p text:style-name="P272">Я включил телевизор. Опять новости. Похож<text:span text:style-name="T278">е</text:span> выпуск только начался, говорили про Японию.</text:p>
      <text:p text:style-name="P272"/>
      <text:p text:style-name="P272">Телевизор: «Министр финансов объединил три внешних кредита Японии в один. И вылетел на переговоры в Турцию...»</text:p>
      <text:p text:style-name="P271"/>
      <text:p text:style-name="P270">Меня мало интересовали дела министра финансов и я принялся за суп. Когда с супом было покончено и я взялся за рис, моё внимание привлекла Айко. Она все ещё не обслужила себя а стояла возле плиты и наблюдала за мной. Никогда бы не подумал, что то что я иду на улицу по делам и при этом совершенно трезвый — может её так волновать.</text:p>
      <text:p text:style-name="P270"/>
      <text:p text:style-name="P270">Кендзи: «Айко. Я надеюсь, этот «клуб извращенцев», ты не веришь в него взаправду?»</text:p>
      <text:p text:style-name="P270"/>
      <text:p text:style-name="P270">Айко смутилась и отвела взгляд.</text:p>
      <text:p text:style-name="P270"/>
      <text:p text:style-name="P270">Айко: «Я не знаю… Ты так внезапно куда-то собрался.»</text:p>
      <text:p text:style-name="P270">Кендзи: «<text:span text:style-name="T14">Что поделать! У меня срочные дела!</text:span>»</text:p>
      <text:p text:style-name="P269">Айко: «Ты сказал что хочешь с кем-то встретиться. С кем?»</text:p>
      <text:p text:style-name="P269"/>
      <text:p text:style-name="P269">Если бы я хотел с кем-то встретиться! На самом деле я уже ничего не хотел.</text:p>
      <text:p text:style-name="P269"/>
      <text:p text:style-name="P269">Кендзи: «Ни с кем мне встречаться не надо!»</text:p>
      <text:p text:style-name="P269">Айко: «Ммм? Что же это за дело такое?»</text:p>
      <text:p text:style-name="P269">Кендзи: «Как<text:span text:style-name="T20">ая разница</text:span>? Просто дело и всё!»</text:p>
      <text:p text:style-name="P269"><text:soft-page-break/>Айко: «Значит всё-таки клуб!»</text:p>
      <text:p text:style-name="P269">Кендзи: «Никакой не клуб, я просто...»</text:p>
      <text:p text:style-name="P269"/>
      <text:p text:style-name="P269">Я похлопал себя по бедру, пытаясь придумать что-то, что бы показалось правдоподобным. Рука моя нащупала в кармане телефон.</text:p>
      <text:p text:style-name="P269"/>
      <text:p text:style-name="P269">Кендзи: «Я иду фотографировать!»</text:p>
      <text:p text:style-name="P269">Айко: «Фотографировать?!»</text:p>
      <text:p text:style-name="P269">Кендзи: «Ну да. Фотографировать.»</text:p>
      <text:p text:style-name="P269"/>
      <text:p text:style-name="P269">Я обрадовался тому, что придумал удачную отговорку и принялся было за рис. Но Айко опять задала вопрос.</text:p>
      <text:p text:style-name="P269"/>
      <text:p text:style-name="P269">Айко: «А что фотографировать?»</text:p>
      <text:p text:style-name="P269">Кендзи: «Как что? Референсы!»</text:p>
      <text:p text:style-name="P268">Айко: «Чего?»</text:p>
      <text:p text:style-name="P268"/>
      <text:p text:style-name="P268">Я поднял вверх указательный палец, чтобы придать себе значительный вид.</text:p>
      <text:p text:style-name="P268"/>
      <text:p text:style-name="P294">Кендзи: «Референсы это фотографии, с которых я буду что-то срисовывать. Не рисовать же всё из головы!<text:span text:style-name="T231"> Мне нужны референсы! Я буду смотреть на них, чтобы мои рисунки были правдивее. Поэтому надо их сделать, да побольше!»</text:span></text:p>
      <text:p text:style-name="P268">Айко: «Рисунки...»</text:p>
      <text:p text:style-name="P14"><text:span text:style-name="T231">Кендзи: «Ну да, рисунки. Ты разве забыла кем я работаю? Я </text:span><text:span text:style-name="T279">художник</text:span><text:span text:style-name="T231">, и мне нужны референсы! С ними лучше.»</text:span></text:p>
      <text:p text:style-name="P268"/>
      <text:p text:style-name="P14"><text:span text:style-name="T231">Айко надолго замолчала. Похоже её убедило моё объяснение. Я отвлёкся на миску с рисом и принялся за еду, </text:span><text:span text:style-name="T288">а</text:span><text:span text:style-name="T231"> </text:span><text:span text:style-name="T288">когда </text:span><text:span text:style-name="T231">закончил </text:span><text:span text:style-name="T288">завтрак</text:span><text:span text:style-name="T231"> </text:span><text:span text:style-name="T288">понял что </text:span><text:span text:style-name="T231">Айко с кухни пропала.</text:span></text:p>
      <text:p text:style-name="P268"/>
      <text:p text:style-name="P40">Миницг со схематичными рубашкой/джинсами/утюгом, анимированная (поворот на 10 — 20 градусов в один кадр <text:span text:style-name="T139">из двух</text:span>)</text:p>
      <text:p text:style-name="P268"/>
      <text:p text:style-name="P15"><text:span text:style-name="T231">То что Айко </text:span><text:span text:style-name="T230">ушла</text:span><text:span text:style-name="T231"> с кухни, мне было на руку. Я сбегал в свою комнату, </text:span><text:span text:style-name="T15">натянул джинсы, схватил рубаху и вновь спустился на </text:span><text:span text:style-name="T280">первый этаж</text:span><text:span text:style-name="T15">. Разложил на столе доску для глажки и хорошенько прогладил воротник и рукава у рубашки. Я убрал доску и утюг на место, натянул рубаху, надел очки и уже собирался выйти на улицу. Но дорогу мне преградила Айко.</text:span></text:p>
      <text:p text:style-name="P44">Странно, но на Айко был<text:span text:style-name="T19">а надета ночная пижама</text:span>. <text:span text:style-name="T271">Вид у моей сестры был хмурый.</text:span></text:p>
      <text:p text:style-name="P44"/>
      <text:p text:style-name="P45">Кендзи: Эй, Айко? Ты чего? Ты не заболела?</text:p>
      <text:p text:style-name="P45"/>
      <text:p text:style-name="P45">Айко не ответила. Вдруг она распахнула полы своей пижамы и скинула её на пол. Под пижамой был надет школьный купальник.</text:p>
      <text:p text:style-name="P45"/>
      <text:p text:style-name="P45">Кендзи: Э? Ты что, в бассейн что-ли собралась? Зачем ты напялила купальник дома?</text:p>
      <text:p text:style-name="P45"/>
      <text:p text:style-name="P45">Айко недовольно буркнула.</text:p>
      <text:p text:style-name="P45"/>
      <text:p text:style-name="P45">Айко: Нет, ни в какой бассейн я не иду. Это… ну… референсы!</text:p>
      <text:p text:style-name="P45">Кендзи: Чего?</text:p>
      <text:p text:style-name="P13"><text:span text:style-name="T206">Айко: Сам же сказал, что собрался фотографировать референсы для своих художеств! А те</text:span><text:span text:style-name="T208">перь</text:span><text:span text:style-name="T206"> и никуда идти не нужно. </text:span><text:span text:style-name="T207">С</text:span><text:span text:style-name="T206">кажи мне спасибо, я сегодня добрая. А на улице будешь </text:span><text:soft-page-break/><text:span text:style-name="T206">фотографировать что не следует, и в полицию попадёшь. </text:span><text:span text:style-name="T207">Мне, маме и папе такая слава не нужна </text:span><text:span text:style-name="T209">знаешь ли</text:span><text:span text:style-name="T207">! Давай, делай свои фотографии и поскорее покончим с этим. Как мне встать?</text:span></text:p>
      <text:p text:style-name="P45"/>
      <text:p text:style-name="P46">Тут то до меня наконец-то дошло, о чем говорила Айко. Конечно же, она видела вчерашний мой рисунок и похоже догадалась за какими референсами я собираюсь пойти. Какие референсы могут понадобиться извращенцу? Ну конечно же — фотографии молоденьких девчёнок в купальниках, сделанные тайно.</text:p>
      <text:p text:style-name="P47">Айко нахмурилась ещё больше и процедила <text:span text:style-name="T273">сквозь зубы</text:span>.</text:p>
      <text:p text:style-name="P46"/>
      <text:p text:style-name="P46">Айко: «<text:span text:style-name="T272">Так как </text:span>мне встать?»</text:p>
      <text:p text:style-name="P46"/>
      <text:p text:style-name="P48">Я приложил ладонь ко лбу и покачал головой.</text:p>
      <text:p text:style-name="P48"/>
      <text:p text:style-name="P48">Кендзи: «Как цапля встань.»</text:p>
      <text:p text:style-name="P48">Айко: «Как ц-цапля? Это как?»</text:p>
      <text:p text:style-name="P49">Кендзи: «Никак! Под референсами я имел ввиду совсем другое. Машины, дома, деревья, фонарные столбы. А ты о чем подумала?»</text:p>
      <text:p text:style-name="P49"/>
      <text:p text:style-name="P49">Айко не нашла слов чтобы ответить мне.</text:p>
      <text:p text:style-name="P49"/>
      <text:p text:style-name="P49">Кендзи: «Ты что же думаешь, я собрался тайно фотографировать молоденьких девченок? Эх Айко… Как же ты испорчена!»</text:p>
      <text:p text:style-name="P50">Айко: «А? Чего?»</text:p>
      <text:p text:style-name="P50">Кендзи: «Какие ужасные вещи приходят тебе в голову!»</text:p>
      <text:p text:style-name="P51">Айко: «Что ты говоришь! Это не я а ты испорчен, это все из-за тебя!»</text:p>
      <text:p text:style-name="P52">Кендзи: «Значит ты надеваешь купальник <text:span text:style-name="T274">и</text:span> предлагаешь себя фотографировать. А испорчен я?»</text:p>
      <text:p text:style-name="P52">Айко: «Да ну тебя! Чтобы вечером показал мне свой телефон и всё что сфотографировал! Ясно?»</text:p>
      <text:p text:style-name="P52">Кендзи: «<text:span text:style-name="T213">А</text:span>? Чего это ты так раскомандовалась? Сейчас я тебе покажу свой телефон...»</text:p>
      <text:p text:style-name="P52"/>
      <text:p text:style-name="P52">Я достал телефон из кармана, открыл камеру и нажал на спуск. Послышался звук затвора. Айко испугалась и отпрыгнула в сторону.</text:p>
      <text:p text:style-name="P52"/>
      <text:p text:style-name="P52">Айко: «<text:span text:style-name="T21">Ты чего творишь?</text:span>»</text:p>
      <text:p text:style-name="P53">Кендзи: «Раз уж <text:span text:style-name="T139">ты испортила ценный реквизит, теперь сама станешь реквизитом для сегодняшнего заседания нашего клуба</text:span>!»</text:p>
      <text:p text:style-name="P53"/>
      <text:p text:style-name="P54">Я направил телефон на сестру и сделал ещё снимок.</text:p>
      <text:p text:style-name="P53"/>
      <text:p text:style-name="P53">Айко: «Ай! Нееет!»</text:p>
      <text:p text:style-name="P53"/>
      <text:p text:style-name="P55">Айко бросилась <text:span text:style-name="T22">наутёк</text:span>, вверх по лестнице. Только её ночнушка осталась лежать на полу. <text:span text:style-name="T22">П</text:span>охоже она заметила <text:span text:style-name="T22">свои оплошность</text:span>. С верхнего этажа послышался её крик полный досады.</text:p>
      <text:p text:style-name="P55"/>
      <text:p text:style-name="P55">Айко: «Только попробуй утащить туда мою ночнушку! Я тебя <text:span text:style-name="T22">убью</text:span>!»</text:p>
      <text:p text:style-name="P267"/>
      <text:p text:style-name="P18"><text:span text:style-name="T290">Я вышел на улицу, точнее не вышел а прокрался. Аккуратно выглянул из-за двери </text:span><text:span text:style-name="T275">и</text:span><text:span text:style-name="T290"> убедился что свидетелей нет. </text:span><text:span text:style-name="T289">Сегодня</text:span><text:span text:style-name="T290"> пятница, рабочий день, как и вчера. Может быть </text:span><text:span text:style-name="T291">мо</text:span><text:span text:style-name="T292">ё</text:span><text:span text:style-name="T291"> новое</text:span><text:span text:style-name="T290"> приключение никто и не увидит?</text:span></text:p>
      <text:p text:style-name="P266"><text:soft-page-break/>Но <text:span text:style-name="T232">полностью</text:span> остаться незамеченным не выйдет. Перед Касуми и её тёткой предстать во всей красе всё же придётся. Можно, <text:span text:style-name="T233">конечно,</text:span> незаметно пробраться к ним во двор, поставить <text:span text:style-name="T233">туда</text:span> эту несчастную тележку и смыться.</text:p>
      <text:p text:style-name="P295">Я достал тележку, сложил её и быстрым шагом отправился в сторону дома Касуми. <text:span text:style-name="T23">На этот раз моё путешествие не было таким мучительным как вчера днём. В руках только алюминиевая тележка, которая ничего не весила. Никакой тяжести, только на душе было тяжко. </text:span></text:p>
      <text:p text:style-name="P298">Я добрался до площадки для мусора быстро как ветер. Но тут увидел то, от чего пришлось замереть как вкопанному. На обочине дороги, на отбойнике сидела Касуми.</text:p>
      <text:p text:style-name="P265">Я на всякий случай потёр глаза, но девушка не пропала значит сидела здесь взаправду. Интересно, что она тут делала? Сегодня электронику никто не выбросит, значит ловить ей здесь нечего. Неужели она ждёт меня? Может тётка её сюда послала? Сказала «Иди и без моей тележки не возвращайся!». Надеюсь Касуми не ночевала здесь?</text:p>
      <text:p text:style-name="P265">Вообще, то что я встретил здесь свою вчерашнюю знакомую, меня сильно воодушевило. Даже если она злится на меня за вчерашнее, <text:span text:style-name="T24">с</text:span> этой девчёнкой я найду общий язык. Верну ей её имущество и пусть возвращается домой. <text:span text:style-name="T24">И не надо идти в тот страшный район где живёт Касуми, на её улицу, к её дому, её тётке попадаться на глаза. Всё разрешилось гораздо проще чем я думал.</text:span></text:p>
      <text:p text:style-name="P264">Я на цыпочках подошёл поближе к Касуми, внимательно огляделся вокруг. Не прячется ли в кустах её <text:span text:style-name="T27">т</text:span>ётка, или может быть полицейский патруль. Но похоже что нет.</text:p>
      <text:p text:style-name="P19"><text:span text:style-name="T24">Наверное надо было подойти к Касуми открыто, громко топая подошвами по асфальту, чтобы она меня заметила. Но раз уж подкрался как мышь, ничего не поделать. </text:span><text:span text:style-name="T25">Надо сказать её что-то, лучше всего поздороваться, пожелать доброго дня… </text:span><text:span text:style-name="T295">Но так сильно колотилось сердце и в горле стоял ком</text:span><text:span text:style-name="T25">, всё-таки сегодня я «лекарство» </text:span><text:span text:style-name="T295">от страха</text:span><text:span text:style-name="T25"> не принял. Мне захотелось даже тихонько отойти от Касуми, а потом приблизиться к ней, отбивая шаг каблуками, чтобы она это услышала и первое слово осталось за ней. </text:span><text:span text:style-name="T296">Но я решил рискнуть, и заговорить первым. Набрал побольше воздуха в грудь</text:span><text:span text:style-name="T25">. Вспомнил вчерашние упражнения на устранение гнусавости, напряг нужные мышцы горла, чтобы сформировать «певческий зевок». Погладил ладонью живот, чтобы узнать насколько хорошо раздулась диафрагма. Приготовился.</text:span></text:p>
      <text:p text:style-name="P264"/>
      <text:p text:style-name="P263">Кендзи: «Добргыххх… Кха! Кхе!»</text:p>
      <text:p text:style-name="P263"/>
      <text:p text:style-name="P263">Похоже я перестарался. Воздух пошёл не в то горло, вырвался через нос и я закашлялся. <text:span text:style-name="T26">Да уж, хотел как лучше, но лучше бы я молча бросил в Касуми её тележку и убежал поскорее домой.</text:span></text:p>
      <text:p text:style-name="P262">Касуми вскочила и повернулась ко мне. Я хватая ртом воздух еле <text:span text:style-name="T28">произнёс.</text:span></text:p>
      <text:p text:style-name="P262"/>
      <text:p text:style-name="P262">Кендзи: «Ка... Касуми… Добрый день… Это.. Это я… Кендзи!»</text:p>
      <text:p text:style-name="P262">Касуми: «А! Танака-сан! <text:span text:style-name="T293">Это вы? </text:span>Что с вами?»</text:p>
      <text:p text:style-name="P262">Кендзи: «Все… Всё в порядке… Просто я… Муху <text:span text:style-name="T29">проглотил</text:span>!»</text:p>
      <text:p text:style-name="P262"/>
      <text:p text:style-name="P261">Около минуты ушло на то, чтобы я пришел в себя и восстановил способность нормально говорить. Шанс произвести хорошее впечатление при встрече, провалился. Ну ладно, по крайней мере я смог заговорить с Касуми. <text:span text:style-name="T30">Пока я откашливался, девушка молчала и ожидала что я скажу.</text:span></text:p>
      <text:p text:style-name="P261"/>
      <text:p text:style-name="P261">Кендзи: Касуми! Вот, как и обещал, твоя тележка. Я починил её.</text:p>
      <text:p text:style-name="P261"/>
      <text:p text:style-name="P261">Я поставил тележку перед девушкой.</text:p>
      <text:p text:style-name="P261"/>
      <text:p text:style-name="P261"><text:soft-page-break/>Касуми: <text:span text:style-name="T214">Ах, тележка! Спасибо вам Танка-сан! Наверное вам не стоило так утруждать себя… Сколько вам заплатить за ремонт?</text:span></text:p>
      <text:p text:style-name="P261"/>
      <text:p text:style-name="P260">Кендзи: Заплатить? Нет! Мне ничего не надо!</text:p>
      <text:p text:style-name="P260"/>
      <text:p text:style-name="P20"><text:span text:style-name="T297">Удивительно, но</text:span><text:span text:style-name="T30"> Касуми злилась на меня. Приняв тележку она вежливо поклонилась. Похоже все мои опасения были напрасны, хоть я вчера и нажрался прилично — особых глупостей не натворил. </text:span><text:span text:style-name="T31">Или Касуми настолько вежливая, что решила промолчать? Интересно, зачем она пришла сюда, на площадку для мусора? Её тётка послала искать тележку?</text:span></text:p>
      <text:p text:style-name="P260"/>
      <text:p text:style-name="P16"><text:span text:style-name="T31">Кендзи: Касуми, а ты чего </text:span><text:span text:style-name="T294">тут делаешь</text:span><text:span text:style-name="T31">?</text:span></text:p>
      <text:p text:style-name="P257">Касуми: Я надеялась что те вещи, что вы вынесли вчера, Танака-сан, они ещё здесь. </text:p>
      <text:p text:style-name="P258">Кендзи: Когда вчера вечером я шёл обратно, всё уже забрали. <text:span text:style-name="T234">А что? Там было ещё что-то стоящее?</text:span></text:p>
      <text:p text:style-name="P296">Касуми: <text:span text:style-name="T31">Кажется я ошиблась, и тот блок питания для рации, он действительно был нужен. </text:span>Я надеялась, что он остался лежать здесь.</text:p>
      <text:p text:style-name="P259"><text:span text:style-name="T234">Кендзи: Вот как… </text:span><text:span text:style-name="T298">Значит ты за ним при шла?</text:span></text:p>
      <text:p text:style-name="P302">Касуми: Ага.</text:p>
      <text:p text:style-name="P259"><text:span text:style-name="T298">Кендзи: </text:span><text:span text:style-name="T234">Но</text:span> как бы ты унесла его домой? Он в два раза тяжелее чем рация. Сидела бы здесь, и ждала того, кто поможет унести его тебе домой?</text:p>
      <text:p text:style-name="P257">Касуми: Да, мне его не унести. Но хотя бы оттащила подальше, в кусты. А там, может придумала бы чего.</text:p>
      <text:p text:style-name="P257"/>
      <text:p text:style-name="P256">Надеюсь Касуми не сидит здесь целый день, в ожидании, когда выкинут чего интересного. И не просит случайных прохожих помочь ей унести это до дома? В прочем я вчера сам напросился ей помочь.</text:p>
      <text:p text:style-name="P256"/>
      <text:p text:style-name="P255">Кендзи: Да наверное так и следовало поступить. Припрятать его в тенёчек. Но ты же сама вчера сказала что у тебя уже есть, дома?</text:p>
      <text:p text:style-name="P255">Касуми: Я ошиблась. Я думала что эта рация, она полностью транзисторная, но это не так. Кажется выходной каскад, он на лампах сделан. Нужно высокое напряжение для выходных ламп, и для накала. Хотя, для накала у меня может и найдётся что-то. Но <text:span text:style-name="T32">где взять анодное напряжение для выходных ламп?</text:span></text:p>
      <text:p text:style-name="P255"/>
      <text:p text:style-name="P254">Вопросы, которые задавала Касуми, сейчас были похлеще тех, какими грешил дядя Ватанабэ. Но вид у девушки был такой серьёзный, что я даже на некоторое время задумался, не знаю ли я случайно, где в самом деле достать «анодное напряжения» для «выходных ламп». Я чесал <text:span text:style-name="T35">и</text:span> <text:span text:style-name="T35">лоб и</text:span> подбородок, но безрезультатно. <text:span text:style-name="T214">Я</text:span> не имел ни малейшего представления о чем вообще шла речь.</text:p>
      <text:p text:style-name="P253">А для Касуми, найти это «анодное напряжение» похоже было настолько важно, что она проделала значительный путь до сюда. Для меня, такая её увлечённость — большая удача. Теперь, когда я вручил тележку этой слепой девчёнке, я мог со спокойной совестью вернуться домой. Жаль конечно, что Касуми пришла сюда не для того, чтобы встретить меня ещё раз, <text:span text:style-name="T299">а за этим жёлтым ящиком.</text:span></text:p>
      <text:p text:style-name="P21"><text:span text:style-name="T300">Или нет? Может она в самом деле </text:span><text:span text:style-name="T33">пришла сюда ради встречи со мной</text:span><text:span text:style-name="T300">? Зачем ей идти так далеко? Уборщики улиц от графика не </text:span><text:span text:style-name="T299">отстают </text:span><text:span text:style-name="T301">и н</text:span><text:span text:style-name="T300">е стоит надеяться, что выброшенные вещи спокойно переночуют и с утра их можно будет забрать </text:span><text:span text:style-name="T235">обратно</text:span><text:span text:style-name="T300">.</text:span></text:p>
      <text:p text:style-name="P17"><text:span text:style-name="T282">А Касуми, казалось, ждала чего-то. Теперь, когда она получила обратно свою тележку, ей уже можно было бы попрощаться со мной. У меня </text:span><text:span text:style-name="T281">не было</text:span><text:span text:style-name="T282"> при себе ни блока питания, ни выходного напряжения с анодными лампами. </text:span><text:span text:style-name="T301">Вообще</text:span><text:span text:style-name="T34"> ничего</text:span><text:span text:style-name="T282"> из того что ей нужно.</text:span></text:p>
      <text:p text:style-name="P22"><text:span text:style-name="T35">Я смотрел в лицо Касуми, и пытался понять что у неё на уме. Н</text:span><text:span text:style-name="T302">аверное она единственная девушка из тех что я встречал</text:span><text:span text:style-name="T35">, в глаза которой я мог смотреть </text:span><text:span text:style-name="T302">прямо и </text:span><text:span text:style-name="T35">без </text:span><text:soft-page-break/><text:span text:style-name="T35">страха, зная что она ничего не видит. </text:span><text:span text:style-name="T302">Может поэтому и говорить с Касуми было не страшно, даже несмотря на то, что я был трезв.</text:span></text:p>
      <text:p text:style-name="P22"><text:span text:style-name="T35">С утра я проклинал себя за то, что вчера встретился и заговорил с Касуми. Пока я шёл сюда, я обдумывал сотни фраз для извинения перед ней и её тёткой. </text:span><text:span text:style-name="T36">И</text:span><text:span text:style-name="T35"> вдруг - вс</text:span><text:span text:style-name="T36">ё</text:span><text:span text:style-name="T35"> разрешилось само собой. Более того — </text:span><text:span text:style-name="T36">похоже я зря укорял себя за своё вчерашнее поведение. Кажется, я не вёл себя плохо. А если и вёл? Говорят, девочкам нравятся плохие парни! В прочем, я и хороший поступок совершил. Отнёс ей рацию, починил тележку. Может быть Касуми пришла сюда чтобы ещё раз встретиться со мной? Может быть я ей, понравился?</text:span></text:p>
      <text:p text:style-name="P23"><text:span text:style-name="T304">Я испугался своих мыслей и помотал головой в разные стороны. Но всё-таки Касуми похоже не собиралась уходить, не прощалась со мной. Наверное </text:span><text:span text:style-name="T303">ждала</text:span><text:span text:style-name="T304">, чтобы я сказал что-то, </text:span><text:span text:style-name="T305">а не молчал</text:span><text:span text:style-name="T304">.</text:span></text:p>
      <text:p text:style-name="P23"><text:span text:style-name="T304">Да, действительно, слишком долго мы молчали. Надо сказать хоть что-то, Касуми ещё подумает </text:span><text:span text:style-name="T306">чего.</text:span><text:span text:style-name="T37"> Конечно я мог попрощаться, пожелать всего хорошего и смыться, </text:span><text:span text:style-name="T306">и</text:span><text:span text:style-name="T37"> </text:span><text:span text:style-name="T306">н</text:span><text:span text:style-name="T37">аверное, это было бы самым правильным поступком, и утром я мог о таком только мечтать. Но теперь я осмелел, мои утренние страхи развеялись и я захотел большего.</text:span></text:p>
      <text:p text:style-name="P252"><text:span text:style-name="T215">В</text:span> любом случае, надо было прервать это утомительное молчание. Конечно, где взять эти, как их там, ламповые аноды для напряжённого выхода — это явно не мне вопросы. К сожалению, вчера я так и не осилить ни одной книжки по нужной теме. Может быть, сейчас нашлись слова для разговора. Ну а раз нет, просто спрошу. Касуми все равно знает что я в этой теме полный ноль. Может ей нравится делиться своими знаниями?</text:p>
      <text:p text:style-name="P252"/>
      <text:p text:style-name="P252">Кендзи: <text:span text:style-name="T236">Так что, эту рацию без блока питания, никак не включить</text:span>?</text:p>
      <text:p text:style-name="P252"/>
      <text:p text:style-name="P251">Касуми встрепенулась, <text:span text:style-name="T38">пожала плечами и ответила.</text:span></text:p>
      <text:p text:style-name="P251"/>
      <text:p text:style-name="P250">Касуми: «Не знаю. Я даже не знаю какое там должно быть напряжение. Это мощная рация, и лампы мощные, генераторные.»</text:p>
      <text:p text:style-name="P251"/>
      <text:p text:style-name="P250">Слово «генераторные» звучало <text:span text:style-name="T215">весомо</text:span>. Ух и светят наверное они, эти генераторные лампы.</text:p>
      <text:p text:style-name="P250"/>
      <text:p text:style-name="P249">Касуми: «Таким лампам нужно очень высокое напряжение. Может быть восемьсот вольт, или даже тысяча!»</text:p>
      <text:p text:style-name="P249">Кендзи: «Сколько? Тысяча!»</text:p>
      <text:p text:style-name="P249"/>
      <text:p text:style-name="P249">Цифры были ошеломляющие. Не удивительно почему этот аппарат столько весил. Тысяча вольт! <text:span text:style-name="T39">Вот это прибор! </text:span>Да он должен был весить тысячу <text:span text:style-name="T237">тонн</text:span>, <text:span text:style-name="T39">как по мне!</text:span></text:p>
      <text:p text:style-name="P249"/>
      <text:p text:style-name="P248">Касуми: «Ну да, тысяча. Столько из бытовых блоков питания никак не получить. Может только сетевое взять и умножить. Но это очень опасно!»</text:p>
      <text:p text:style-name="P249"/>
      <text:p text:style-name="P248">Да уж, опасней некуда. Похоже без этого невероятного блока питания, рация действительно — полный хлам.</text:p>
      <text:p text:style-name="P303"/>
      <text:p text:style-name="P247">Касуми: Извините Танака-сан, но похоже я зря вас потревожила вчера… Хотя… Пусть лежит, может быть я смогу что-то с ней сделать.</text:p>
      <text:p text:style-name="P247"/>
      <text:p text:style-name="P246">Я раздумывал о том, что же можно в такой ситуации придумать. К сожалению, в кладовке <text:span text:style-name="T238">больше </text:span>ничего похожего на тот блок питания ну точно не лежало. Такая габаритная вещь, там бы от меня не спряталась.</text:p>
      <text:p text:style-name="P246"><text:soft-page-break/>Я задумчиво смотрел то на Касуми, то по сторонам. Оглядывал кусты вокруг мусорной площадки, не припрятал ли там кто этот блок питания. И тут мой взгляд задержался на синей табличке, которая висела на столбе рядом с корзинами под мусор. <text:span text:style-name="T216">На табличке</text:span> было написано расписание мусорщиков по дням, но кроме этого — адрес пункта сбора мусора. В моей голове созрел план.</text:p>
      <text:p text:style-name="P246"/>
      <text:p text:style-name="P246">Кендзи: Эй, Касуми! А что если нам вернуть этот блок питания.</text:p>
      <text:p text:style-name="P245">Касуми: Вернуть? Как?</text:p>
      <text:p text:style-name="P245">Кендзи: Гляди! Тут адрес…</text:p>
      <text:p text:style-name="P245"/>
      <text:p text:style-name="P24"><text:span text:style-name="T308">Я осёкся на половине фразы. Черт! Я снова ска</text:span><text:span text:style-name="T40">за</text:span><text:span text:style-name="T308">л то, чего не следовало. Но </text:span><text:span text:style-name="T307">похоже что девушку мои слова не обидели.</text:span></text:p>
      <text:p text:style-name="P245"/>
      <text:p text:style-name="P245">Кендзи: Тут адрес места, куда свозят мусор. <text:span text:style-name="T41">Я не знаю точно, но похоже эта улица не так уж и далеко отсюда. Может быть, они смогут отдать нам нужную вещь. Всякое же бывает, вдруг по незнанию выкинули что-то, чего не хотели?</text:span></text:p>
      <text:p text:style-name="P245"/>
      <text:p text:style-name="P244">Я достал телефон и открыл карту. Да, я был прав — адрес был не так уж и далеко отсюда. Вполне можно было дойти за час или даже меньше.</text:p>
      <text:p text:style-name="P244">Касуми нерешительно спросила.</text:p>
      <text:p text:style-name="P244"/>
      <text:p text:style-name="P25"><text:span text:style-name="T309">Касуми: </text:span><text:span text:style-name="T307">А вы тоже? Тоже </text:span><text:span text:style-name="T310">пойдёте</text:span><text:span text:style-name="T307"> со мной, Танака-сан?</text:span></text:p>
      <text:p text:style-name="P25"/>
      <text:p text:style-name="P304">Мне конечно же хотелось пойти с Касуми. Как и вчера, захотелось мне побыть с ней побольше, пообщаться и помочь. Даже несмотря на трезвость ума. Раз уж я ничего ужасного вчера не натворил, почему бы нет?</text:p>
      <text:p text:style-name="P25"/>
      <text:p text:style-name="P25"><text:span text:style-name="T309">Кендзи: А как по другому? Если ты и дойдёшь туда Касуми, как ты унесёшь этот блок питания домой? Он </text:span><text:span text:style-name="T310">тяжелее чем рация, раза в два, если не больше.</text:span></text:p>
      <text:p text:style-name="P244">Касуми: Ну… Если вам не трудно… Спасибо… А как же вы его унесёте если он такой тяжёлый?</text:p>
      <text:p text:style-name="P244">Кендзи: А тележка? Теперь на ней колеса уже не сломать. <text:span text:style-name="T42">Довезём</text:span> на ней!</text:p>
      <text:p text:style-name="P244"/>
      <text:p text:style-name="P33">Я конечно, не очень <text:span text:style-name="T217">то и</text:span> доверял этой тележке. Если уж эти колеса и выдержат, слабину может дать хлипкая рама. <text:span text:style-name="T43">Вчера, тащить тот громоздкий прибор до мусорной площадке было невыносимо тяжело. Если придётся заниматься этим и сегодня — не думаю что я это осилю. Если получится вернуть этот блок питания обратно и тележка с ним не справится — закажу такси так и быть.</text:span></text:p>
      <text:p text:style-name="P33"/>
      <text:p text:style-name="P34">* <text:s/>* <text:s/>*</text:p>
      <text:p text:style-name="P33"/>
      <text:p text:style-name="P243">Дорога, что вела к пункту сбора мусора — пролегала через наш, местный деловой центр. Хотя деловым центром называть его было как-то глупо. Все дела они делались далеко, в центре города а не в захолустных пригородах. В нашем же деловом центре стояли <text:span text:style-name="T238">кофейни</text:span> и лапшичные, мелкие магазинчики, почтовые отделения и тому подобная дребедень.</text:p>
      <text:p text:style-name="P26"><text:span text:style-name="T312">Но в любом случае — пусть даже это и захолустный пригород, однако дела здесь кое-какие велись, и было гораздо оживлённее чем на улицах где жили я и Касуми. Обычно появление в этой части города я избегал, </text:span><text:span text:style-name="T182">как и любой порядочный </text:span><text:span text:style-name="T311">домосед</text:span><text:span text:style-name="T182">. Можно было конечно сделать крюк, обойти опасное место. Но как объяснить такой манёвр Касуми? Конечно, она ничего не видит, и можно её просто обмануть. Но вдруг догадается?</text:span></text:p>
      <text:p text:style-name="P27"><text:span text:style-name="T182">Но не так сильно меня волновало то, где мы будем </text:span><text:span text:style-name="T313">идти</text:span><text:span text:style-name="T182">. Мой страх перед людьми - о</text:span><text:span text:style-name="T43">н </text:span><text:span text:style-name="T45">заметно уменьшился</text:span><text:span text:style-name="T43">. Находясь рядом с Касуми, я будто приобретал особый социальный </text:span><text:soft-page-break/><text:span text:style-name="T43">статус, я словно стал как все. Я был прилично одет и наверняка не производил впечатление безработного </text:span><text:span text:style-name="T217">домоседа</text:span><text:span text:style-name="T43">. А Касуми рядом со мной — словно моя подружка, или даже девушка! </text:span><text:span text:style-name="T44">В былые времена, если я вдруг оказывался на улице, и встречался с гуляющими парочками — я старался разминуться с ними во что бы то не стало, и чувствовал что смотрят они на меня, как на последнего червя если не хуже. Сейчас, рядом с девушкой, я сам ощущал себя настоящим хозяином улицы. Теперь никто не </text:span><text:span text:style-name="T314">мог сказать про меня </text:span><text:span text:style-name="T44">плохого, или </text:span><text:span text:style-name="T314">п</text:span><text:span text:style-name="T315">осмотреть</text:span><text:span text:style-name="T44"> косо.</text:span></text:p>
      <text:p text:style-name="P12">И действительно, косо на меня никто не смотрел. Немногочисленные встречные прохожие либо проходили мимо меня <text:span text:style-name="T239">не обращая внимания</text:span>, либо с интересом и как мне показалось, с уважением разглядывали меня и Касуми. Тогда я делал горделивую осанку и элегантным жестом поправлял очки на <text:span text:style-name="T192">мокром от пота носу</text:span>. Конечно, ноги мои слегка тряслись, но я не подавал и вида. В другой день, если бы я оказался на этих улицах трезвый, я бы согнулся в три погибели под взглядами людей и спрятался бы в клумбе с цветами. А потом, строил планы по <text:s/>отступлению из клумбы в <text:span text:style-name="T183">ближайший</text:span> алкогольный магазин. <text:span text:style-name="T184">Сейчас такого произойти не могло, мой новый статус давал мне право ходить по улицам безнаказанно.</text:span></text:p>
      <text:p text:style-name="P242">Хотелось мне этот статус как-то закрепить. Как-то показать людям, что мы с Касуми настоящая парочка. Хоть мы и шли рядом, но всё же не вели себя как знакомые парень и девушка на прогулке. Обычно парочки хохочут и щебечут о всяком. Му же шли в полном молчании. Касуми почти механически отмеряла улицу шагами, и изредка спрашивала где мы идём, а я не находил смелости чтобы заговорить с ней о чём-то.</text:p>
      <text:p text:style-name="P240"><text:span text:style-name="T186">Завести</text:span> <text:span text:style-name="T186">разговор</text:span> мне мешало не только трусость, но и незнание <text:span text:style-name="T187">подходящей </text:span>темы. Не о погоде же говорить, в самом деле! Впрочем, внезапно <text:span text:style-name="T189">нашёлся</text:span> способ <text:span text:style-name="T189">и заговорить</text:span> и показать окружающим что мы с Касуми по настоящему близкие люди. Я заметил автоматы по продаже мороженного. Надо предложить его Касуми, в такую жару она не откажется.</text:p>
      <text:p text:style-name="P240"/>
      <text:p text:style-name="P240">Кендзи: «Касуми? Ты не хочешь… Не хочешь мороженное?»</text:p>
      <text:p text:style-name="P240">Касуми «Мороженное?»</text:p>
      <text:p text:style-name="P240">Кендзи: «Ага, мороженное. Здесь продают. Что-то я так уморился на этой жаре.»</text:p>
      <text:p text:style-name="P240">Касуми: «Но блок питания...»</text:p>
      <text:p text:style-name="P240"/>
      <text:p text:style-name="P241">Похоже что Касуми мороженного не очень то и хотелось.</text:p>
      <text:p text:style-name="P240"/>
      <text:p text:style-name="P240">Кендзи: «Да ничего с ним не случится! <text:span text:style-name="T198">Время ещё совсем раннее, успеем!</text:span>»</text:p>
      <text:p text:style-name="P240"/>
      <text:p text:style-name="P240">Хотя, вероятность что с ним ничего не случится <text:span text:style-name="T185">была мала. Даже если его уже раздавили под прессом и мы идём зря, наверняка Касуми будет считать меня виноватым, и тогда мороженным её не задобришь. Но в любом случае, пусть злится сколько угодно, потом. А сейчас мне хотелось провести с ней этот ритуал покупки мороженного парня для девушки. Хотелось чтобы все увидели какой я замечательный. Может быть меня заметят мои знакомые, и скажут, что неправду говорят про Кендзи. Никакой он не хикикомори, гляньте — преспокойно ходит по улицам, хорошеньких девушек мороженным угощает.</text:span></text:p>
      <text:p text:style-name="P239">Касуми некоторое время нерешительно помолчала. <text:span text:style-name="T188">Ф</text:span>разу, которую она сказала я очень ждал.</text:p>
      <text:p text:style-name="P239"/>
      <text:p text:style-name="P239">Касуми: «Но… У меня нет с собой денег...»</text:p>
      <text:p text:style-name="P239">Кендзи: «Да брось! Конечно я заплачу за тебя. Какое тебе купить?»</text:p>
      <text:p text:style-name="P239">Касуми: «<text:span text:style-name="T191">Спасибо, Танака-сан… </text:span>Клубничное.»</text:p>
      <text:p text:style-name="P239"/>
      <text:p text:style-name="P310">#Переделать. Убрать шмеля, добавить котенка. Касуми слышит мяуканье котенка, котоый сидит на вендингмашине. Роняет мороженное. Кендзи снимает кота, сам пытается сожрать мороженное Касуми, а Касуми в это время плачет.</text:p>
      <text:p text:style-name="P239"><text:soft-page-break/></text:p>
      <text:p text:style-name="P238">Клубничное мороженн<text:span text:style-name="T190">ое в наличие было. Вообще, мороженное с таким вкусом довольно популярное. Я даже удивился, что Касуми любит такое. Её строгому и загадочному виду такой вкус мало подходил. Я сам мороженное не ел лет десять. Поэтому некоторое время рассматривал яркие этикетки, и пытался найти хоть что-то знакомое, но тщетно. Для себя я выбрал шоколадное мороженное с орешками.</text:span></text:p>
      <text:p text:style-name="P237">Автомат выплюнул два брикета. Я подал один Касуми, а сам принялся за свой. Откусывая холодные кусочки, я с неудовольствием поглядывал по сторонам. <text:span text:style-name="T193">Всех прохожих как ветром сдуло</text:span>. Не то чтобы я так хотел, чтобы люди смотрели на нас. Но всё-таки! Для кого я режиссировал эту сценку? Такой момент и останется никем не замеченным. Да… Такой момент...</text:p>
      <text:p text:style-name="P236">Я полез в карман штанов за телефоном. Не пропадать же зря моменту. Раз это никто не видит, я сделаю фотографию. Неприлично, конечно, фотографировать незрячего человека против его воли. Но спрашивать разрешения не хватало смелости.</text:p>
      <text:p text:style-name="P314">Я оглянулся. Удостоверился что свидетелей не было. Направил видоискатель телефона на Касуми, мирно жующую мороженное возле автомата. </text:p>
      <text:p text:style-name="P314"/>
      <text:p text:style-name="P315">Голос: «Мяу!»</text:p>
      <text:p text:style-name="P315"/>
      <text:p text:style-name="P316">Касуми вздрогнула так неожиданно, что у меня чуть не выпустил телефон из рук.</text:p>
      <text:p text:style-name="P316"/>
      <text:p text:style-name="P316">Голос: «Мяу!»</text:p>
      <text:p text:style-name="P316"/>
      <text:p text:style-name="P319">Мороженное выпало из рук Касуми и плюхнулось к её ногам.</text:p>
      <text:p text:style-name="P316"/>
      <text:p text:style-name="P316">Кендзи: «<text:span text:style-name="T330">Касуми?! </text:span><text:span text:style-name="T329">Ты чего?»</text:span></text:p>
      <text:p text:style-name="P317">Касуми: «Где… он?»</text:p>
      <text:p text:style-name="P318">Кендзи: «Кто?»</text:p>
      <text:p text:style-name="P318">Касуми: «Мяу… где он?»</text:p>
      <text:p text:style-name="P318"/>
      <text:p text:style-name="P318"/>
      <text:p text:style-name="P315"/>
      <text:p text:style-name="P315">Котёнок:</text:p>
      <text:p text:style-name="P314"/>
      <text:p text:style-name="P314"/>
      <text:p text:style-name="P311">Ой что это?</text:p>
      <text:p text:style-name="P312">На мороженном Касуми лежало какое-то чёрное пятно. Я потёр экран телефона, но пятно не исчезло. Я увеличил изображение. На мороженном сидел огромный шмель!</text:p>
      <text:p text:style-name="P312"/>
      <text:p text:style-name="P313">Кендзи: «Ой! Касуми! У тебя на мороженном сидит… Шмель!»</text:p>
      <text:p text:style-name="P313">Касуми: «А?»</text:p>
      <text:p text:style-name="P313"/>
      <text:p text:style-name="P313">Касуми осторожно отвела руку с мороженным от себя. Шмель <text:span text:style-name="T240">по недоброму</text:span> загудел, подтверждая мои слова. Тогда Касуми отвела руку с мороженным максимально далеко от себя и зажмурилась.</text:p>
      <text:p text:style-name="P313"/>
      <text:p text:style-name="P313">Касуми: «Ай! Танака-сан!»</text:p>
      <text:p text:style-name="P313">Кендзи: «Сейчас я его!»</text:p>
      <text:p text:style-name="P313"/>
      <text:p text:style-name="P313">Я выхватил мороженное из протянутой руки Касуми. Замахал ладонью возле шмеля, пытаясь его согнать. Но чёртово насекомое и не думало улетать, а только недовольно жужжало. Тогда я отвесил шмелю хороший щелбан. Щелбан сработал. Шмель стремительно <text:soft-page-break/>улетел в неизвестном направлении, кувыркаясь в воздухе и обиженно жужжа. К большой моей радости, обратно он не вернулся. В руке у меня теперь было два стаканчика мороженного. Моё, и мороженное Касуми, которое осквернил шмель.</text:p>
      <text:p text:style-name="P235"/>
      <text:p text:style-name="P235">Кендзи: «Мороженное… Тебе новое купить, Касуми?»</text:p>
      <text:p text:style-name="P235">Касуми: «Нет. Не нужно.»</text:p>
      <text:p text:style-name="P235">Кендзи: «Будешь старое?»</text:p>
      <text:p text:style-name="P235">Касуми: «Нет.»</text:p>
      <text:p text:style-name="P235"/>
      <text:p text:style-name="P234">Наверное Касуми брезговала есть мороженное, на котором сидел шмель. Хотя шмели и пчёлы мне казались милыми и чистоплотными животными и я их не брезговал, как мух, например. Или ей не хотелось есть мороженное, которое я трогал своими руками?</text:p>
      <text:p text:style-name="P234"/>
      <text:p text:style-name="P234">Касуми: «Блок питания… Может быть нам уже пойти за ним? Танака-сан?»</text:p>
      <text:p text:style-name="P234"/>
      <text:p text:style-name="P233">Похоже Касуми не волновало н<text:span text:style-name="T197">и</text:span> мороженное н<text:span text:style-name="T197">и</text:span> шмели, а хотелось поскорее заполучить обратно этот прибор. Если честно, мне своё мороженное тоже ни капельки не хотелось доедать. <text:span text:style-name="T218">Кажется</text:span> я уже окончательно пережил возраст любви к сладкому.</text:p>
      <text:p text:style-name="P233">Урна для мусора обнаружилась неподалёку. Я выкинул свой стаканчик. Хотел было отправить и стаканчик Касуми, но что-то меня остановило. Мороженное которое только что облизывала Касуми, касалась его своими губами и языком, на нём остались её слюни. Я поближе поднёс его к своим глазам. Мой нос защекотал аромат клубники, а мозг заполнили неприличные мысли.</text:p>
      <text:p text:style-name="P232"><text:span text:style-name="T199">Я крутил стаканчик в руках, изучал следы девичьих зубов и языка на его поверхности и облизывался. </text:span>Вот оно, мороженное Касуми, в моих руках. А ведь я могу без проблем лизнуть его. Это же будет самый настоящий косвенный поцелуй! Прямо сейчас, в присутствии Касуми, и она мне ничего не скажет! <text:span text:style-name="T242">Где-то на периферии сознания пронеслась мысль - «не ешь, подумай!». Но мысли этой я не внял.</text:span></text:p>
      <text:p text:style-name="P232">Я воровато оглянулся. На улице — никого. Тогда я открыл рот как можно шире и запихнул туда мороженное Касуми.</text:p>
      <text:p text:style-name="P232">Чёрт! <text:span text:style-name="T240">В</text:span>сё-таки его надо было лизнуть а не жрать куском. Таинственный для меня, нецелованого хикикомори, момент первого косвенного поцелуя был испорчен. Вместо этого я получил жутко холодный кусок <text:span text:style-name="T243">снега</text:span> во рту и <text:span text:style-name="T194">адскую</text:span> боль в зубах, словно у меня <text:span text:style-name="T194">вдруг </text:span>выпали все пломбы. <text:span text:style-name="T195">Корчась от боли, я пытался прожевать ледяной комок.</text:span></text:p>
      <text:p text:style-name="P232"/>
      <text:p text:style-name="P35">Касуми: «Танака-сан?»</text:p>
      <text:p text:style-name="P35"/>
      <text:p text:style-name="P35">Видимо Касуми начало беспокоить моё отсутствие. Я повернулся и вопросительно промычал.</text:p>
      <text:p text:style-name="P35"/>
      <text:p text:style-name="P35">Кендзи: «М-мм?»</text:p>
      <text:p text:style-name="P35">Касуми: «Мы идём?»</text:p>
      <text:p text:style-name="P35">Кендзи: «Угх…<text:span text:style-name="T218"> Угху-ху!»</text:span></text:p>
      <text:p text:style-name="P35"/>
      <text:p text:style-name="P36">Я закашлялся. Выплюнул <text:span text:style-name="T221">недоеденный</text:span> комок мороженного, как кот выплёвывает комок шерсти. Добрые пол минуты <text:span text:style-name="T219">кашлял и давился собственными слюнями.</text:span></text:p>
      <text:p text:style-name="P36"/>
      <text:p text:style-name="P37">Касуми: Танака-сан! Что с вами?</text:p>
      <text:p text:style-name="P37">Кендзи: Муха… Чёрт бы её побрал… Кажется ещё одну чуть не проглотил.</text:p>
      <text:p text:style-name="P37">Касуми: Пожалуйста, осторожнее, Танака-сан.</text:p>
      <text:p text:style-name="P37"/>
      <text:p text:style-name="P37"><text:soft-page-break/>Похоже что враньё, повторённое дважды — Касуми не насторожило. Но вообще, в связи с жарой, мошки в воздух поднялось достаточно. Можно было и поверить.</text:p>
      <text:p text:style-name="P38"><text:span text:style-name="T220">Язык от холода был ватным, зубы нестерпимо болели</text:span>. В носу свербило от запаха клубники, и я посадил несколько бледно-розовых пятен на свои джинсы и рубаху. <text:span text:style-name="T220">Ну и ладно! Оно того стоило! Это был самый настоящий косвенный поцелуй! Ах... </text:span>Надеюсь Касуми не учует что от меня разит <text:span text:style-name="T196">к</text:span>лубникой, и не подумает чего лишнего!</text:p>
      <text:p text:style-name="P38"/>
      <text:p text:style-name="P38"/>
      <text:p text:style-name="P39">* <text:s/>* <text:s/>*</text:p>
      <text:p text:style-name="P38"/>
      <text:p text:style-name="P38"/>
      <text:p text:style-name="P231">Прошло около часа времени, когда мы наконец добрались до места. <text:span text:style-name="T46">Я воображал себе, что мы выйдем на настоящий полигон, с пирамидами из мусора размером с дом. С могучими прессами, давящими автомобили как консервные банки. С горами горящих покрышек. Но нет. Перед нами был глухой бетонный забор, метра три высотой. Металлические ворота жалюзи и кирпичная будка с дверью, окошком и домофоном.</text:span></text:p>
      <text:p text:style-name="P230">Я заглянул в окошко, но <text:span text:style-name="T221">в мутном стекле</text:span> отражалась только улица и ничего нельзя было разобрать. <text:span text:style-name="T47">Тогда я нажал кнопку домофона. Запиликал звонок, а через несколько секунд домофон зашипел и в его динамике послышался мужской голос.</text:span></text:p>
      <text:p text:style-name="P230"/>
      <text:p text:style-name="P228">Голос: «<text:span text:style-name="T55">Алло? Йоши? Это ты?</text:span>»</text:p>
      <text:p text:style-name="P229">Кендзи: «<text:span text:style-name="T55">Йоши? Нет… </text:span>Добрый день… <text:span text:style-name="T56">Я пришел...</text:span> Этот адрес был указан на табличке, на мусорной площадке...»</text:p>
      <text:p text:style-name="P228"/>
      <text:p text:style-name="P228">Я продиктовал адрес нашей мусорной площадки.</text:p>
      <text:p text:style-name="P228"/>
      <text:p text:style-name="P228">Голос: «Да, мы обслуживаем <text:span text:style-name="T48">её</text:span>. Чего вы хотите?»</text:p>
      <text:p text:style-name="P227">Кендзи: «Понимаете. Я по ошибке, выкинул очень ценную вещь. Я бы хотел вернуть её!»</text:p>
      <text:p text:style-name="P227">Голос: «Вернуть? Как давно вы её выкинули?»</text:p>
      <text:p text:style-name="P226">Кендзи: «Вчера!»</text:p>
      <text:p text:style-name="P226"/>
      <text:p text:style-name="P226">Динамик домофона перестал <text:span text:style-name="T49">шипеть</text:span>, вновь заиграла мелодия звонка а в двери щёлкнул <text:span text:style-name="T50">замок</text:span>.</text:p>
      <text:p text:style-name="P226"/>
      <text:p text:style-name="P226">Касуми: «Я здесь постою Танака-сан? Ладно?»</text:p>
      <text:p text:style-name="P226">Кендзи: «Хорошо. Надеюсь я его быстро найду.»</text:p>
      <text:p text:style-name="P225"/>
      <text:p text:style-name="P224">Я открыл дверь и вошёл внутрь. Тут мне в нос ударила жуткая смесь из запаха лапши быстрого приготовления, сигарет, грязных носков и ещё черт знает чего. Ну прямо как в комнату студенческого общежития попал! <text:span text:style-name="T51">Комнатка была маленькая и тесная. С грязными стенами, с неприличными плакатами на них, с кучей всякого непонятного барахла и обшарпанной мебелью. Посреди комнаты стоял лысый, пожилой мужчина, вид у него был слегка напуганный.</text:span></text:p>
      <text:p text:style-name="P224"/>
      <text:p text:style-name="P223"><text:span text:style-name="T52">Мусорщик 1:</text:span> «<text:span text:style-name="T56">Я думал что Йоши пришел, этот парень у нас водителем работает... </text:span>Там девчонка с тобой, да? Не понравится ей наш беспорядок...»</text:p>
      <text:p text:style-name="P223">Кендзи: «<text:span text:style-name="T53">Она сказала что подождёт на улице.</text:span>»</text:p>
      <text:p text:style-name="P223"/>
      <text:p text:style-name="P222">Мужчина повеселел.</text:p>
      <text:p text:style-name="P222"/>
      <text:p text:style-name="P222"><text:soft-page-break/>Мусорщик 1: «<text:span text:style-name="T59">Это ладно! Вообще,</text:span> <text:span text:style-name="T59">в</text:span> первый раз слышу, чтобы к нам кто-то обращался по такому поводу. Наверное лучше бы спросить у начальства, можем ли мы вернуть что-то обратно. Объект то у нас режимный.»</text:p>
      <text:p text:style-name="P222"/>
      <text:p text:style-name="P222">Он взял в руки телефон и некоторое время принялся что-то рассматривать на его экране.</text:p>
      <text:p text:style-name="P222"/>
      <text:p text:style-name="P222">Мусорщик 1: «А впрочем — ладно. Ты только опиши мне сначала, что ты хочешь забрать. Чтобы я точно понял, что эт<text:span text:style-name="T65">а</text:span> вещь твоя и ты не решил забрать что-то чужое и ценное. Хотя, кто ценности выбрасывает в мусорку, правда?»</text:p>
      <text:p text:style-name="P222"/>
      <text:p text:style-name="P221">Я назвал приметы <text:span text:style-name="T241">разыскиваемого прибора.</text:span></text:p>
      <text:p text:style-name="P221"/>
      <text:p text:style-name="P221">Мусорщик 1: «Говоришь вчера выбросил? Вчера меня на работе не было, сейчас я позвоню тому парню, которого меняю, и спрошу, что да как.»</text:p>
      <text:p text:style-name="P221"/>
      <text:p text:style-name="P221">Он набрал номер, и приготовился ждать ответа. Последовала продолжительная пауза, но наконец на том конце взяли трубку.</text:p>
      <text:p text:style-name="P221"/>
      <text:p text:style-name="P221">Мусорщик 1: «<text:span text:style-name="T54">Эй … привет… Послушай, тут какой-то парень пришел, говорит вчера выбросил по ошибке ценную вещь… Да, на нашу площадку… Вчера должны были привезти электронику… В каком боксе? А… Нет? Не было? А… Ну ладно...</text:span>»</text:p>
      <text:p text:style-name="P221"/>
      <text:p text:style-name="P220">Служащий мусорки закончил разговор по телефону и растеряно посмотрел на меня.</text:p>
      <text:p text:style-name="P220"/>
      <text:p text:style-name="P219">Мусорщик 1: «Похоже <text:span text:style-name="T57">что Йоши </text:span>не привозил вчера мусор. <text:span text:style-name="T57">Странно… Может он перепутал чего? Сейчас я позвоню самому Йоши, и спрошу что да как...</text:span>»</text:p>
      <text:p text:style-name="P219"/>
      <text:p text:style-name="P218">Он опять <text:span text:style-name="T66">поднёс</text:span> телефон к уху и послышались гудки. Вдруг, что-то ударилось в окно комнатки, которое располагалось за моей спиной. Я услышал, как закричала Касуми.</text:p>
      <text:p text:style-name="P218"/>
      <text:p text:style-name="P218">Касуми: «Ай!»</text:p>
      <text:p text:style-name="P218"/>
      <text:p text:style-name="P218">Что там могло произойти? Я немедленно поспешил <text:span text:style-name="T60">наружу. Касуми стояла там же, где я её оставил, но вид у ней был испуганный. Я и сам испугался. Одежда девушки была насквозь мокрой, с прядей её волос, с юбки капала вода. А под ней даже образовалась небольшая лужица. Я сделал шаг в сторону Касуми, и вдруг почувствовал что наступил на что-то мягкое. Что-то хлопнуло, а из под подошвы моего ботинка полетели брызги воды и жёлтые шкурки, прямо как от лопнувшего воздушного шарика. Да и Касуми была вся облеплена такими шкурками.</text:span></text:p>
      <text:p text:style-name="P217">Что это? Откуда это взялось? Я завертел головой, огладывая улицу. Виновники нашлись быстро — от нас, с топотом убегала группа детей.</text:p>
      <text:p text:style-name="P217"/>
      <text:p text:style-name="P215">Кендзи: «Вот уроды!»</text:p>
      <text:p text:style-name="P215"/>
      <text:p text:style-name="P300">(Нарисовать анимированные полоски вокруг кадра, как в манге ИнишалДи и т. п.)</text:p>
      <text:p text:style-name="P215"/>
      <text:p text:style-name="P323"><text:span text:style-name="T332">#</text:span>Переписать. Дети не разбегаются на <text:span text:style-name="T332">перекрёстке</text:span> а просто <text:span text:style-name="T333">бегут</text:span> очень быстро и Кендзи не может их догнать. Кроме одного, который отста<text:span text:style-name="T331">ё</text:span>т от группы (толстый мальчик)</text:p>
      <text:p text:style-name="P215"/>
      <text:p text:style-name="P216">С этими словами я бросился в погоню. <text:span text:style-name="T61">Убегали хулиганы резво, и на перекрестке бросились врассыпную. Я оценил обстановку и бросился за рослым, тучным пареньком. Хоть </text:span><text:soft-page-break/><text:span text:style-name="T61">я и так себе бегун, но моя жертва была ещё хуже. Он пыхтел как паравоз и испуганно оглядывался назад. Догнать его было не сложно, и вскоре я схватил пацана за руку.</text:span></text:p>
      <text:p text:style-name="P215"/>
      <text:p text:style-name="P214">Мальчик: «Эй! Вы чего!»</text:p>
      <text:p text:style-name="P214">Кендзи: «Ты чего творишь, подлец!»</text:p>
      <text:p text:style-name="P214">Мальчик: «Я? Это не я! Мне только сказали! <text:span text:style-name="T222">Я вообще только рядом стоял и ничего не делал!</text:span> А вы ещё кто? Она всегда одна ходит!»</text:p>
      <text:p text:style-name="P214">Кендзи: «Что? Сказали? <text:span text:style-name="T222">Только рядом стоял?</text:span>»</text:p>
      <text:p text:style-name="P214"/>
      <text:p text:style-name="P214">Я сильнее сжал руку мальчика.</text:p>
      <text:p text:style-name="P214"/>
      <text:p text:style-name="P214">Мальчик: «Ай! Мне деньги заплатили! Я не хотел сам...»</text:p>
      <text:p text:style-name="P214">Кендзи: «Деньги заплатили? Чего ты <text:span text:style-name="T69">мелешь</text:span>! Сейчас вызовем полицию, пусть скажут твоим <text:span text:style-name="T77">родителям</text:span>, что ты <text:span text:style-name="T244">натворил!</text:span>»</text:p>
      <text:p text:style-name="P214"/>
      <text:p text:style-name="P214">Услышав такое, мальчик с силой рванул руку, <text:span text:style-name="T62">но я её не выпускал. Тогда он пнул в меня в колено.</text:span></text:p>
      <text:p text:style-name="P214"/>
      <text:p text:style-name="P213">Кендзи: «Ах ты подлюга!»</text:p>
      <text:p text:style-name="P213"/>
      <text:p text:style-name="P205">Удар был болезненный, но <text:span text:style-name="T244">я стойко вытерпел боль и продолжал держать</text:span> хулигана <text:span text:style-name="T244">за руку</text:span>. <text:span text:style-name="T63">Однако</text:span> следующая его атака оказалась удачной. Мне в лицо прилетел жёлтый снаряд, наполненный водой. Перед глазами всё поплыло, очки слетели и от неожиданности руку мальчика я выпустил. <text:span text:style-name="T64">Пока я несколько секунд пытался вернуть зрение, хулиган времени не терял и смылся. Хорошо хоть, очки спасли меня. Без них, удар мог оказаться сильнее.</text:span></text:p>
      <text:p text:style-name="P212">Гнаться за мальчиком было бесполезно. Его след простыл. На асфальте осталась только его оружие — пластмассовая рогатка для водяных бомбочек. Видимо он выронил её, когда сбежал. <text:span text:style-name="T67">Я со злостью пнул рогатку и она улетела в кусты. Нога отозвалась сильной болью в колене.</text:span></text:p>
      <text:p text:style-name="P212"/>
      <text:p text:style-name="P211">Когда я доковылял обратно к будке служащего мусорки — он сам уже стоял на улице, рядом с Касуми. <text:span text:style-name="T68">В руках у девушки было белое полотенце, которое она прижимала к груди.</text:span></text:p>
      <text:p text:style-name="P211"/>
      <text:p text:style-name="P210">Кендзи: «Черт! Почти поймал одного, но он выскользнул. А я… Споткнулся...»</text:p>
      <text:p text:style-name="P28"><text:span text:style-name="T316">Мусорщик 1</text:span><text:span text:style-name="T68">: «Да уж! Хулиганьё! Совести нет у них! Напали на инвалида!»</text:span></text:p>
      <text:p text:style-name="P210"/>
      <text:p text:style-name="P209">Видимо он уже понял, что Касуми слепая.</text:p>
      <text:p text:style-name="P209"/>
      <text:p text:style-name="P207">Я погладил больное, распух<text:span text:style-name="T245">шее </text:span><text:span text:style-name="T283">колено.</text:span> И тут подметил, что на стене кирпичной будки, весит камера.</text:p>
      <text:p text:style-name="P207"/>
      <text:p text:style-name="P207">Кендзи: «Это у вас что? Видеосъемка? А запись идёт?»</text:p>
      <text:p text:style-name="P208"><text:span text:style-name="T316">Мусорщик 1</text:span>: «Ага! Записываем. Что, хочешь хулиганов опознать? Вообще, хорошая идея. Правда я не знаю как с этой аппаратурой работать. Сейчас позвоню начальству, спрошу...»</text:p>
      <text:p text:style-name="P207"/>
      <text:p text:style-name="P207">Он полез в карман штанов за телефоном, но его остановила Касуми.</text:p>
      <text:p text:style-name="P207"/>
      <text:p text:style-name="P207">Касуми: «Не надо. Зачем нам эта запись. В полицию с ней идти? Нет. Не нужно!»</text:p>
      <text:p text:style-name="P206">Кендзи: «Касуми ты чего? Ну надо же наказать эту шпану!»</text:p>
      <text:p text:style-name="P206"/>
      <text:p text:style-name="P206">Касуми фыркнула и нахмурилась.</text:p>
      <text:p text:style-name="P206"><text:soft-page-break/></text:p>
      <text:p text:style-name="P206">Касуми: «Не стоит тратить время, Тан<text:span text:style-name="T70">а</text:span>ка-сан.»</text:p>
      <text:p text:style-name="P205"/>
      <text:p text:style-name="P203">Я повернулся к служащему, и покачал головой. Он отправил телефон обратно в карман.</text:p>
      <text:p text:style-name="P203"/>
      <text:p text:style-name="P204"><text:span text:style-name="T316">Мусорщик 1</text:span>: «Я тут Йоши успел позвонить. Он в самом деле не приезжал, и не оставлял вчерашний мусор здесь. Видишь ли, у нас здесь только временное хранение. А вчера мусора было немного. Он всё за один рейс забрал. Ну и поехал сразу на главный полигон. Там где завод по переработке мусора...»</text:p>
      <text:p text:style-name="P203">Кендзи: «Значит кранты ему… Блоку питания...»</text:p>
      <text:p text:style-name="P321"><text:span text:style-name="T316">Мусорщик 1</text:span>: «Зачем же кранты? Не кранты! <text:span text:style-name="T71">Сегодня пятница, а мусор перерабатывают по выходным. В будние дни они его только накапливают. Если сегодня побываешь у них, получишь свою вещь обратно. Там на проходной, тоже круглые сутки ребята сидят. Можно и вечером подойти. Скажешь им что да как, они вам отдадут ваш прибор.</text:span>»</text:p>
      <text:p text:style-name="P203"/>
      <text:p text:style-name="P201">Он протянул мне картонную визитку.</text:p>
      <text:p text:style-name="P201"/>
      <text:p text:style-name="P202"><text:span text:style-name="T316">Мусорщик 1</text:span>: «Вот, тут адрес полигона. Правда <text:span text:style-name="T76">это место</text:span> не в нашем районе уже. И вообще, за городом. Но на поезде <text:span text:style-name="T72">остановок пять — шесть</text:span>. <text:span text:style-name="T73">Давайте ребята, удачи. Смотри парень за девчонкой своей хорошо, вдруг ещё чем обольют.</text:span>»</text:p>
      <text:p text:style-name="P201"/>
      <text:p text:style-name="P200">Я поджал губы чтобы не расплыться в глупой улыбке, когда услышал про «свою девчонку». Касуми же, отстранила от груди полотенце. Я увидел, как прозрачная от воды ткань матроски, облепила её тело и под ней, проступили очертания бюстгальтера девушки. Теперь уже было не до улыбок, захотелось закутать Касуми в это полотенце <text:span text:style-name="T75">с головой</text:span>, чтобы никто больше это представление мокрых футболок не <text:span text:style-name="T74">видел</text:span>.</text:p>
      <text:p text:style-name="P200"/>
      <text:p text:style-name="P200">Касуми: «Спасибо! Полотенце! Пожалуйста возьмите его!»</text:p>
      <text:p text:style-name="P200"/>
      <text:p text:style-name="P196">Но служащий мусорки, только улыбнулся.</text:p>
      <text:p text:style-name="P196"/>
      <text:p text:style-name="P197"><text:span text:style-name="T316">Мусорщик 1</text:span>: «Не нужно! Нам каждую неделю новое выдают! Оставь себе.»</text:p>
      <text:p text:style-name="P196"/>
      <text:p text:style-name="P196">Касуми вновь прижала полотенце к груди. Вовремя! Я уже тянулся руками к пуговицам своей рубашки, чтобы снять её и накрыть ей Касуми.</text:p>
      <text:p text:style-name="P196"/>
      <text:p text:style-name="P196">Мусорщик 1: «Ладно ребята! Удачи вам!»</text:p>
      <text:p text:style-name="P196"/>
      <text:p text:style-name="P196">Я поклонился ему, а он подмигнул мне, и скрылся в дверях своей каморки. Мы остались на улице одни. Касуми по прежнему прижимала к груди полотенце, наверное она понимала, что её мокрая матроска просвечивала. На плечах, проступили бретельки её бюстгальтера, а на спине, из под мокрой ткани проступили её лопатки. Показалось, что девушка чуточку съёжилась, стала сутулиться. Но лицо Касуми <text:span text:style-name="T223">оставалось</text:span> спокойным.</text:p>
      <text:p text:style-name="P11"/>
      <text:p text:style-name="P199">Касуми: «Танака-сан… <text:span text:style-name="T78">Это сильно заметно? Что одежда у меня сырая?</text:span>»</text:p>
      <text:p text:style-name="P198">Кендзи: «Да нет, не очень… Может, если совсем близко подойти...»</text:p>
      <text:p text:style-name="P198"/>
      <text:p text:style-name="P198">Я посмотрел на лужу под ногами девушки. Асфальт стремительно высыхал, <text:span text:style-name="T140">и только жёлтые, резиновые ошмётки лежали на нём тут и там</text:span>. Касуми нерешительно переступила ногами, послышался чавкающий звук а из её ботинка выплеснулось немного воды.</text:p>
      <text:p text:style-name="P196"><text:soft-page-break/></text:p>
      <text:p text:style-name="P195">Кендзи: «Ой, да у тебя все ноги промокли!»</text:p>
      <text:p text:style-name="P195">Касуми: «Ничего…»</text:p>
      <text:p text:style-name="P195"/>
      <text:p text:style-name="P195">Касуми опять нерешительно переступила ногами.</text:p>
      <text:p text:style-name="P195"/>
      <text:p text:style-name="P195">Касуми: «Танака-сан… Вы можете снять ободок с моей головы? Кажется детектор с ума сошёл, пищит не умолкая. Там разъем на проводе, его нужно разомкнуть.»</text:p>
      <text:p text:style-name="P195"/>
      <text:p text:style-name="P194"><text:span text:style-name="T224">Видимо</text:span> руки у Касуми были связаны полотенцем, и она ничего не могла сделать. Наверное неприятно когда в ухо тебе что-то пищит <text:span text:style-name="T82">без устали</text:span>. Я не стал медлить, аккуратно поддел пальцами ободок на лбу девушки. Касуми потрясла головой, помогая мне. Вслед за ободком тянулся тоненький провод. Я всё дальше тянул ободок на себя, и всё больше провода <text:s/>тянулось след за ним, из под ворота матроски Касуми. Наконец показались круглые, как у удлинителя для наушников гнездо и вставленные в него штекер. Дрожащими руками, я <text:span text:style-name="T79">принялся отстёгивать разъем. </text:span></text:p>
      <text:p text:style-name="P193">Я был очень взволнован. Это, можно сказать первый мой шанс прикоснуться к Касуми за всё это время. Руки мои были в нескольких сантиметров от её шеи, даже показалось что тыльной стороной ладони я почувствовал её дыхание. Возможно Касуми тоже волновалась в этот момент, и тяжело дышала. Или нет? Я ничего не слышал, слышал только бешеный стук собственного сердца. Надеюсь Касуми его не слышит!</text:p>
      <text:p text:style-name="P192">Ободок был успешно отсоединён, вторая половинка штекера повисла <text:span text:style-name="T80">на груди Касуми.</text:span></text:p>
      <text:p text:style-name="P192"/>
      <text:p text:style-name="P191">Кендзи: «Готово!»</text:p>
      <text:p text:style-name="P190">Касуми: «Спасибо, Танака-сан!»</text:p>
      <text:p text:style-name="P190">Кендзи: «Ободок, его тебе <text:span text:style-name="T246">обратно,</text:span> на голову одеть, Касуми?»</text:p>
      <text:p text:style-name="P190">Касуми: «Нет… Если вам не трудно, Танака-сан. Не могли бы вы его подержать некоторое время?»</text:p>
      <text:p text:style-name="P190"/>
      <text:p text:style-name="P190">Держать ободок, который практически ничего не весил, мне было не трудно. Я поднёс эту вещицу поближе к глазам, чтобы рассмотреть. Даже подумал о том, чтобы понюхать его. Но нет! Это может кто-то увидеть! Я внимательно посмотрел в окно будки, где сидел служащий мусорки. В окне ничего не было видно. Но черт знает, вдруг он наблюдает за нами! <text:span text:style-name="T81">Захотелось поскорее покинуть это злосчастное место.</text:span></text:p>
      <text:p text:style-name="P190"/>
      <text:p text:style-name="P189">Кендзи: «Тебе бы просушить одежду, Касуми! Обувь особенно.»</text:p>
      <text:p text:style-name="P188">Касуми: «Да… Он… Служащий сказал, что перерабатывать мусор будут <text:span text:style-name="T246">уже</text:span> завтра...»</text:p>
      <text:p text:style-name="P188"/>
      <text:p text:style-name="P188">Касуми замолчала. Несмотря на то, что её облили с ног до головы водой, мысли о том чтобы вернуть блок <text:span text:style-name="T83">питания</text:span> её не покинули.</text:p>
      <text:p text:style-name="P188"/>
      <text:p text:style-name="P187">Кендзи: «Ну да. Можно на поезде съездить. Станция не так уж и далеко. Они наверное круглые сутки там дежурят. В любое время можно. Но как же ты пойдёшь в таком виде? Тебе бы одежду сменить.»</text:p>
      <text:p text:style-name="P187"/>
      <text:p text:style-name="P186">Касуми <text:span text:style-name="T84">кивнула</text:span>.</text:p>
      <text:p text:style-name="P186"/>
      <text:p text:style-name="P185">Касуми: «<text:span text:style-name="T85">Да, пожалуй… Сегодня жарко, форма высохнет и так. А вот ботинки — нет.</text:span>»</text:p>
      <text:p text:style-name="P185"/>
      <text:p text:style-name="P184"><text:soft-page-break/>И нижнее белье, пожалуй тоже, стоит <text:span text:style-name="T87">Касуми</text:span> <text:span text:style-name="T247">поменять</text:span>. <text:span text:style-name="T86">Я вспомнил, как в детстве с мальчишками плавал в местной речке. Плавки под одеждой, часа два сохли, несмотря на похожую, жаркую погоду.</text:span></text:p>
      <text:p text:style-name="P184"/>
      <text:p text:style-name="P183">Касуми: «<text:span text:style-name="T88">Придётся домой сходить… Ну хоть сможете отдать тележку моей тёте лично в руки, Танака-сан.</text:span>»</text:p>
      <text:p text:style-name="P183"/>
      <text:p text:style-name="P182">Мне, встречаться с тёткой Касуми не очень то и хотелось. Но что оставалось делать? Не мог же я пригласить Касуми к себе домой, чтобы просушить одежду? Вообще, я думал об этом. В аниме, или <text:span text:style-name="T89">комиксах</text:span> я сотни раз видел такую ситуацию, когда девушка попадает под дождь, а заботливый главный герой приглашает её к себе домой. Сушит одежду в сушилку, а на замену предлагает вещи своей сестры, или даже свои собственные, всякое бывает. Но то речь о ровесниках, школьниках. У нас с Касуми всё немного по другому.</text:p>
      <text:p text:style-name="P182"/>
      <text:p text:style-name="P285">* <text:s/>* <text:s/>*</text:p>
      <text:p text:style-name="P182"/>
      <text:p text:style-name="P181">Через час мы оказались на месте. Одежда Касуми ещё на половине пути просохла и потеряла свойство просвечивать. <text:span text:style-name="T91">Девушка</text:span> <text:span text:style-name="T94">прекратила укрываться полотенцем, и просто несла его в руках.</text:span> <text:span text:style-name="T95">Я</text:span> вернул ей «<text:span text:style-name="T91">ёмкостное</text:span> реле». Никаких <text:span text:style-name="T91">намёков</text:span>, что <text:span text:style-name="T95">Касуми</text:span> недавно окатили водой — не было. Разве что иногда, она поправляла воротник матроски или юбку. Наверняка мокрая одежда доставляла ей <text:span text:style-name="T90">массу </text:span>неудобств.</text:p>
      <text:p text:style-name="P180">Во дворе дома всё было как и <text:span text:style-name="T96">вчера</text:span>. Разве что в этот раз мне пришлось таки ступить на его землю. Всю сегодняшнюю похмельную ночь и утро, этот двор представлялся мне как место собственной казни. А сейчас — вроде ничего. Нет, страшновато конечно, но сейчас то я знаю, никто нарочно на меня зла не держит. <text:span text:style-name="T92">Надеюсь моя маскировка сработает, и я тётке Касуми покажусь не настолько пропащим человеком, насколько я им являюсь.</text:span></text:p>
      <text:p text:style-name="P179">Во дворике стоял особый, приятный запах, которыми благоухают помидорные кусты. Но как только мы взошли на крыльцо, я уже почувствовал аромат сигарет. Вообще, сигаретный дым сочетается с помидорным запахом, так мне показалось.</text:p>
      <text:p text:style-name="P179">Я заробел когда оказался во дворе дома Касуми, а вот девушка наоборот — сильно поменялась. На улице, движения её всегда были скованные и либо слишком осторожные, либо слишком резкие. Тут же наоборот. Касуми вскочила на крыльцо как <text:span text:style-name="T93">самый</text:span> обычный человек, будто вдруг прозрела. <text:span text:style-name="T93">Без малейшей заминки она схватилась за ручку двери и открыла её. Открыла нараспашку и повернулась ко мне.</text:span></text:p>
      <text:p text:style-name="P179"/>
      <text:p text:style-name="P178">Касуми: «Входите, Танака-сан.»</text:p>
      <text:p text:style-name="P178">Кендзи: «Простите за беспокойство!»</text:p>
      <text:p text:style-name="P178"/>
      <text:p text:style-name="P301">( Фон — дом Касуми (снаружи), и мини-цг — прихожая )</text:p>
      <text:p text:style-name="P178"/>
      <text:p text:style-name="P177">Сказать я это попытался как можно громче, чтобы те, кто находился дома, расслышали что к ним пришел гость. Но от волнения что-то опять случилось с моим голосом, <text:span text:style-name="T106">и он прозвучал еле - еле</text:span>. <text:span text:style-name="T107">Да и шумно было в доме, из прохода в комнату, доносилось бубнение работающего телевизора.</text:span></text:p>
      <text:p text:style-name="P176">Как я и предполагал, пахло сигаретами в доме Касуми ничуть не хуже чем в той каморке, в которой я встретился со служащим мусорки. <text:span text:style-name="T97">В тёмной прихожей, я и Касуми сняли обувь. После я вышел на свет, в небольшую комнату.</text:span></text:p>
      <text:p text:style-name="P175">На кресле, напротив телевизора, сидела пожилая женщина с короткими седыми волосами. Одета она была в домашнее кимоно. Женщина эта, была словно с иллюстраций про вредный образ жизни. Во рту она держала сигарету, а в руках — стакан с тёмной жидкостью и пульт от телевизора. На небольшом столике перед ней, стояла бутылка сливового портвейна и тарелка с <text:span text:style-name="T98">сушёными</text:span> морепродуктами.</text:p>
      <text:p text:style-name="P175"><text:soft-page-break/></text:p>
      <text:p text:style-name="P174">Тётка Касуми: «Касуми? Кто это с тобой?»</text:p>
      <text:p text:style-name="P174">Кендзи: «Простите за беспокойство...»</text:p>
      <text:p text:style-name="P173">Касуми: «Это Танака-сан, тётя. Я говорила вчера»</text:p>
      <text:p text:style-name="P173"/>
      <text:p text:style-name="P173">Тётка Касуми задумалась. <text:span text:style-name="T99">Затянулась сигаретой и посмотрела в потолок.</text:span></text:p>
      <text:p text:style-name="P173"/>
      <text:p text:style-name="P169">Тётка Касуми: «А, конечно, Касуми говорила <text:span text:style-name="T104">мне</text:span>. Говорила, что вы помогли ей. Большое спасибо! Хорошо что находятся люди, которые помогают племяннице в её делах. <text:span text:style-name="T248">Ах да, моё имя. Миура Усаги.</text:span>»</text:p>
      <text:p text:style-name="P169"/>
      <text:p text:style-name="P169">Тётка Касуми подняла стакан с портвейном, словно хотела показать, что выпьет его в мою честь.</text:p>
      <text:p text:style-name="P169"/>
      <text:p text:style-name="P169">Касуми: «Вы опять пьёте… Хотя бы при постороннем человеке...»</text:p>
      <text:p text:style-name="P169">Тётка: «Прости Касуми, но откуда же я знала что ты приведёшь гостя? А это вино! Если бы оно простояло в холодильнике ещё ночь, у него вкус был бы как у уксуса!»</text:p>
      <text:p text:style-name="P169">Касуми: «Какой достойный повод, чтобы выпить...»</text:p>
      <text:p text:style-name="P169"/>
      <text:p text:style-name="P169">В ответ тётка улыбнулась и подмигнула мне. А я внезапно ощутил такую лёгкость, словно сам выпил кружку этого винца. <text:span text:style-name="T100">Вот человек, которого вчера и сегодня я так боялся. Я представлял её себе как властную, строгую женщину. Которая примется изучать меня и выпытывать, чего это я брожу по улицам, к девчонкам молодым пристаю. Но нет, у тётки Касуми характер добрый и весёлый. И не только не строгая она, а ещё и порокам подвержена похлеще чем я. Рядом с ней, я почувствовал себя прямо как в детстве. Когда по пятницам, к отцу приходили коллеги по работе, напивались сакэ до поросячьего визга. И стоило мне оказаться рядом с ними в то время - <text:s/>меня одаривали деньгами и сладостями и хвалили мои посредственные успехи в школе.</text:span></text:p>
      <text:p text:style-name="P172">И даже когда тётка Касуми таки заинтересовалось моей персоной, меня это нисколько не напрягло.</text:p>
      <text:p text:style-name="P171"/>
      <text:p text:style-name="P170">Тётка: «И кто же твой новый знакомый, Касуми? Вы ещё в школе учитесь? Или в университете, студент?»</text:p>
      <text:p text:style-name="P170"/>
      <text:p text:style-name="P170">Кажется моя маскировка сработала! Звание студента мне очень подходило.</text:p>
      <text:p text:style-name="P170"/>
      <text:p text:style-name="P170">Кендзи: «Да, <text:span text:style-name="T249">Усаги-сан, я студент.</text:span>»</text:p>
      <text:p text:style-name="P170"/>
      <text:p text:style-name="P170">Я озвучил название своего учебного заведения. Я не <text:span text:style-name="T101">врал</text:span>, я в самом деле когда-то закончил его. Пусть и давно. <text:span text:style-name="T101">Это был достаточно известный университет, хоть и не Токийский но тоже неплохой. На тётку Касуми он произвёл сильное впечатление.</text:span></text:p>
      <text:p text:style-name="P170"/>
      <text:p text:style-name="P168">Тётка: «О! Когда я училась в школе, в этот университет <text:span text:style-name="T250">смогли попасть</text:span> только пара ребят из нашего выпуска! А на кого вы там учитесь?»</text:p>
      <text:p text:style-name="P168">Кендзи: «Филологический факультет. Я переводчик.»</text:p>
      <text:p text:style-name="P169"/>
      <text:p text:style-name="P168">Тётка Касуми удивилась ещё больше.</text:p>
      <text:p text:style-name="P168"/>
      <text:p text:style-name="P168">Тётка: «Ого! Переводчик! С китайского?»</text:p>
      <text:p text:style-name="P168">Кендзи: «С английского!»</text:p>
      <text:p text:style-name="P168"/>
      <text:p text:style-name="P167"><text:soft-page-break/>От удивления, тётка Касуми чуть не выронила стакан. <text:span text:style-name="T102">Да, английский язык считался трудным, здесь на востоке. Хотя говорят что в мире он — самый лёгкий. Но здесь, в Японии, владение английским вызывало уважение.</text:span></text:p>
      <text:p text:style-name="P167"/>
      <text:p text:style-name="P166">Тётка: «Английский! Вот это да! Ох, в школе мы тоже учили английский. <text:span text:style-name="T105">Правда уже и не помню почти ничего… Может только…</text:span></text:p>
      <text:p text:style-name="P166"/>
      <text:p text:style-name="P165"><text:span text:style-name="T105">Она замолчала и задумалась. Видимо попыталась вспомнить хоть какую-то реплику на иностранном языке. </text:span>Голос Касуми<text:span text:style-name="T103"> </text:span>перерезал <text:span text:style-name="T105">тишину</text:span>.</text:p>
      <text:p text:style-name="P166"/>
      <text:p text:style-name="P165">Касуми: «Тётя! Пожалуйста...»</text:p>
      <text:p text:style-name="P165"/>
      <text:p text:style-name="P164">Женщина решила послушаться свою племянницу, и промолчала. Налила себе ещё стаканчик портвейна и осушила его.</text:p>
      <text:p text:style-name="P164"/>
      <text:p text:style-name="P163">Тётка: «Что же ты не сказала мне, Касуми? Что приведёшь домой такого успешного молодого человека? Я бы хоть подготовилась.»</text:p>
      <text:p text:style-name="P163"/>
      <text:p text:style-name="P163">Я просиял, услышав, какими титулами наградила меня тётка Касуми.</text:p>
      <text:p text:style-name="P163"/>
      <text:p text:style-name="P163">Касуми: «<text:span text:style-name="T108">Как же, смогли ли вы хоть день продержаться без выпивки? Вчера вас не было дома, и я уже хотела воспользоваться случаем и предложить Танаки-сану выпить чаю. А сегодня, так получилось, нам срочно надо было попасть домой.</text:span>»</text:p>
      <text:p text:style-name="P163"/>
      <text:p text:style-name="P162">Может быть Касуми стеснялась своей тётки, хотя она и не подавала вида. Она могла бы оставить меня на улице, во дворе. Но наверное это было невежливо. В то же время <text:span text:style-name="T109">и</text:span> мне невежливо вот так, вламываться в дом к людям когда они не готовы принимать гостей. Но судя по всему, тётка Касуми заядлый алкоголик. И была пьяна уже достаточно, чтобы не стыдиться своих пороков перед посторонними людьми.</text:p>
      <text:p text:style-name="P162"/>
      <text:p text:style-name="P161">Тётка: «А вот чаю, пожалуй, стоит выпить!»</text:p>
      <text:p text:style-name="P161"/>
      <text:p text:style-name="P160">Никто не стал возражать. Меня усадили перед столом, с которого тётка Касуми убрала <text:span text:style-name="T110">свою выпивку и закуску. Осталась только пепельница. Обслуживала нас по видимому Касуми, она скрылась за дверь, очевидно на кухне. Раздавался звон посуды и шипение закипающего чайника.</text:span></text:p>
      <text:p text:style-name="P159">Я же, совершенно расслабился и чувствовал себя в своей тарелке. Может никотина в стенах и воздухе этого дома накопилось столько, что он начал на меня действовать? Пока длилось молчание, я оглядывал комнату. Видно было, что тётка Касуми мало занимается домашней работой. Под ногами, нет нет да и попадалась мне грязь. Кое-где мебель была покрыта пылью, которую похоже не замечали. Обои — пожелтели от времени, покрылись пятнами вокруг <text:span text:style-name="T112">электрических</text:span> розеток. Стул на котором я сидел — шатался, стол — был весь исцарапанный а на углах у него отклеился шпон.</text:p>
      <text:p text:style-name="P158">Но, глядеть на всё это мне было только приятно. А что если бы Касуми была дочерью состоятельных родителей, которые встретили меня в ухоженном особняке? Да на меня бы там посмотрели как на <text:span text:style-name="T251">насекомое</text:span> и за порог не пустили. А здесь всё наоборот. Я сам жил в приличном и <text:span text:style-name="T113">большом</text:span> <text:span text:style-name="T113">доме</text:span>. Конечно, благодаря Айко он не теря<text:span text:style-name="T252">л</text:span> свой товарный вид, а плати<text:span text:style-name="T252">л</text:span> за всё это удовольствие отец. <text:span text:style-name="T114">Но чёрт с ними!</text:span> <text:span text:style-name="T114">С</text:span>ейчас я себ<text:span text:style-name="T112">я</text:span> чувствовал может и не как <text:span text:style-name="T111">аристократ в лачуге обычных людей. Но никак не хуже чем первый среди равных, это точно.</text:span></text:p>
      <text:p text:style-name="P156">Касуми расставила перед нами три чашки <text:span text:style-name="T121">и чайник,</text:span> небольшой поднос с рисовым печеньем. <text:span text:style-name="T121">Я рассеяно наблюдал, как девушка быстро ощупывает внутреннюю поверхность </text:span><text:soft-page-break/><text:span text:style-name="T121">чашек. Похоже ей не понравилась их чистота. Не знаю, кто в этом доме моет посуду, сама ли Касуми или её тётка. Но чашки и в самом деле были вымыты неважно, и все покрыты тёмным налётом от предыдущих чаепитий. Да уж! У меня дома, Айко бы такого безобразия не допустила!</text:span></text:p>
      <text:p text:style-name="P157">Касуми тихонько покачала головой и разлила чай по чашкам. Но сама за стол не села, опять скрылась в дверях комнаты.</text:p>
      <text:p text:style-name="P155"/>
      <text:p text:style-name="P154"/>
      <text:p text:style-name="P154">Тётка: «Похоже Касуми <text:span text:style-name="T122">за чем-то </text:span>пошла в свою комнату...»</text:p>
      <text:p text:style-name="P154"/>
      <text:p text:style-name="P154"><text:span text:style-name="T123">Тётка Касуми,</text:span> поднесла чашку чая к губам, отпила чуть - чуть, поморщилась, запустила в подол кимоно руку и достала оттуда маленькую блестящую фляжку. Налила несколько капель из фляжки в чашку, отчего чай в ней потемнел. Затем обратилась ко мне.</text:p>
      <text:p text:style-name="P154"/>
      <text:p text:style-name="P154">Тётка: «Танака-сан, а сколько вам лет?»</text:p>
      <text:p text:style-name="P154"/>
      <text:p text:style-name="P154">Я спешно принялся придумывать себе возраст. Надо было и не слишком малый взять, и уложиться в срок обучения в университете.</text:p>
      <text:p text:style-name="P154"/>
      <text:p text:style-name="P154">Кендзи: «Двадцать.. два...»</text:p>
      <text:p text:style-name="P154"/>
      <text:p text:style-name="P148">Тётка Касуми довольно улыбнулась, и потянула руку с фляжкой в сторону моей чашки с чаем. Я уловил это движение и замахал руками в знак протеста.</text:p>
      <text:p text:style-name="P148"/>
      <text:p text:style-name="P148">Кендзи: «Ой! Спасибо! Не нужно! Я не пью!»</text:p>
      <text:p text:style-name="P148"/>
      <text:p text:style-name="P148">Судя по запаху, который теперь витал над столом, во фляжке у неё был крепкий коньяк, а может виски.</text:p>
      <text:p text:style-name="P148"/>
      <text:p text:style-name="P148">Тётка: «Надо же! Похвально! <text:span text:style-name="T115">Я не одобряю вредные привычки!</text:span>»</text:p>
      <text:p text:style-name="P148"/>
      <text:p text:style-name="P153">Она принялась пить чай по своему рецепту. Я тоже хотел было приняться за чай, но Касуми всё не было. Её тётка похоже поняла мои мысли.</text:p>
      <text:p text:style-name="P153"/>
      <text:p text:style-name="P153">Тётка: «Не волнуйтесь, Касуми сейчас придёт. Наверное опять чудит над чем-то в своей комнате. Вечно у неё какие-то дела! И мне даже ничего не говорит! Хотя… если и говорит, я ни слова понять не могу...»</text:p>
      <text:p text:style-name="P153"/>
      <text:p text:style-name="P151">Я тоже, в разговорах с Касуми мало чего понимал, поэтому закивал, соглашаясь.</text:p>
      <text:p text:style-name="P151"/>
      <text:p text:style-name="P149">Тётка: «Может она вам сказала, что ей понадобилась?»</text:p>
      <text:p text:style-name="P149"/>
      <text:p text:style-name="P149">Я решил не утаивать то происшествие, что произошло на улице.</text:p>
      <text:p text:style-name="P149"/>
      <text:p text:style-name="P149">Кендзи: «Какие-то хулиганы обрызгали Касуми водой. Жаль я в это время был далеко, не углядел. Эх! Поймать бы их, да в полицию бы!»</text:p>
      <text:p text:style-name="P149"/>
      <text:p text:style-name="P149">Тётка отхлебнула из чашки, и задумчиво произнесла.</text:p>
      <text:p text:style-name="P149"/>
      <text:p text:style-name="P149">Тётка: «Да… Как уже достали эти хулиганы… И чего они пристали к этой бедной девочке? Чем она им мешает? То водой обольют, то подножку поставят...»</text:p>
      <text:p text:style-name="P149">Кендзи: «<text:span text:style-name="T253">Так э</text:span>то что, не в первый раз?»</text:p>
      <text:p text:style-name="P149"><text:soft-page-break/>Тётка: «<text:span text:style-name="T254">Н</text:span>е в первый… Причём Касуми и не говорит ничего. Соседи передали. Видели <text:s/>как мальчишки помладше нападают на неё.»</text:p>
      <text:p text:style-name="P286">Кендзи: «Вот ведь сволочи!»</text:p>
      <text:p text:style-name="P286">Тётка: «Да зачем же вы так про них, Танака-сан. Знаете, я думаю — все они хорошие, добрые ребята. А делают это, потому что их попросили. Может быть даже заплатили.»</text:p>
      <text:p text:style-name="P286"/>
      <text:p text:style-name="P286">Я вспомнил слова того упитанного хулигана, которого мне удалось поймать. Он же в самом деле говорил что ему за это дело заплатили. Он что, не врал?</text:p>
      <text:p text:style-name="P286"/>
      <text:p text:style-name="P286">Кендзи: «Как? Кто такое может делать. <text:span text:style-name="T254">У</text:span> Касуми есть враги?»</text:p>
      <text:p text:style-name="P286">Тётка: «Есть.»</text:p>
      <text:p text:style-name="P286">Кендзи: «И вы их знаете?»</text:p>
      <text:p text:style-name="P287">Тётка: «Я знаю? <text:span text:style-name="T225">Конечно знаю</text:span>!»</text:p>
      <text:p text:style-name="P287">Кендзи: «Кто же это?»</text:p>
      <text:p text:style-name="P287"/>
      <text:p text:style-name="P288">Женщина воровато оглянулась по сторонам. Прошептала.</text:p>
      <text:p text:style-name="P288"/>
      <text:p text:style-name="P288">Тётка: «Рептилоиды!»</text:p>
      <text:p text:style-name="P288"/>
      <text:p text:style-name="P289">Я был ошарашен таким ответом, и не знал как мне реагировать. Тётка, воспользовавшись паузой достала из под стола бутылку вина, налила и выпила ещё стаканчик.</text:p>
      <text:p text:style-name="P289"/>
      <text:p text:style-name="P290">Тётка: «Да, да, рептилоиды. Это они пакостят! Это они следят за мной и Касуми. Мне кажется, они даже поливают какой-то гадостью мои помидоры. Да что там помидоры! Они воздействуют <text:span text:style-name="T226">излучением</text:span> напрямую в мозг! И <text:span text:style-name="T226">есть</text:span> только один способ этого избежать!»</text:p>
      <text:p text:style-name="P290"/>
      <text:p text:style-name="P290">Тётка Касуми указала на бутылку вина, стоящую под столом.</text:p>
      <text:p text:style-name="P290"/>
      <text:p text:style-name="P290">Тётка: «А всё почему, Танака-сан? Потому что я много знаю про них! Про все их подлые делишки, и про их ужасные планы. Я знаю очень много. И поэтому они охотятся за мной!»</text:p>
      <text:p text:style-name="P291"/>
      <text:p text:style-name="P292"><text:span text:style-name="T255">С</text:span>ерьёзный тон, с которым <text:span text:style-name="T255">тётка Касуми рассказывала</text:span> эти небылицы, меня напугал. Надеюсь у тётки Касуми не началась белая горячка? Надеюсь она не заподозри<text:span text:style-name="T256">т</text:span> во мне — шпиона от рептилоидов!</text:p>
      <text:p text:style-name="P152"/>
      <text:p text:style-name="P293">Тётка: Только не передавайте Касуми мои слова, Танака-сан! Не знаю почему, но не любит она когда я завожу такие разговоры.</text:p>
      <text:p text:style-name="P293"/>
      <text:p text:style-name="P293">Кендзи: Нет, нет! Что вы!</text:p>
      <text:p text:style-name="P293"/>
      <text:p text:style-name="P150"><text:span text:style-name="T227">Тётка: </text:span>Я просила Касуми, не выходить на улицу, раз такое дело. Но она всё равно. Железки какие-то приносит, собирает что-то непонятное… <text:span text:style-name="T228">Но хоть польза есть от этого. Если что дома ломается — Касуми чинит в минуту. Даже в розетки не боится лезть. Жаль не всё ей по зубам. С вентилятором этим, возилась, возилась… А толку не вышло...»</text:span></text:p>
      <text:p text:style-name="P151"/>
      <text:p text:style-name="P149">Касуми: «Потому что обмотки <text:span text:style-name="T116">сгорели! Что я могу сделать? Перемотать? Там всё лаком залито, не получится. Только выбросить. А всё из-за того, что вы уронили его на пол включенный и уснули. Вот и сгорел он.</text:span>»</text:p>
      <text:p text:style-name="P148"/>
      <text:p text:style-name="P147"><text:soft-page-break/>Касуми появилась перед столом совершенно внезапно. Она села напротив меня, а тётка подала ей чашку чая и поближе к ней подвинула поднос с печеньем.</text:p>
      <text:p text:style-name="P147"/>
      <text:p text:style-name="P147">Касуми: «Я надеюсь вы по ошибке не налили <text:span text:style-name="T117">мне </text:span>в чай эту гадость, тётя?»</text:p>
      <text:p text:style-name="P147"/>
      <text:p text:style-name="P147">Тётка Касуми тихо засмеялась.</text:p>
      <text:p text:style-name="P147"/>
      <text:p text:style-name="P147">Тётка: «Ну что ты, дорогая, это было всего раз и совершенно случайно!»</text:p>
      <text:p text:style-name="P147"/>
      <text:p text:style-name="P146">Похоже тётка Касуми иногда допивается до такого состояния, что забывает перед сном выключать бытовые приборы. И льёт своё зелье во все чашки кроме своей. Да уж…</text:p>
      <text:p text:style-name="P145">На некоторое время разговоры притихли, раздавался только хруст печенья, бульканье чая и бормотание телевизора. Молчание прервала тётка Касуми.</text:p>
      <text:p text:style-name="P145"/>
      <text:p text:style-name="P145">Тётка: «А! Да! Касуми! Что-то с телеком! Показывает только двадцать каналов.»</text:p>
      <text:p text:style-name="P145">Касуми: «Вы опять открывали окно? Я же говорила много раз, не трогать антенну.»</text:p>
      <text:p text:style-name="P145">Тётка: «Да я помидоры выкладывала на подоконник, чтобы дозревали. А потом обратно всё задвинула!»</text:p>
      <text:p text:style-name="P145"/>
      <text:p text:style-name="P145">Я заметил что на оконной занавеске, была закреплена антенна, очевидно самодельная, сделанная из проволоки.</text:p>
      <text:p text:style-name="P145"/>
      <text:p text:style-name="P145">Касуми: «<text:span text:style-name="T257">Вы наверное</text:span> погнули <text:span text:style-name="T257">её</text:span>! А тут, чтобы второй мультиплексор ловило, надо точно настраивать. Потом <text:span text:style-name="T119">сделаю,</text:span> <text:span text:style-name="T119">в</text:span>ечером.»</text:p>
      <text:p text:style-name="P145">Тётка: «<text:span text:style-name="T256">Эх мультиплексор… Сегодня должны были показать замечательную передачу. Говорят — в правительстве Японии завелись инопланетяне</text:span>… <text:span text:style-name="T256">Какую только чушь не показывают, правда, Касуми?</text:span></text:p>
      <text:p text:style-name="P145"/>
      <text:p text:style-name="P145">Тётка Касуми снова достала <text:span text:style-name="T118">фляжку</text:span> с коньяком из под кимоно. Но в этот раз не налила его в чай а принялась пить <text:span text:style-name="T118">прямо </text:span>из горла. Касуми же хлопнула чашкой по столу и встала.</text:p>
      <text:p text:style-name="P145"/>
      <text:p text:style-name="P145">Касуми: «Пожалуй нам пора! Танака-сан? Или хотите ещё чаю?»</text:p>
      <text:p text:style-name="P144">Кендзи: «Нет! Большое спасибо!»</text:p>
      <text:p text:style-name="P144"/>
      <text:p text:style-name="P144">Я тоже поднялся со своего стула. Тётка Касуми припрятала фляжку и спросила с удивлением.</text:p>
      <text:p text:style-name="P144"/>
      <text:p text:style-name="P144">Тётка: «Уже уходите?»</text:p>
      <text:p text:style-name="P144">Касуми: «Да. У нас дело.»</text:p>
      <text:p text:style-name="P144">Тётка: «У вас? Танака-сан, надеюсь Касуми вас не мучает своими просьбами? Большое спасибо, что помогли ей вчера! Но вы же не можете делать это вечно! Касуми! Надеюсь ты не доставляешь много хлопот Танаке-сану? Сама знаешь, в таком приличном университете, наверное и летом надо уделять внимание учёбе. А ты со своими пустяками...»</text:p>
      <text:p text:style-name="P144"/>
      <text:p text:style-name="P144">Касуми промолчала, а я замахал руками.</text:p>
      <text:p text:style-name="P144"/>
      <text:p text:style-name="P144">Кендзи: «Нет! Нет! Что вы! У меня сейчас полно свободного времени.»</text:p>
      <text:p text:style-name="P144">Тётка: «Ну и славно. <text:span text:style-name="T120">По правде сказать, я очень довольна что Касуми теперь не шляется по улицам одна. Я так за неё беспокоюсь!</text:span>»</text:p>
      <text:p text:style-name="P144"/>
      <text:p text:style-name="P143"><text:soft-page-break/>С этими словами она потянулась руками под стол, и принялась выискивать там бутылку с портвейном.</text:p>
      <text:p text:style-name="P143"/>
      <text:p text:style-name="P143">Касуми: «Как же, беспокоитесь вы...»</text:p>
      <text:p text:style-name="P143"/>
      <text:p text:style-name="P142">Вышли на улицу и я с удовольствием вдохнул знойный летний воздух с ароматом помидорных кустов. Пусть и не страшился я больше тётки Касуми, сидеть с ней да разговаривать о разном не очень то и хотелось. <text:span text:style-name="T124">Здесь, на улице, наедине с Касуми — лучше.</text:span></text:p>
      <text:p text:style-name="P141">Может я нанюхался дыма, или тётка Касуми таки успела мне плеснуть чего в чашку, но состояние у меня вдруг стало такое, словно я выпил баночку пива. Как от ракеты взлетающей со стартового стола, отваливались лишние ступени, так и мои страхи и тяготы сваливались с моих плеч начиная с утра. <text:span text:style-name="T125">А сейчас, похоже от меня отвалилось всё, и я вышел на орбиту, в невесомость. </text:span></text:p>
      <text:p text:style-name="P140">Я чувствовал себя как студент сдавший трудный и важный экзамен, последний в сессии, после которого — летние каникулы. А экзаменатор оказался не строгим и дотошным а весёлым, ставящим хорошие отметки за просто так. А я ещё боялся чего то!</text:p>
      <text:p text:style-name="P139">Да я теперь не только не боялся! <text:span text:style-name="T126">Не просто чувствовал себя в доме Касуми, как среди равных, нет. Я чувствовал превосходство! Над этой пожилой женщиной, сидящей в грязном кимоно, пьющей дешёвый алкоголь, смотрящей третьесортные телепередачи и ведущей охоту на рептилоидов. </text:span></text:p>
      <text:p text:style-name="P138">Да и над Касуми тоже, превосходство чувствовал. Вспомнилось, как она торопливо ощупывала грязные чашки и как украдкой отряхивала ступни от грязи, когда надевала обувь в прихожей. Видно, что Касуми стесняется своей пьющей тётки, и беспорядка в доме. Конечно, Касуми ни в чём не виновата, даже наоборот... Да и мне самому, неловко от всего этого, и жалко Касуми. Но каким же приятным было это чувство жалости! Вот значит как дело обернулось! Единственный человек, который мог заступиться за Касуми. Единственный, кто мог раскусить меня как <text:span text:style-name="T229">безработного </text:span>хикикомори и запретить мне общаться с этой слепой девчонкой — принял своего врага с распростёртыми объятиями.</text:p>
      <text:p text:style-name="P136">Да и какой же я хикикомори? Я же студент, престижного университета и одного из сложнейших факультетов между прочим! Пусть это было уже давно, но разве я соврал? Нет! Подумаешь - что столько просидел дома, я может быть просто поздно повзрослел! И вот сейчас самое время, выйти в люди и стать полноправным членом общества.</text:p>
      <text:p text:style-name="P136"/>
      <text:p text:style-name="P137">* <text:s/>* <text:s/>*</text:p>
      <text:p text:style-name="P136"/>
      <text:p text:style-name="P135"><text:span text:style-name="T258">Пока я предавался мечтам, мы вышли</text:span> на железнодорожн<text:span text:style-name="T259">ый</text:span> вокзал. А точнее не на вокзал, а на местн<text:span text:style-name="T259">ую</text:span> маленьк<text:span text:style-name="T259">ую</text:span> станци<text:span text:style-name="T259">ю</text:span>. Перрон был пуст. Направление всё-таки не популярное — за город. Сейчас все ещё на работе, и возвращаться обратно в пригороды начнут только к вечеру.</text:p>
      <text:p text:style-name="P135"><text:span text:style-name="T127">Поезда м</text:span>ы ждали молча. <text:span text:style-name="T128">Я не знал, о чём можно завести разговор, да и нужно ли? Вчера и утром, я в моменты такого молчания пытался придумать какую-то интересную тему для разговора. А что сейчас? Сейчас мне это не казалось обязательным. Зачем? Куда спешить, обязательно ли из кожи вон лезть, чтобы показаться весёлым и интересным?</text:span></text:p>
      <text:p text:style-name="P134"><text:span text:style-name="T229">Т</text:span>еперь я думал о будущем. Хотя бы о завтрашнем дне. Надо наверное сходить куда-то с Касуми, пригласить её, может в кафешку какую. Или <text:s/>помочь с другими её делами? Ходит же она в магазин, за своими железками, например? Или даже пригласить <text:span text:style-name="T129">домой, глянуть на то, что ещё осталось из вещей дяди Макото. В прочем, домой это потом, чуть позже.</text:span></text:p>
      <text:p text:style-name="P133">В голове я проигрывал мои будущие победы на личном фронте. Каким я буду галантным и обходительным, как буду производить впечатление на Касуми своими поступками. Или даже знаниями! Да, надо непременно почитать хоть что-то по теме радиотехники. Может даже съездить в город, и найти там эту книгу, что я видел вечером <text:span text:style-name="T130">на сайте книжного магазина</text:span>.</text:p>
      <text:p text:style-name="P132"><text:soft-page-break/>Я глупо улыбался и с умилением глядел на Касуми. Она немного сутулилась, облокотившись на тележку, смотрела куда-то в сторону уходящих путей. Мы стояли в тени железобетонного шатра над перроном. В тени, лицо Касуми было таинственным, глаза она чуть прикрыла, и мне почему-то казалось что она улыбается. Совсем незаметно. Как Мона Лиза.</text:p>
      <text:p text:style-name="P131">Мне ужасно захотелось сделать фотографию Касуми. Отличный ракурс, и свет получался и такой удачный кадр бы вышел. <text:span text:style-name="T260">В прошлый раз, шмель помешал, и про фотографию я совсем забыл. </text:span>А <text:span text:style-name="T260">теперь</text:span> случай удачный подвернулся, чтобы <text:span text:style-name="T260">с</text:span>делать <text:span text:style-name="T260">снимок</text:span> — на перроне больше никого.</text:p>
      <text:p text:style-name="P130">Я достал из кармана телефон, осторожно, чтобы не создавать лишнего шума и не отвлекать Касуми. <text:span text:style-name="T260">Выбрал серийную съёмку и навёл видоискатель на цель.</text:span></text:p>
      <text:p text:style-name="P130"/>
      <text:p text:style-name="P129">Крик: «Караул! На помощь! Извращенец!»</text:p>
      <text:p text:style-name="P129"/>
      <text:p text:style-name="P128">Внезапный крик резанул по ушам, у меня потемнело в глазах от страха <text:span text:style-name="T137">и неожиданности.</text:span></text:p>
      <text:p text:style-name="P128"/>
      <text:p text:style-name="P128">Крик: «Спасите! Это извращенец!»</text:p>
      <text:p text:style-name="P128"/>
      <text:p text:style-name="P127">Только сейчас я понял, что эти громкие крики доносились из моего телефона. Он трепыхался в моих дрожащих и мокрых от пота ладонях.</text:p>
      <text:p text:style-name="P127"/>
      <text:p text:style-name="P127">Телефон: «Извращенец! Педофил! Вызовите полицию!»</text:p>
      <text:p text:style-name="P127"/>
      <text:p text:style-name="P126">Что за чертовщина с моим телефоном!? Какого хрена из него доносятся эти крики? Я принялся давить на качельку громкости, чтобы убавить звук, но не тут то было. Я жал на кнопку выключения, но телефон продолжал верещать на всю улицу.</text:p>
      <text:p text:style-name="P126"/>
      <text:p text:style-name="P126">Телефон: «Педофи-ил! Поли-иция!»</text:p>
      <text:p text:style-name="P124"/>
      <text:p text:style-name="P123">Не с первого раза, но у меня получилось сорвать заднюю крышку телефона и выцарапать аккумулятор. Телефон мгновенно умолк. В ушах у <text:span text:style-name="T135">меня звенело и билось сердце. <text:s/></text:span></text:p>
      <text:p text:style-name="P125">А Касуми отскочила от меня на добрые два метра. Вид у неё был испуганный. Как только мне удалось справиться с телефоном, она, заикаясь спросила.</text:p>
      <text:p text:style-name="P123"/>
      <text:p text:style-name="P122">Касуми: «Та… нака… сан… Что это… было!?»</text:p>
      <text:p text:style-name="P121">Кендзи: «Это...»</text:p>
      <text:p text:style-name="P121"/>
      <text:p text:style-name="P120">Вопли эти мне были знакомы. Такие звуки издавал «отпугиватель извращенцев» - брелочек, который носили с собой <text:span text:style-name="T136">ученицы</text:span> младшей школы. Такие брелочки цепляли к ключам, сумочкам. И если вдруг какой извращенец поймает маленькую девчонку в тихом месте, зажмет ей рот. Или если от страха её голос перехватит — <text:span text:style-name="T137">нажмёт</text:span> <text:span text:style-name="T137">девочка</text:span> кнопочку и <text:s/>брелочек заорёт на всю улицу. А извращенец — сбежит. Я сам видел такие, <text:span text:style-name="T137">правда</text:span> <text:span text:style-name="T137">к</text:span>огда в школе учился — таких у наших девчонок не было, <text:span text:style-name="T131">не изобрели ещё</text:span>. А вот у Айко таких штук <text:s/>навалом.</text:p>
      <text:p text:style-name="P120"/>
      <text:p text:style-name="P118">Кендзи: «Это брелок…»</text:p>
      <text:p text:style-name="P118"/>
      <text:p text:style-name="P118">Было совершенно непонятно, какого черта телефон так заверещал. <text:span text:style-name="T132">А </text:span>Касуми <text:span text:style-name="T132">наверное и вовсе не поняла, что это тут у меня. Она</text:span> вопросительно молчала.</text:p>
      <text:p text:style-name="P118"/>
      <text:p text:style-name="P118">Кендзи: «Это сестры брелок!»</text:p>
      <text:p text:style-name="P118"><text:soft-page-break/>Касуми: «Сестры?! Это что? Который защитный, для детей?»</text:p>
      <text:p text:style-name="P118"/>
      <text:p text:style-name="P119">Похоже Касуми <text:span text:style-name="T133">знала</text:span> про <text:span text:style-name="T133">существование</text:span> таки<text:span text:style-name="T133">х</text:span> штук<text:span text:style-name="T134">овин</text:span>.</text:p>
      <text:p text:style-name="P118"/>
      <text:p text:style-name="P118">Кендзи: «Ага! Кажется я… я перепутал и взял с собой ключи от дома, не свои… сестры. А тут брелок этот...»</text:p>
      <text:p text:style-name="P118">Касуми: «Ох… <text:span text:style-name="T137">Это было так внезапно...</text:span>»</text:p>
      <text:p text:style-name="P118"/>
      <text:p text:style-name="P117">Конечно внезапно. Я сам чуть концы не отдал от этих воплей. По рукам и ногам бегали мурашки, рубашка прилипла к вспотевшей спине. В дрожащих руках я сжимал телефон и аккумулятор от него. Собирать телефон я не решился и сложил его в разобранном виде в карман.</text:p>
      <text:p text:style-name="P117"/>
      <text:p text:style-name="P117">Касуми: «Как же вы не заметили, Танака-сан? С такими вещами надо аккуратнее, не слышал ли кто...»</text:p>
      <text:p text:style-name="P117"/>
      <text:p text:style-name="P117">Да уж, этого я тоже боялся. Конечно, телефон он и есть телефон, кричит не так громко как брелочек. Но всё равно, мог кто и услышать. Я оглядывался по сторонам, но никого постороннего не увидел. Похоже этот вопль и не слышал никто. Не хотелось бы разъяснять посторонним или полиции, что да как, и что это просто случайность.</text:p>
      <text:p text:style-name="P117"/>
      <text:p text:style-name="P116">Кендзи: «Да уж. Хорошо что на перроне никого нет.»</text:p>
      <text:p text:style-name="P116">Касуми: «<text:span text:style-name="T138">А у</text:span> вас… <text:span text:style-name="T138">Е</text:span>сть сестра, Танака-сан?»</text:p>
      <text:p text:style-name="P116">Кендзи: «Ага! Правда она мне не родная, сводная.»</text:p>
      <text:p text:style-name="P116">Касуми: «Не родная?»</text:p>
      <text:p text:style-name="P116"/>
      <text:p text:style-name="P116">Я рассказал Касуми про Айко. Про её и своего отца. Правда умолчал некоторые подробности <text:span text:style-name="T138">о нашей жизни</text:span>, в основном связанные с моим <text:span text:style-name="T261">безвылазным </text:span>сидением дома. <text:span text:style-name="T142">Наверное не стоило мне рассказывать такие подробности. Мог бы сказать что Айко — моя </text:span><text:span text:style-name="T322">младшая, </text:span><text:span text:style-name="T142">родная сестра. Это бы пошло на пользу моему образу студента! Если моей сестре так мало лет, ну разве мой возраст может быть больше двадцати? Впрочем, когда то, может быть, Айко придётся познакомить с Касуми. И неправда раскроется.</text:span></text:p>
      <text:p text:style-name="P116"/>
      <text:p text:style-name="P31"><text:span text:style-name="T323">Касуми: </text:span><text:span text:style-name="T324">Так вот значит кем вам приходится Макото-сан… А ваш</text:span><text:span text:style-name="T325">ей сестре</text:span><text:span text:style-name="T323">, наверное </text:span><text:span text:style-name="T326">трудно</text:span><text:span text:style-name="T323"> ей без отца, Танака-сан?</text:span></text:p>
      <text:p text:style-name="P32"><text:span text:style-name="T323">Кендзи: Айко-то? Да она же и не </text:span><text:span text:style-name="T326">помнит</text:span><text:span text:style-name="T323"> его совсем. Разве что, темноты сильно боится, после того как </text:span><text:span text:style-name="T327">Макото-сан</text:span><text:span text:style-name="T323"> погиб.</text:span></text:p>
      <text:p text:style-name="P305">Касуми: Темноты? Почему?</text:p>
      <text:p text:style-name="P306">Кендзи: После того как дядю Макото убило, электроэнергии во всём районе не было до следующего дня. Наоки-сан, это мама Айко, её видимо всю ночь протаскали по моргам да в полиции, а Айко тогда просидела всю ночь одна дома. В темноте.</text:p>
      <text:p text:style-name="P307">Касуми: <text:span text:style-name="T328">А то что вы вещи её отца вынесли? Может быть не надо было, это же память об отце?</text:span></text:p>
      <text:p text:style-name="P307"/>
      <text:p text:style-name="P308">############</text:p>
      <text:p text:style-name="P307"/>
      <text:p text:style-name="P116">Касуми: «С подружками?»</text:p>
      <text:p text:style-name="P116">Кендзи: «Ага.»</text:p>
      <text:p text:style-name="P116"/>
      <text:p text:style-name="P115">Хорошо бы, чтобы я сейчас вдруг не встретился с Айко и её подружками. Впрочем на поезде ей ехать некуда. Разве что на море, но на <text:span text:style-name="T261">пляж</text:span> — это совсем в другую сторону.</text:p>
      <text:p text:style-name="P115"><text:soft-page-break/>А то что Касуми спросила про Айко и её отца. Наверное сама Касуми переживает из-за смерти своих родителей. Может, конечно, как и у Айко, умерли они очень давно и она их не помнит совсем.</text:p>
      <text:p text:style-name="P114">Вдруг, замигали семафоры на путях, зашипел, засвистел рупор в дальнем конце перрона. Похоже там что-то объявляли, но нечего не было слышно. Хотя было очевидно — из-за поворота, из-за деревьев и кустов вынырнул поезд. Неспешно он подполз к перрону. Открыл двери.</text:p>
      <text:p text:style-name="P114"/>
      <text:p text:style-name="P113">Всю дорогу в поезде, меня занимали мысли о странном поведении моего телефона. Надо же, так учудил <text:span text:style-name="T141">и</text:span> прямо в такой момент! Ну просто закон подлости какой-то!</text:p>
      <text:p text:style-name="P113">Я рылся в карманах, доставал поочерёдно разные запчасти телефона но никак не решался поставить аккумулятор на место и включить его. Вдруг этот мистический глюк проявится снова, и я опять напугаю Касуми?</text:p>
      <text:p text:style-name="P113">Вообще, этот неприятный случай свалился на меня как ведро холодной воды. Я потерял значительную долю своей бравады и уверенности. <text:span text:style-name="T142">Может мы и знакомы с Касуми уже два дня, и так хорошо ладим, но черт его знает, что она может подумать? Вдруг не поверила, что я в самом деле взял ключи сестры. Вдруг сейчас гадает, откуда у меня этот брелочек? Где я его взял.</text:span></text:p>
      <text:p text:style-name="P112">Я взглянул на Касуми. Но выражение её лица совершенно ничего не выражала. Было таким же спокойным как и обычно. По её лицу пробегали тени от столбов, деревьев и прочих предметов что проносились за окном. Но глаза девушки никак не реагировали на яркий свет и тень и сосредоточено смотрели неизвестно куда.</text:p>
      <text:p text:style-name="P112">Вскоре лицо Касуми полностью погрузилось в тень. Долина, в которой расположился наш город - заканчивалась, и мы подъезжали к горам.</text:p>
      <text:p text:style-name="P112"/>
      <text:p text:style-name="P111">На остановке где мы вышли — никогда не был. Хотя я вообще не часто езжу в поездах а в этом направлении ехал и вовсе в первый раз. Всё здесь было не знакомо, даже воздух тут был свежее и не такой пыльный.</text:p>
      <text:p text:style-name="P111">Я естественно не знал, куда нам надо идти. Точнее, я несколько раз просмотрел маршрут на карте, и вроде как идти требовалось совсем не далеко. Однако карта и реальная жизнь это совсем разные вещи. Да и воспользоваться её прямо сейчас я не решался. Не решался включить телефон и посмотреть точно, куда же нам нужно.</text:p>
      <text:p text:style-name="P110">Впрочем, найти дорогу к нужному месту оказалось совсем несложно. <text:span text:style-name="T262">Ещё</text:span> со станции я приметил пару тонких металлических дымовых труб именно в той стороне куда нам надо. Наверняка эти трубы выбрасывали дым от сжигаемого мусора. Это был хороший ориентир. Кроме того — это был не жилой район а промзона. <text:span text:style-name="T334">Улицы широкие, прямые, и никаких переулков или виляющих троп. По обочинам только глухие бетонные заборы. Не заблудишься.</text:span></text:p>
      <text:p text:style-name="P109">Через некоторое время, мы практически вплотную подошли к дымовым трубам. Местность, примерно совпадала с тем что я видел на карте. Бетонный забор, вдоль которого мы шли всё это время, расступился. Ворот здесь не было, только шлагбаум и стеклянная пустая будка охранника.</text:p>
      <text:p text:style-name="P109">Похоже, что и в этот раз Касуми решила не идти со мной.</text:p>
      <text:p text:style-name="P109"/>
      <text:p text:style-name="P109">Касуми: «Я здесь подожду, Танака-сан.»</text:p>
      <text:p text:style-name="P109"/>
      <text:p text:style-name="P108">Оставлять её <text:span text:style-name="T145">одну</text:span> конечно не хотелось. Чёрт его знает, что опять может произойти. Но вряд ли в этой промзоне водятся хулиганы. Я внимательно осмотрел <text:span text:style-name="T144">пустынную</text:span> улицу, в поисках подозрительных личностей. Но никого не было. <text:span text:style-name="T145">Тогда я</text:span> оставил <text:span text:style-name="T145">Касуми</text:span> а сам <text:span text:style-name="T143">прошёл</text:span> за шлагбаум.</text:p>
      <text:p text:style-name="P107"><text:soft-page-break/>Как и ранее, на предыдущем полигоне для мусора, я не увидел ни гор <text:span text:style-name="T148">металлолома</text:span>, ни прессов. Просторная асфальтовая площадка и длинное, <text:span text:style-name="T146">трёх</text:span>этажное здание с множеством ворот для проезда большой техники. Возможно это был гараж.</text:p>
      <text:p text:style-name="P107">Одни их этих ворот были открыты, а перед ними стоял оранжевый мусоровоз. <text:span text:style-name="T146">А возле мусоровоза я приметил фигурку человека в белом халате. Я поспешил в эту сторону, так как больше никого на площадке не было видно и других входов в здание не было. Наверное правильнее было бы дождаться охранника возле шлагбаума, и уже у него взять разрешение на посещение. Но не пристрелят же меня в самом деле! Не так у них тут всё серьёзно.</text:span></text:p>
      <text:p text:style-name="P107"/>
      <text:p text:style-name="P106">Похоже человек в белом халате, что возился возле мусоровоза <text:span text:style-name="T147">услышал мои шаги и обернулся.</text:span></text:p>
      <text:p text:style-name="P106"/>
      <text:p text:style-name="P105">Мусорщик 2: Ну и где тебя носит? Принёс электроды?</text:p>
      <text:p text:style-name="P105"/>
      <text:p text:style-name="P105">Я попытался что-то сказать, но похоже этот парень понял что обознался.</text:p>
      <text:p text:style-name="P105"/>
      <text:p text:style-name="P105">Мусорщик 2: А, значит это ты новенький? Отлично! Сейчас принесут электроды, и покажешь, чего умеешь. А пока место под шов зачисть, вот тебе <text:span text:style-name="T149">болгарка</text:span>.</text:p>
      <text:p text:style-name="P105"/>
      <text:p text:style-name="P104">Неизвестно откуда у него в руках возник какой-то <text:span text:style-name="T149">массивный </text:span>инструмент. С ним, он решительно направился ко мне. Я отступил и замахал руками.</text:p>
      <text:p text:style-name="P104"/>
      <text:p text:style-name="P104">Кендзи: Э… Нет, нет! Я тут по другому делу совсем!</text:p>
      <text:p text:style-name="P103">Мусорщик 2: По другому? Это по какому же?</text:p>
      <text:p text:style-name="P103"/>
      <text:p text:style-name="P103">Я рассказал про выброшенный прибор, и про свои сегодняшние похождения.</text:p>
      <text:p text:style-name="P103"/>
      <text:p text:style-name="P100">Мусорщик 2: Хм... Вот значит как… Всё правильно, мусор на переработку отправляется действительно, только завтра. И повезло тебе, что ты пришел за электроникой. Она у нас в отдельном помещении хранится а не в общей куче. <text:span text:style-name="T150">Пойдём отведу. Там есть человек, он поможет тебе.</text:span></text:p>
      <text:p text:style-name="P100"/>
      <text:p text:style-name="P99">Парень в белом халате скрылся за открытыми воротами в здании. Я поспешил за ним. Несколько минут мы шли по просторному ангару, который похоже и в самом деле был гаражом для нескольких мусоровозов. Затем мы прошли несколько дверей и длинных коридоров, и я оказался в другом просторном помещении, заставленном стеллажами и напоминающий склад.</text:p>
      <text:p text:style-name="P99"/>
      <text:p text:style-name="P101">Мусорщик 2: <text:span text:style-name="T266">Эй Наоки принимай гостя!</text:span></text:p>
      <text:p text:style-name="P101"/>
      <text:p text:style-name="P297">Из темноты зала, из-за стеллажей к нам вышел другой паренек. Очевидно это он заведовал складом.</text:p>
      <text:p text:style-name="P297"/>
      <text:p text:style-name="P102">Мусорщик 2: <text:span text:style-name="T267">Человек вещь нужную случайно на мусорку выбросил. Хочет вернуть. Ты уж ему помоги.</text:span></text:p>
      <text:p text:style-name="P1"/>
      <text:p text:style-name="P297">Тот, что заведовал складом, и которого звали <text:s/><text:span text:style-name="T266">Наоки, </text:span>радостно закивал.</text:p>
      <text:p text:style-name="P1"/>
      <text:p text:style-name="P3"><text:span text:style-name="T266">Мусорщик 3:</text:span> Это хорошо, что ты выбросил <text:span text:style-name="T267">именно</text:span> электронику! У нас тут под неё настоящий склад, можем месяцами хранить! С другим мусором так не церемонятся. А тут всякое бывает, что-то на запчасти, что-то любители раритетов берут или покупают. В общем — рассказывай что у тебя за прибор.</text:p>
      <text:p text:style-name="P10"><text:soft-page-break/></text:p>
      <text:p text:style-name="P1">Я описал прибор. Слушая мои слова, парень заведовавший складом, почему-то нахмурил брови.</text:p>
      <text:p text:style-name="P1"/>
      <text:p text:style-name="P3"><text:span text:style-name="T266">Мусорщик 3:</text:span> Блок питания для рации говоришь, жёлтый…</text:p>
      <text:p text:style-name="P1">Кендзи: Ага! Там ещё один циферблат сломан, и потёрт он. Слегка…</text:p>
      <text:p text:style-name="P3"><text:span text:style-name="T266">Мусорщик 3:</text:span> Да… Есть такой прибор… Но видишь ли, вещь особая, военная…</text:p>
      <text:p text:style-name="P1"/>
      <text:p text:style-name="P299">Он замолчал и отвёл глаза в сторону. Меня его поведение немного напугало. Чего-то он темнил. Оно и ясно что вещь военная, и что с того? Неужели хочет денег с меня взять? Вообще, не очень то и хотелось платить за этот прибор. Но, что поделать, выбора нет, всё ради Касуми. Жаль её здесь нет, увидела бы, какой благородный поступок ради неё я сейчас совершу.</text:p>
      <text:p text:style-name="P9"/>
      <text:p text:style-name="P4">Кендзи: Ну да, военная. Но и старая. И не работает уже, наверное. <text:span text:style-name="T202">Кому эта дрянь нужна?</text:span></text:p>
      <text:p text:style-name="P4"/>
      <text:p text:style-name="P29"><text:span text:style-name="T266">Мусорщик 3:</text:span><text:span text:style-name="T318"> </text:span><text:span text:style-name="T201">Да военная и старая! А раньше применяли нестандартные материалы. </text:span><text:span text:style-name="T317">Д</text:span><text:span text:style-name="T201"> </text:span><text:span text:style-name="T317">Благородные </text:span><text:span text:style-name="T201">металлы, </text:span><text:span text:style-name="T317">и даже - драгоценные</text:span><text:span text:style-name="T201">…</text:span></text:p>
      <text:p text:style-name="P2"/>
      <text:p text:style-name="P4">Ба! Драгоценные металлы? Что он хочет этим сказать? Сколько он хочет с меня взять? Какова доля драгоценностей в этом тяжеленном ящике? Нет, это хорошо что Касуми здесь не присутствует. Я не богат, и моей щедрости есть предел.</text:p>
      <text:p text:style-name="P8"/>
      <text:p text:style-name="P30"><text:span text:style-name="T202">Кендзи: Благородные? </text:span><text:span text:style-name="T321">И</text:span><text:span text:style-name="T319"> </text:span><text:span text:style-name="T320">даже золото</text:span><text:span text:style-name="T319">?</text:span></text:p>
      <text:p text:style-name="P3"><text:span text:style-name="T266">Мусорщик 3:</text:span> И золото тоже. Но это не главное, часто применяли опасные материалы. И в общем… Долго объяснять, вот лучше сам погляди…</text:p>
      <text:p text:style-name="P7"/>
      <text:p text:style-name="P98">Он <text:span text:style-name="T262">к</text:span>ивком головы указал мне в сторону своего стола. Я подошёл к ст<text:span text:style-name="T203">олу</text:span> поближе. <text:span text:style-name="T203">Если честно, я не сразу понял чего он от меня хотел. Я думал что на столе увижу прайс лист или что-то в этом роде. Но на столе было другое, там был настоящий хаос. Обрывки проводов, осколки микросхем, пригоршни радиодеталей и винтиков и ещё много чего. А посреди всего этого, лежал жёлтый блок питания. Тот самый, с разбитым мной циферблатом и сломанными тумблерами. Верхняя крышка его была снята и он был абсолютно пуст. А то что лежало вокруг него, очевидно в прошлом было его потрохами.</text:span></text:p>
      <text:p text:style-name="P98"/>
      <text:p text:style-name="P3"><text:span text:style-name="T266">Мусорщик 3:</text:span> <text:span text:style-name="T204">Ты уж извини нас! Вещь была военная и старая. А в те годы всякое бывало, иногда применялись ядовитые или радиоактивные материалы, полоний например или цезий. У нас особый приказ по таким случаям — утилизировать немедленно, и если чего опасного найдём — принять меры. Даже дозиметр для таких случаев имеется. Вот если бы ты вчера пришел, ещё бы успел з</text:span><text:span text:style-name="T205">абрать...</text:span></text:p>
      <text:p text:style-name="P42"/>
      <text:p text:style-name="P43">* <text:s/>* <text:s/>*</text:p>
      <text:p text:style-name="P41"/>
      <text:p text:style-name="P97">Солнце уже клонилось к закату, когда <text:span text:style-name="T263">мы добрались до улицы, где жила Касуми</text:span>. Несмотря на мои опасения, Касуми похоже не особо и огорчилось тому, что прибор уничтожен. На лице её не читалось ни капли огорчения.</text:p>
      <text:p text:style-name="P96">Я уж думал, что придётся мне ободрять её своими силами, после такой неудачи. Но похоже что нет. Да и чем я мог её ободрить? Починить я этот блок питания не мог, другого у меня не было.</text:p>
      <text:p text:style-name="P95"><text:span text:style-name="T263">Т</text:span>еперь, когда сегодняшнее приключение закончилось, пусть и неудачей, ко мне осторожно подкатывало беспокойство. Что же теперь? Прибора нет, а если бы даже и был то <text:soft-page-break/>ничего особо не разрешилось. Хоть мы и прошли с Касуми за два дня плечом к плечу такое расстояние, но не заметил я что стали мы с ней близки. Вот вернёмся домой, Касуми опять засядет дома за свои радиоприёмники. А мне что делать? Искать её по всем улицам и свалкам, чтобы вновь встретиться? Нет, так нельзя! Нужно сделать что-то! Нужно проявить инициативу!</text:p>
      <text:p text:style-name="P95">Точно! Пора пригласить её куда-то. В кафе? В кино? Нет, кино пожалуй ей не понравится. Можно просто прогуляться с ней по городу. Можно на море съездить. С Касуми <text:span text:style-name="T151">вдвоём</text:span> не страшно. Только хочет ли Касуми на море?</text:p>
      <text:p text:style-name="P95">Что вообще можно предложить Касуми? Эх, жаль я так и не разобрался во всей этой радиоэлектронике. Сейчас бы мигом что-то придумал! А так, ничего кроме банального кафе или просто прогулки мне в голову не приходило.</text:p>
      <text:p text:style-name="P95">Ну и ладно! Так и скажу! Пусть сразу поймёт что это будет свидание, надо же хоть когда-то сделать прямой намёк! И если что — пусть сразу откажет, и я не буду больше страдать. Хожу тут и не ведаю, как она вообще ко мне относится. Тележки чиню, тяжеленные вещи таскаю, от хулиганов спасаю а может всё зря?</text:p>
      <text:p text:style-name="P94">Вот только сказать такое — не просто. Особенно такому трусу как мне. Как же это сделать? Начну например так «А что если нам сходить...». Нет. Не пойдёт. Надо быть увереннее, никаких «а что если». Сказать «может завтра сходим куда?». Нет, надо обойтись без «может». И лучше я сначала спрошу не занята ли Касуми завтра. Да! Точно! В фильмах по крайней мере делают именно так. Скажу «Ты не слишком занята завтра?». Нет, скажу проще «Ты не занята завтра?». Но наверное нельзя говорить так сразу. Надо начала сказать «Касуми» и уже потом «А ты не занята завтра?». Точно! Только говорить надо твёрдо и чётко, это очень важный момент!</text:p>
      <text:p text:style-name="P93">Я набрал побольше воздуха в грудь, но вспомнил о том как облажался утром. Тогда я убавил давление в лёгких <text:span text:style-name="T152">на половину</text:span>. Немного помассировал горло, мысленно сосчитал до трёх…</text:p>
      <text:p text:style-name="P93"/>
      <text:p text:style-name="P93">Касуми: «Танака-сан!»</text:p>
      <text:p text:style-name="P93"/>
      <text:p text:style-name="P91">От неожиданности я поперхнулся. Хорошо хоть — не раскашлялся, но дыхание перехватило <text:span text:style-name="T151">основательно</text:span> и ответил я почти шёпотом.</text:p>
      <text:p text:style-name="P91"/>
      <text:p text:style-name="P91">Кендзи: «Да?»</text:p>
      <text:p text:style-name="P91">Касуми: «Танака-сан! Вы… не заняты завтра?»</text:p>
      <text:p text:style-name="P91"/>
      <text:p text:style-name="P92">* <text:s/>* <text:s/>*</text:p>
      <text:p text:style-name="P91"/>
      <text:p text:style-name="P90">Я даже и не заметил как ноги донесли меня до дома. Как же быстро я шёл! Ух, и как теперь колотилось моё сердце! Одновременно с биением сердца в ушах, в моей голове играл оркестр. Играл одновременно знакомую и незнакомую мелодию. Играл мне — как победителю. Словно я первый пробежал марафон или взобрался на вершину неприступной горы.</text:p>
      <text:p text:style-name="P89">Касуми конечно, не предложила сходить в ресторан или кино. Я слабо слышал и осознавал её слова, но похоже ей требовалась помощь. Но разве таким не может быть свидание? Наверное Касуми просто не знает, как вести себя с парнями. Да даже если ей просто нужна помощь, и я слишком много о себе думаю, <text:span text:style-name="T153">но</text:span> <text:span text:style-name="T153">в</text:span>сё же, она выбрала меня!</text:p>
      <text:p text:style-name="P88">Я вспомнил, как Касуми робко спрашивала меня, свободен ли я завтра, и на моём лице засияла улыбка. Наверное как и я, она долго собиралась чтобы спросить <text:span text:style-name="T154">о таком</text:span>. Так мне показалось.</text:p>
      <text:p text:style-name="P87">Пока я шёл домой, я собрал и включил свой телефон. Время <text:span text:style-name="T155">он показал</text:span> уже позднее, хотя сегодня я пришел раньше чем вчера. В такие часы Айко обычно заканчивает готовить ужин.</text:p>
      <text:p text:style-name="P87"><text:soft-page-break/>Именно так и оказалось. Айко была на кухне. Она стояла возле мойки и протирала чистую посуду. С одной стороны, присутствие Айко на кухне было очень кстати — я здорово проголодался. С другой стороны, сейчас начнутся её разговоры про клубы извращенцев и прочие небылицы.</text:p>
      <text:p text:style-name="P87"/>
      <text:p text:style-name="P86">Айко: «Пришел?»</text:p>
      <text:p text:style-name="P86">Кендзи: «Ага… Есть чего пожевать?»</text:p>
      <text:p text:style-name="P86">Айко: «Сейчас!»</text:p>
      <text:p text:style-name="P86"/>
      <text:p text:style-name="P85">Либо Айко забыла про события, что произошли утром, либо что-то другое. Но без лишних вопросов она заставила стол тарелками с едой. А затем опять, молча, принялась за вымытую посуду. Правда вид у сестры был странный. Иногда она отворачивалась от мойки, и посматривала на меня она как-то испуганно, с недоверием.</text:p>
      <text:p text:style-name="P84">Лишних вопросов я задавать не стал. Чтобы не сидеть в тишине, я включил телевизор, всё тот же новостной канал. Правда выпуска новостей сейчас не было, начиналась какая-то авторская передача.</text:p>
      <text:p text:style-name="P84"/>
      <text:p text:style-name="P84">Телевизор: «Здравствуйте дорогие друзья и враги...»</text:p>
      <text:p text:style-name="P84"/>
      <text:p text:style-name="P83">С экрана на меня смотрел какой-то зализанный франт, на лице его сияла улыбка до ушей. Физиономия его мне была неприятна. Но наверное я сам сейчас выглядел не хуже. Мысли о Касуми <text:span text:style-name="T160">и последнем разговоре с ней,</text:span> невольно вызывали глупую улыбку на моем лице <text:span text:style-name="T160">и я щурился как кот на солнышке</text:span>.</text:p>
      <text:p text:style-name="P83"/>
      <text:p text:style-name="P82">Айко: «Тебе... <text:span text:style-name="T264">кажется письмо пришло...</text:span>»</text:p>
      <text:p text:style-name="P82"/>
      <text:p text:style-name="P81">Айко стояла возле мойки и смотрела на меня. О чём <text:span text:style-name="T158">это </text:span>она? Письмо? Како<text:span text:style-name="T156">е</text:span> ещё письмо? От отца что-ли? Зачем ему понадобилось писать письма?</text:p>
      <text:p text:style-name="P81"/>
      <text:p text:style-name="P81">Кендзи: «В смысле письмо? Бумажное? От папы что-ли?»</text:p>
      <text:p text:style-name="P81">Айко: «Ага, бумажное. Нет не от него. И это и не письмо, <text:span text:style-name="T157">скорее</text:span> <text:span text:style-name="T157">з</text:span>аписка… Была в двер<text:span text:style-name="T157">ь</text:span> вставлена. Может ошиблись? Имени не написано.»</text:p>
      <text:p text:style-name="P81">Кендзи: «Если имени не написано, с чего решила что именно мне? Может в самом деле ошиблась. Может подружки тебе написали? Кто мне то письма писать будет, <text:span text:style-name="T265">а</text:span> тем более записки?»</text:p>
      <text:p text:style-name="P80">Айко: «Ну не знаю… Я подумала… Вот сам посмотри...»</text:p>
      <text:p text:style-name="P80"/>
      <text:p text:style-name="P78">Айко передала мне маленький, сложенный пополам листочек. Листок был явно вырван из школьной тетради — он был разлинован в клетку. На такой бумаге записку могли написать ну никак не мне. Я развернул записку, <text:span text:style-name="T169">в ней,</text:span> мелким <text:span text:style-name="T159">и аккуратным </text:span>почерком было написано.</text:p>
      <text:p text:style-name="P78"/>
      <text:p text:style-name="P79">Эй ты, чучело! Отвали от Касуми!</text:p>
      <text:p text:style-name="P79"><text:s text:c="45"/>Её парень</text:p>
      <text:p text:style-name="P78"/>
      <text:p text:style-name="P77">Я с удивлением поднёс листок так близко к глазам, что почуял запах бумаги и чернил. Здесь говорилось про Касуми, это первое что я понял, <text:span text:style-name="T162">и уже от одного её имени у меня ёкнуло сердце</text:span>. <text:span text:style-name="T162">И только после</text:span>, я понял что я чучело, <text:span text:style-name="T166">а</text:span> у Касуми есть парень! Вот так новости!</text:p>
      <text:p text:style-name="P77">Мне словно кто-то пинка под зад отвесил, <text:span text:style-name="T210">такое было ощущение</text:span>. Я приблизил листок <text:span text:style-name="T161">в плотную к носу</text:span> и буквы расплылись перед глазами. Листочек шуршал и лихорадочно трясся. Похоже что тряслись мои руки.</text:p>
      <text:p text:style-name="P77"><text:soft-page-break/></text:p>
      <text:p text:style-name="P77">Айко: «Значит тебе <text:span text:style-name="T161">эта</text:span> записка...»</text:p>
      <text:p text:style-name="P77"/>
      <text:p text:style-name="P76">Я отодвинул записку от лица и перевёл глаза на Айко. Чёрт! Наверное я отреагировал слишком явно. Она догадалась что записка адресована мне.</text:p>
      <text:p text:style-name="P76"/>
      <text:p text:style-name="P76">Айко: «Это что же выходит? Это ты чучело?»</text:p>
      <text:p text:style-name="P76"/>
      <text:p text:style-name="P76">И в самом деле — чучелом был я. Вообще, ругательство было странное, девчачье <text:span text:style-name="T169">какое-то</text:span>. <text:span text:style-name="T163">Но в то же время било прямо в точку. Если бы оскорбили, сказав что у меня проблемы с ориентацией, это бы, конечно, звучало жёстче. Но в то же время, я бы такое оскорбление воспринял легче чем «чучело». Потому что в глубине души я чувствовал, что я чучело и есть. Отвратительное, тридцатилетнее, безработное чучело, которому в обществе не место.</text:span></text:p>
      <text:p text:style-name="P76"/>
      <text:p text:style-name="P75">Телевизор: «Букашка! Ничтожество!»</text:p>
      <text:p text:style-name="P75"/>
      <text:p text:style-name="P74">Ещё парочку ругательств добавил парень из телевизора. Он весело улыбался и держал в руке бокал красного вина.</text:p>
      <text:p text:style-name="P73">Но больнее всех ругательств, было видеть подпись автора записки. Оказывается у Касуми есть парень! Я не просто чучело, а чучело, который лезет к чужим девушкам.</text:p>
      <text:p text:style-name="P73"/>
      <text:p text:style-name="P73">Айко: «<text:span text:style-name="T164">Это Касуми? Это она?!</text:span>»</text:p>
      <text:p text:style-name="P72"/>
      <text:p text:style-name="P71">Перед моими глазами вдруг возникла Касуми. Точнее её фото на моём телефоне. Айко размахивала телефоном перед моим носом.</text:p>
      <text:p text:style-name="P71"/>
      <text:p text:style-name="P71">Айко: «Это Касуми?»</text:p>
      <text:p text:style-name="P71">Кендзи: «Отдай!»</text:p>
      <text:p text:style-name="P71"/>
      <text:p text:style-name="P71">Я выхватил телефон из рук сестры, и запихнул его в карман. Похоже что рявкнул я громко, Айко отскочила в дальний угол комнаты. Пару секунд она испуганно глядела на меня, но <text:span text:style-name="T165">затем</text:span> пришла в себя и хитро улыбнулась.</text:p>
      <text:p text:style-name="P71"/>
      <text:p text:style-name="P71">Айко: «Значит ты преследуешь её? Эту девушку?»</text:p>
      <text:p text:style-name="P70">Кендзи: «Чего?»</text:p>
      <text:p text:style-name="P70"/>
      <text:p text:style-name="P70">Похоже бурная фантазия Айко вновь сработала не туда.</text:p>
      <text:p text:style-name="P70"/>
      <text:p text:style-name="P70">Айко: «Я же говорила что это не лучшая идея! Вот видишь, её парень заметил тебя. Хорошо что не сообщил в полицию. А ты мне сказал, что будешь фотографировать эти… ре-фе-ренсы. Обманывать нехорошо!»</text:p>
      <text:p text:style-name="P70"/>
      <text:p text:style-name="P69">Айко самодовольно улыбалась. <text:span text:style-name="T168">Мне после получения этой чертовой записки белый свет был не мил. Смотреть же на улыбающуюся физиономию Айко было неприятно до тошноты. Я совершенно не представлял, что ей ответить, как оправдаться. Да я и не хотел ни перед кем оправдываться. Мне хотелось только одного — остаться наедине с самим собой. Я выскочил из-за стола.</text:span></text:p>
      <text:p text:style-name="P69"/>
      <text:p text:style-name="P69">Кендзи: «Да иди ты к черту!»</text:p>
      <text:p text:style-name="P69">Айко: «Ой! Кендзи...»</text:p>
      <text:p text:style-name="P69"/>
      <text:p text:style-name="P69"><text:soft-page-break/>Кажется Айко хотела сказать ещё что-то, но я не услышал. Я пулей поднялся на второй этаж, скрылся в своей комнате <text:span text:style-name="T167">и запер за собой дверь</text:span>. <text:span text:style-name="T170">Затем я развернул записку которая лежала в руках, перечитал её вновь. Отметил про себя, каким аккуратным почерком обладал её отправитель.</text:span></text:p>
      <text:p text:style-name="P68">В голове сразу возник образ парня Касуми. Наверняка в очках, наверняка с аристократическими чертами лица и манерами. Такого почерка у простачка не будет. Вообще, образ парня Касуми мне казался жутко знакомым. Похоже я опять думал о её вымышленном отце, только теперь он был лет на двадцать пять младше. Наверняка он очень умный, щёлкает как орешки все районные олимпиады по физике и математике, и метит в престижный университет. Может быть как и Касуми — ученик старших классов <text:span text:style-name="T171">и радиолюбитель</text:span>. А может быть и студент, только не как я а настоящий.</text:p>
      <text:p text:style-name="P67">Да и если честно, парень Касуми мог быть каким угодно. Он мог быть в сто раз уродливее меня. Но я на сто процентов был уверен, что он младше. Гораздо младше меня, именно настолько, чтобы быть парнем Касуми. Это только мне нельзя. Тридцатилетнему безработному затворнику. Это только с меня будет спрос, что я делаю, зачем подкатил к молодой девушке. А с него — никакого спросу. Даже если он как и я хиккикомори. Или может как Касуми — он инвалид, и может быть вместе с ней, ходит в <text:span text:style-name="T172">одну спец</text:span>школу.</text:p>
      <text:p text:style-name="P66">Мысль о том, что парень Касуми, возможно, инвалид принесла мне немного облегчения. <text:span text:style-name="T173">Всё-таки не очень красиво обижаться на инвалидов и отбивать у них девушек. Но с другой стороны, говорить мне «эй ты», «отвали» и называть чучелом! Такое трудно простить даже инвалиду!</text:span></text:p>
      <text:p text:style-name="P65">Я вновь перечитал записку. Внимательно рассмотрел каждую букву. Да, почерк красивый, даже не верится что обладатель такого будет писать в столь грубой форме. Мог и помягче объяснить. Откуда я вообще должен был понять, что у Касуми есть парень? На ней же не написано!</text:p>
      <text:p text:style-name="P65">И вообще, почему записка? Образ приятного на внешность, интеллигентного парня вновь всплыл в моём мозгу. Ну не мог такой человек решить эту проблему с помощью записки! Да, наверное такой отброс общества и трус как я — мог бы. Но такой как он! Настоящий парень Касуми, чем он тогда лучше меня? Почему он не встретился со мной лицом к лицу и не сказал прямо? Почему написал эту оскорбительную записку?</text:p>
      <text:p text:style-name="P64"/>
      <text:p text:style-name="P64">Кендзи: «Может он боится меня?»</text:p>
      <text:p text:style-name="P64"/>
      <text:p text:style-name="P64">Эта мысль, так меня обрадовала, что я озвучил её сам себе. Точно! Боится меня, боится прямой встречи со мной! Вот и написал записочку, дескать, чеши Кендзи своей дорогой, и от девчонки моей отстань. <text:span text:style-name="T174">Вот только почему он так сделал? Почему испугался меня? Конечно, где-то в глубине сознания вертелась мысль о том, что я настолько убогий и он просто не хочет марать об меня руки. Но мысль эта казалась мне неправдоподобной. Гораздо более правдивой мне казалась другая мысль. Что парень Касуми — ничем не лучше меня. А может даже хуже! Такой-же, никчёмный хикикомори, может и возрастом меня не обошёл. Вот и боится показаться мне на глаза, чтобы не оказалось так, что я по всем параметрам его лучше.</text:span></text:p>
      <text:p text:style-name="P64"/>
      <text:p text:style-name="P63">Кендзи: «Э… Нет братец! Так дело не <text:span text:style-name="T175">пойдёт</text:span>!»</text:p>
      <text:p text:style-name="P63"/>
      <text:p text:style-name="P62">Конечно, Касуми не видит ничегошеньки, парнем её может стать любой ублюдок. Небось та<text:span text:style-name="T180">м</text:span> такое страшилище, что я на его фоне просто Апполон! Нельзя отдавать ему Касуми, нет. Надо встретиться с ним и решить разговор как настоящие мужчины! Если уж он действительно ровня Касуми — так и быть, уйду с дороги. А если нет — <text:span text:style-name="T176">уйти придётся ему</text:span>!</text:p>
      <text:p text:style-name="P61">Но встречаться с парнем Касуми не очень то и хотелось. Была большая вероятность, что окажется он во всём лучше меня. Да и как встретить его? За два дня я его и не видел ни разу.</text:p>
      <text:p text:style-name="P61"><text:soft-page-break/></text:p>
      <text:p text:style-name="P61">Кендзи: «Да уж! Что это за парень <text:span text:style-name="T211">то</text:span> такой? Какой-то тип два дня подряд гуляет с его девчонкой, а он только записочки шлёт и сам не появляется. Как же его встретить? А? А-ха… А-ха-ха-ха-ха!»</text:p>
      <text:p text:style-name="P61"/>
      <text:p text:style-name="P61"><text:span text:style-name="T181">Ещё одна</text:span> <text:span text:style-name="T180">радостная </text:span>мысль пронеслась в моём мозгу и заставила меня расхохотаться. Я подумал о том, что парень Касуми — и не парень ей вовсе. <text:span text:style-name="T177">И вообще никто. А может быть, как Айко говорит - настоящий её преследователь. Фанат! Сталкер!</text:span></text:p>
      <text:p text:style-name="P60">Ходит за ней по пятам, следит. Любит наверное её, и ждёт момента к ней подкатить да не решается. А тут понимаешь ли, рядом с ней нарисовался <text:span text:style-name="T178">высокопримативный</text:span> крупный самец.</text:p>
      <text:p text:style-name="P59">Я подошёл к зеркалу, покрутился перед ним. Взъерошил волосы, поправил очки и воротник рубашки. Я казался сам себе очень даже ничего. Да и тётка Касуми <text:span text:style-name="T268">подвердила</text:span>! Хоть и были её глаза залиты алкоголем но кажется я ей понравился. И не разу она не сказала про парня Касуми. Это как же так? Встречается её племянница с парнем, а потом приводит домой какого-то незнакомца. Да и сама Касуми? Кто ей помог вчера и сегодня? Я! Кого она попросила о помощи завтра? Меня! </text:p>
      <text:p text:style-name="P59">Точно! Завтра у нас самое настоящее свидание! Какой ещё парень? Да это я! Я настоящий парень Касуми а не этот трусишка, строчащий записочки!</text:p>
      <text:p text:style-name="P59">Я вновь расхохотался. Внезапно в дверь постучали, я мигом утих.</text:p>
      <text:p text:style-name="P59"/>
      <text:p text:style-name="P59">Кендзи: «Э… Кто там?»</text:p>
      <text:p text:style-name="P59">Айко: «Кендзи? У тебя там всё в порядке? Чего ты там так хохочешь?»</text:p>
      <text:p text:style-name="P59">Кендзи: «Ой Айко отстань. Анекдот вспомнил.»</text:p>
      <text:p text:style-name="P59"/>
      <text:p text:style-name="P59">Айко помолчала несколько секунд, а после спросила.</text:p>
      <text:p text:style-name="P59"/>
      <text:p text:style-name="P59">Айко: «С тобой всё в порядке? Может не надо было мне эту записку тебе показывать? Зачем же ты фотографировал эту девчонку. Теперь её парень злится на тебя.»</text:p>
      <text:p text:style-name="P59">Кендзи: «Айко! Нет у ней никакого парня. Я её парень! Я с ней встречаюсь! А это какой-то самозванец!»</text:p>
      <text:p text:style-name="P59"/>
      <text:p text:style-name="P58">Похоже Айко мне не верила, она молча стояла за дверью.</text:p>
      <text:p text:style-name="P58"/>
      <text:p text:style-name="P58">Кендзи: «И завтра у нас свидание!»</text:p>
      <text:p text:style-name="P57">Айко: «И ты пойдёшь?»</text:p>
      <text:p text:style-name="P57">Кендзи: «Пойду конечно, по твоему я кто?»</text:p>
      <text:p text:style-name="P57">Айко: «Не ходил бы ты...»</text:p>
      <text:p text:style-name="P57">Кендзи: «Чего?!»</text:p>
      <text:p text:style-name="P57">Айко: «У меня плохо<text:span text:style-name="T270">е </text:span>предчувствие… <text:span text:style-name="T270">не ходил бы ты.</text:span>»</text:p>
      <text:p text:style-name="P56">Кендзи: «Ох Айко, ещё бы я верил в твоё предчувствие. Не говори мне ерунды. Я могу идти куда хочу!»</text:p>
      <text:p text:style-name="P56"/>
      <text:p text:style-name="P56">Айко вздохнула. Послышались её шаги в коридоре а после <text:span text:style-name="T181">щёлкнул</text:span> замок двери в её комнату.</text:p>
      <text:p text:style-name="P56">На какое-то там предчувствие Айко мне было совершенно наплевать. Меня самого мучило то плохое, то хорошее предчувствие. Весь вечер я думал о том, есть ли у Касуми парень и если да, то какой он. <text:span text:style-name="T179">А к</text:span> тому моменту, когда я лёг спать, записка превратилась в изодранную и измятую бумажку, с подтёкшими чернилами. <text:span text:style-name="T181">Но даже лежа в кровати я то и дело брал её в руки и пытался прочесть в темноте.</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01T22:35:02.675336979</meta:creation-date>
    <dc:date>2021-11-05T21:46:23.531318998</dc:date>
    <meta:editing-duration>P2DT21H1M28S</meta:editing-duration>
    <meta:editing-cycles>697</meta:editing-cycles>
    <meta:generator>LibreOffice/6.4.7.2$Linux_X86_64 LibreOffice_project/40$Build-2</meta:generator>
    <meta:document-statistic meta:table-count="0" meta:image-count="0" meta:object-count="0" meta:page-count="33" meta:paragraph-count="602" meta:word-count="13990" meta:character-count="85899" meta:non-whitespace-character-count="72362"/>
  </office:meta>
</office:document-meta>
</file>